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41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87.99pt"/>
    </style:style>
    <style:style style:name="co12" style:family="table-column">
      <style:table-column-properties fo:break-before="auto" style:column-width="44.76pt"/>
    </style:style>
    <style:style style:name="co13" style:family="table-column">
      <style:table-column-properties fo:break-before="auto" style:column-width="78.21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nvironment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Intel Core i7-7700HQ CPU @ 3.80GHz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1x16GB Corsair DDR4 2133MHz CMSO16GX4M1A2133C1</text:p>
          </table:table-cell>
        </table:table-row>
        <table:table-row table:style-name="ro1">
          <table:table-cell office:value-type="string" calcext:value-type="string">
            <text:p>OS and kernel</text:p>
          </table:table-cell>
          <table:table-cell office:value-type="string" calcext:value-type="string">
            <text:p>Ubuntu 16.04, Linux version 4.15.0-36-generic</text:p>
          </table:table-cell>
        </table:table-row>
        <table:table-row table:style-name="ro2">
          <table:table-cell office:value-type="string" calcext:value-type="string">
            <text:p>Compiler</text:p>
          </table:table-cell>
          <table:table-cell office:value-type="string" calcext:value-type="string">
            <text:p>openjdk version "11.0.2" 2019-01-15</text:p>
            <text:p>OpenJDK Runtime Environment (build 11.0.2+9-Ubuntu-3ubuntu118.04.3)</text:p>
            <text:p>OpenJDK 64-Bit Server VM (build 11.0.2+9-Ubuntu-3ubuntu118.04.3, mixed mode, sharing)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arse" table:style-name="ta1">
        <table:shapes>
          <draw:frame draw:z-index="0" draw:style-name="gr1" draw:text-style-name="P1" svg:width="480.44pt" svg:height="315.47pt" svg:x="673.57pt" svg:y="30.87pt">
            <draw:object draw:notify-on-update-of-ranges="Coarse.B2:Coarse.B11 Coarse.G1:Coarse.G1 Coarse.G2:Coarse.G11 Coarse.H1:Coarse.H1 Coarse.H2:Coarse.H11 Coarse.I1:Coarse.I1 Coarse.I2:Coarse.I11 Coarse.J1:Coarse.J1 Coarse.J2:Coarse.J11 Coarse.F1:Coarse.F1 Coarse.F2:Coarse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80.44pt" svg:height="315.47pt" svg:x="677.51pt" svg:y="369.72pt">
            <draw:object draw:notify-on-update-of-ranges="Coarse.H26:Coarse.H79 Coarse.F25:Coarse.F25 Coarse.F26:Coarse.F79 Coarse.G25:Coarse.G25 Coarse.G26:Coarse.G7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3" calcext:value-type="float">
            <text:p>3</text:p>
          </table:table-cell>
          <table:table-cell office:value-type="float" office:value="24470" calcext:value-type="float">
            <text:p>24470</text:p>
          </table:table-cell>
          <table:table-cell office:value-type="float" office:value="19039" calcext:value-type="float">
            <text:p>19039</text:p>
          </table:table-cell>
          <table:table-cell office:value-type="float" office:value="19443" calcext:value-type="float">
            <text:p>19443</text:p>
          </table:table-cell>
          <table:table-cell office:value-type="float" office:value="5777" calcext:value-type="float">
            <text:p>5777</text:p>
          </table:table-cell>
          <table:table-cell table:formula="of:=SUM([.C2:.E2])/[.$M$1]" office:value-type="float" office:value="31476" calcext:value-type="float">
            <text:p>31476</text:p>
          </table:table-cell>
          <table:table-cell table:formula="of:=[.C2]/[.$M$1]" office:value-type="float" office:value="12235" calcext:value-type="float">
            <text:p>12235</text:p>
          </table:table-cell>
          <table:table-cell table:formula="of:=[.D2]/[.$M$1]" office:value-type="float" office:value="9519.5" calcext:value-type="float">
            <text:p>9519.5</text:p>
          </table:table-cell>
          <table:table-cell table:formula="of:=[.E2]/[.$M$1]" office:value-type="float" office:value="9721.5" calcext:value-type="float">
            <text:p>972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6" calcext:value-type="float">
            <text:p>6</text:p>
          </table:table-cell>
          <table:table-cell office:value-type="float" office:value="24433" calcext:value-type="float">
            <text:p>24433</text:p>
          </table:table-cell>
          <table:table-cell office:value-type="float" office:value="16955" calcext:value-type="float">
            <text:p>16955</text:p>
          </table:table-cell>
          <table:table-cell office:value-type="float" office:value="18476" calcext:value-type="float">
            <text:p>18476</text:p>
          </table:table-cell>
          <table:table-cell office:value-type="float" office:value="5979" calcext:value-type="float">
            <text:p>5979</text:p>
          </table:table-cell>
          <table:table-cell table:formula="of:=SUM([.C3:.E3])/[.$M$1]" office:value-type="float" office:value="29932" calcext:value-type="float">
            <text:p>29932</text:p>
          </table:table-cell>
          <table:table-cell table:formula="of:=[.C3]/[.$M$1]" office:value-type="float" office:value="12216.5" calcext:value-type="float">
            <text:p>12216.5</text:p>
          </table:table-cell>
          <table:table-cell table:formula="of:=[.D3]/[.$M$1]" office:value-type="float" office:value="8477.5" calcext:value-type="float">
            <text:p>8477.5</text:p>
          </table:table-cell>
          <table:table-cell table:formula="of:=[.E3]/[.$M$1]"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9" calcext:value-type="float">
            <text:p>9</text:p>
          </table:table-cell>
          <table:table-cell office:value-type="float" office:value="25008" calcext:value-type="float">
            <text:p>25008</text:p>
          </table:table-cell>
          <table:table-cell office:value-type="float" office:value="15243" calcext:value-type="float">
            <text:p>15243</text:p>
          </table:table-cell>
          <table:table-cell office:value-type="float" office:value="17298" calcext:value-type="float">
            <text:p>17298</text:p>
          </table:table-cell>
          <table:table-cell office:value-type="float" office:value="6184" calcext:value-type="float">
            <text:p>6184</text:p>
          </table:table-cell>
          <table:table-cell table:formula="of:=SUM([.C4:.E4])/[.$M$1]" office:value-type="float" office:value="28774.5" calcext:value-type="float">
            <text:p>28774.5</text:p>
          </table:table-cell>
          <table:table-cell table:formula="of:=[.C4]/[.$M$1]" office:value-type="float" office:value="12504" calcext:value-type="float">
            <text:p>12504</text:p>
          </table:table-cell>
          <table:table-cell table:formula="of:=[.D4]/[.$M$1]" office:value-type="float" office:value="7621.5" calcext:value-type="float">
            <text:p>7621.5</text:p>
          </table:table-cell>
          <table:table-cell table:formula="of:=[.E4]/[.$M$1]"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25390" calcext:value-type="float">
            <text:p>25390</text:p>
          </table:table-cell>
          <table:table-cell office:value-type="float" office:value="21820" calcext:value-type="float">
            <text:p>21820</text:p>
          </table:table-cell>
          <table:table-cell office:value-type="float" office:value="23682" calcext:value-type="float">
            <text:p>23682</text:p>
          </table:table-cell>
          <table:table-cell office:value-type="float" office:value="5519" calcext:value-type="float">
            <text:p>5519</text:p>
          </table:table-cell>
          <table:table-cell table:formula="of:=SUM([.C5:.E5])/[.$M$1]" office:value-type="float" office:value="35446" calcext:value-type="float">
            <text:p>35446</text:p>
          </table:table-cell>
          <table:table-cell table:formula="of:=[.C5]/[.$M$1]" office:value-type="float" office:value="12695" calcext:value-type="float">
            <text:p>12695</text:p>
          </table:table-cell>
          <table:table-cell table:formula="of:=[.D5]/[.$M$1]" office:value-type="float" office:value="10910" calcext:value-type="float">
            <text:p>10910</text:p>
          </table:table-cell>
          <table:table-cell table:formula="of:=[.E5]/[.$M$1]" office:value-type="float" office:value="11841" calcext:value-type="float">
            <text:p>11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15" calcext:value-type="float">
            <text:p>15</text:p>
          </table:table-cell>
          <table:table-cell office:value-type="float" office:value="25815" calcext:value-type="float">
            <text:p>25815</text:p>
          </table:table-cell>
          <table:table-cell office:value-type="float" office:value="20832" calcext:value-type="float">
            <text:p>20832</text:p>
          </table:table-cell>
          <table:table-cell office:value-type="float" office:value="22125" calcext:value-type="float">
            <text:p>22125</text:p>
          </table:table-cell>
          <table:table-cell office:value-type="float" office:value="5574" calcext:value-type="float">
            <text:p>5574</text:p>
          </table:table-cell>
          <table:table-cell table:formula="of:=SUM([.C6:.E6])/[.$M$1]" office:value-type="float" office:value="34386" calcext:value-type="float">
            <text:p>34386</text:p>
          </table:table-cell>
          <table:table-cell table:formula="of:=[.C6]/[.$M$1]" office:value-type="float" office:value="12907.5" calcext:value-type="float">
            <text:p>12907.5</text:p>
          </table:table-cell>
          <table:table-cell table:formula="of:=[.D6]/[.$M$1]" office:value-type="float" office:value="10416" calcext:value-type="float">
            <text:p>10416</text:p>
          </table:table-cell>
          <table:table-cell table:formula="of:=[.E6]/[.$M$1]" office:value-type="float" office:value="11062.5" calcext:value-type="float">
            <text:p>1106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26428" calcext:value-type="float">
            <text:p>26428</text:p>
          </table:table-cell>
          <table:table-cell office:value-type="float" office:value="19151" calcext:value-type="float">
            <text:p>19151</text:p>
          </table:table-cell>
          <table:table-cell office:value-type="float" office:value="19866" calcext:value-type="float">
            <text:p>19866</text:p>
          </table:table-cell>
          <table:table-cell office:value-type="float" office:value="5728" calcext:value-type="float">
            <text:p>5728</text:p>
          </table:table-cell>
          <table:table-cell table:formula="of:=SUM([.C7:.E7])/[.$M$1]" office:value-type="float" office:value="32722.5" calcext:value-type="float">
            <text:p>32722.5</text:p>
          </table:table-cell>
          <table:table-cell table:formula="of:=[.C7]/[.$M$1]" office:value-type="float" office:value="13214" calcext:value-type="float">
            <text:p>13214</text:p>
          </table:table-cell>
          <table:table-cell table:formula="of:=[.D7]/[.$M$1]" office:value-type="float" office:value="9575.5" calcext:value-type="float">
            <text:p>9575.5</text:p>
          </table:table-cell>
          <table:table-cell table:formula="of:=[.E7]/[.$M$1]"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21" calcext:value-type="float">
            <text:p>21</text:p>
          </table:table-cell>
          <table:table-cell office:value-type="float" office:value="26511" calcext:value-type="float">
            <text:p>26511</text:p>
          </table:table-cell>
          <table:table-cell office:value-type="float" office:value="21252" calcext:value-type="float">
            <text:p>21252</text:p>
          </table:table-cell>
          <table:table-cell office:value-type="float" office:value="21996" calcext:value-type="float">
            <text:p>21996</text:p>
          </table:table-cell>
          <table:table-cell office:value-type="float" office:value="5448" calcext:value-type="float">
            <text:p>5448</text:p>
          </table:table-cell>
          <table:table-cell table:formula="of:=SUM([.C8:.E8])/[.$M$1]" office:value-type="float" office:value="34879.5" calcext:value-type="float">
            <text:p>34879.5</text:p>
          </table:table-cell>
          <table:table-cell table:formula="of:=[.C8]/[.$M$1]" office:value-type="float" office:value="13255.5" calcext:value-type="float">
            <text:p>13255.5</text:p>
          </table:table-cell>
          <table:table-cell table:formula="of:=[.D8]/[.$M$1]" office:value-type="float" office:value="10626" calcext:value-type="float">
            <text:p>10626</text:p>
          </table:table-cell>
          <table:table-cell table:formula="of:=[.E8]/[.$M$1]" office:value-type="float" office:value="10998" calcext:value-type="float">
            <text:p>10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24" calcext:value-type="float">
            <text:p>24</text:p>
          </table:table-cell>
          <table:table-cell office:value-type="float" office:value="25684" calcext:value-type="float">
            <text:p>25684</text:p>
          </table:table-cell>
          <table:table-cell office:value-type="float" office:value="19614" calcext:value-type="float">
            <text:p>19614</text:p>
          </table:table-cell>
          <table:table-cell office:value-type="float" office:value="24217" calcext:value-type="float">
            <text:p>24217</text:p>
          </table:table-cell>
          <table:table-cell office:value-type="float" office:value="5719" calcext:value-type="float">
            <text:p>5719</text:p>
          </table:table-cell>
          <table:table-cell table:formula="of:=SUM([.C9:.E9])/[.$M$1]" office:value-type="float" office:value="34757.5" calcext:value-type="float">
            <text:p>34757.5</text:p>
          </table:table-cell>
          <table:table-cell table:formula="of:=[.C9]/[.$M$1]" office:value-type="float" office:value="12842" calcext:value-type="float">
            <text:p>12842</text:p>
          </table:table-cell>
          <table:table-cell table:formula="of:=[.D9]/[.$M$1]" office:value-type="float" office:value="9807" calcext:value-type="float">
            <text:p>9807</text:p>
          </table:table-cell>
          <table:table-cell table:formula="of:=[.E9]/[.$M$1]" office:value-type="float" office:value="12108.5" calcext:value-type="float">
            <text:p>1210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27" calcext:value-type="float">
            <text:p>27</text:p>
          </table:table-cell>
          <table:table-cell office:value-type="float" office:value="28661" calcext:value-type="float">
            <text:p>28661</text:p>
          </table:table-cell>
          <table:table-cell office:value-type="float" office:value="20170" calcext:value-type="float">
            <text:p>20170</text:p>
          </table:table-cell>
          <table:table-cell office:value-type="float" office:value="17812" calcext:value-type="float">
            <text:p>17812</text:p>
          </table:table-cell>
          <table:table-cell office:value-type="float" office:value="5852" calcext:value-type="float">
            <text:p>5852</text:p>
          </table:table-cell>
          <table:table-cell table:formula="of:=SUM([.C10:.E10])/[.$M$1]" office:value-type="float" office:value="33321.5" calcext:value-type="float">
            <text:p>33321.5</text:p>
          </table:table-cell>
          <table:table-cell table:formula="of:=[.C10]/[.$M$1]" office:value-type="float" office:value="14330.5" calcext:value-type="float">
            <text:p>14330.5</text:p>
          </table:table-cell>
          <table:table-cell table:formula="of:=[.D10]/[.$M$1]" office:value-type="float" office:value="10085" calcext:value-type="float">
            <text:p>10085</text:p>
          </table:table-cell>
          <table:table-cell table:formula="of:=[.E10]/[.$M$1]"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30" calcext:value-type="float">
            <text:p>30</text:p>
          </table:table-cell>
          <table:table-cell office:value-type="float" office:value="25569" calcext:value-type="float">
            <text:p>25569</text:p>
          </table:table-cell>
          <table:table-cell office:value-type="float" office:value="16330" calcext:value-type="float">
            <text:p>16330</text:p>
          </table:table-cell>
          <table:table-cell office:value-type="float" office:value="21565" calcext:value-type="float">
            <text:p>21565</text:p>
          </table:table-cell>
          <table:table-cell office:value-type="float" office:value="6136" calcext:value-type="float">
            <text:p>6136</text:p>
          </table:table-cell>
          <table:table-cell table:formula="of:=SUM([.C11:.E11])/[.$M$1]" office:value-type="float" office:value="31732" calcext:value-type="float">
            <text:p>31732</text:p>
          </table:table-cell>
          <table:table-cell table:formula="of:=[.C11]/[.$M$1]" office:value-type="float" office:value="12784.5" calcext:value-type="float">
            <text:p>12784.5</text:p>
          </table:table-cell>
          <table:table-cell table:formula="of:=[.D11]/[.$M$1]" office:value-type="float" office:value="8165" calcext:value-type="float">
            <text:p>8165</text:p>
          </table:table-cell>
          <table:table-cell table:formula="of:=[.E11]/[.$M$1]" office:value-type="float" office:value="10782.5" calcext:value-type="float">
            <text:p>10782.5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0456" calcext:value-type="float">
            <text:p>30456</text:p>
          </table:table-cell>
          <table:table-cell office:value-type="float" office:value="22928" calcext:value-type="float">
            <text:p>22928</text:p>
          </table:table-cell>
          <table:table-cell office:value-type="float" office:value="29306" calcext:value-type="float">
            <text:p>29306</text:p>
          </table:table-cell>
          <table:table-cell office:value-type="float" office:value="5207" calcext:value-type="float">
            <text:p>5207</text:p>
          </table:table-cell>
          <table:table-cell table:formula="of:=SUM([.C26:.E26])/[.$M$1]" office:value-type="float" office:value="41345" calcext:value-type="float">
            <text:p>41345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085" calcext:value-type="float">
            <text:p>23085</text:p>
          </table:table-cell>
          <table:table-cell office:value-type="float" office:value="20663" calcext:value-type="float">
            <text:p>20663</text:p>
          </table:table-cell>
          <table:table-cell office:value-type="float" office:value="22758" calcext:value-type="float">
            <text:p>22758</text:p>
          </table:table-cell>
          <table:table-cell office:value-type="float" office:value="4836" calcext:value-type="float">
            <text:p>4836</text:p>
          </table:table-cell>
          <table:table-cell table:formula="of:=SUM([.C27:.E27])/[.$M$1]" office:value-type="float" office:value="33253" calcext:value-type="float">
            <text:p>33253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9866" calcext:value-type="float">
            <text:p>29866</text:p>
          </table:table-cell>
          <table:table-cell office:value-type="float" office:value="17010" calcext:value-type="float">
            <text:p>17010</text:p>
          </table:table-cell>
          <table:table-cell office:value-type="float" office:value="12741" calcext:value-type="float">
            <text:p>12741</text:p>
          </table:table-cell>
          <table:table-cell office:value-type="float" office:value="5909" calcext:value-type="float">
            <text:p>5909</text:p>
          </table:table-cell>
          <table:table-cell table:formula="of:=SUM([.C28:.E28])/[.$M$1]" office:value-type="float" office:value="29808.5" calcext:value-type="float">
            <text:p>29808.5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6122" calcext:value-type="float">
            <text:p>26122</text:p>
          </table:table-cell>
          <table:table-cell office:value-type="float" office:value="9621" calcext:value-type="float">
            <text:p>9621</text:p>
          </table:table-cell>
          <table:table-cell office:value-type="float" office:value="16821" calcext:value-type="float">
            <text:p>16821</text:p>
          </table:table-cell>
          <table:table-cell office:value-type="float" office:value="7426" calcext:value-type="float">
            <text:p>7426</text:p>
          </table:table-cell>
          <table:table-cell table:formula="of:=SUM([.C29:.E29])/[.$M$1]" office:value-type="float" office:value="26282" calcext:value-type="float">
            <text:p>26282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2831" calcext:value-type="float">
            <text:p>22831</text:p>
          </table:table-cell>
          <table:table-cell office:value-type="float" office:value="19227" calcext:value-type="float">
            <text:p>19227</text:p>
          </table:table-cell>
          <table:table-cell office:value-type="float" office:value="16378" calcext:value-type="float">
            <text:p>16378</text:p>
          </table:table-cell>
          <table:table-cell office:value-type="float" office:value="5364" calcext:value-type="float">
            <text:p>5364</text:p>
          </table:table-cell>
          <table:table-cell table:formula="of:=SUM([.C30:.E30])/[.$M$1]" office:value-type="float" office:value="29218" calcext:value-type="float">
            <text:p>29218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566" calcext:value-type="float">
            <text:p>24566</text:p>
          </table:table-cell>
          <table:table-cell table:number-columns-repeated="2" office:value-type="float" office:value="17286" calcext:value-type="float">
            <text:p>17286</text:p>
          </table:table-cell>
          <table:table-cell office:value-type="float" office:value="5774" calcext:value-type="float">
            <text:p>5774</text:p>
          </table:table-cell>
          <table:table-cell table:formula="of:=SUM([.C31:.E31])/[.$M$1]" office:value-type="float" office:value="29569" calcext:value-type="float">
            <text:p>29569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320" calcext:value-type="float">
            <text:p>24320</text:p>
          </table:table-cell>
          <table:table-cell office:value-type="float" office:value="17004" calcext:value-type="float">
            <text:p>17004</text:p>
          </table:table-cell>
          <table:table-cell office:value-type="float" office:value="20192" calcext:value-type="float">
            <text:p>20192</text:p>
          </table:table-cell>
          <table:table-cell office:value-type="float" office:value="6221" calcext:value-type="float">
            <text:p>6221</text:p>
          </table:table-cell>
          <table:table-cell table:formula="of:=SUM([.C32:.E32])/[.$M$1]" office:value-type="float" office:value="30758" calcext:value-type="float">
            <text:p>30758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441" calcext:value-type="float">
            <text:p>24441</text:p>
          </table:table-cell>
          <table:table-cell office:value-type="float" office:value="18470" calcext:value-type="float">
            <text:p>18470</text:p>
          </table:table-cell>
          <table:table-cell office:value-type="float" office:value="18500" calcext:value-type="float">
            <text:p>18500</text:p>
          </table:table-cell>
          <table:table-cell office:value-type="float" office:value="6237" calcext:value-type="float">
            <text:p>6237</text:p>
          </table:table-cell>
          <table:table-cell table:formula="of:=SUM([.C33:.E33])/[.$M$1]" office:value-type="float" office:value="30705.5" calcext:value-type="float">
            <text:p>30705.5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5289" calcext:value-type="float">
            <text:p>25289</text:p>
          </table:table-cell>
          <table:table-cell office:value-type="float" office:value="22403" calcext:value-type="float">
            <text:p>22403</text:p>
          </table:table-cell>
          <table:table-cell office:value-type="float" office:value="21189" calcext:value-type="float">
            <text:p>21189</text:p>
          </table:table-cell>
          <table:table-cell office:value-type="float" office:value="5525" calcext:value-type="float">
            <text:p>5525</text:p>
          </table:table-cell>
          <table:table-cell table:formula="of:=SUM([.C34:.E34])/[.$M$1]" office:value-type="float" office:value="34440.5" calcext:value-type="float">
            <text:p>34440.5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5130" calcext:value-type="float">
            <text:p>25130</text:p>
          </table:table-cell>
          <table:table-cell office:value-type="float" office:value="18840" calcext:value-type="float">
            <text:p>18840</text:p>
          </table:table-cell>
          <table:table-cell office:value-type="float" office:value="20485" calcext:value-type="float">
            <text:p>20485</text:p>
          </table:table-cell>
          <table:table-cell office:value-type="float" office:value="6156" calcext:value-type="float">
            <text:p>6156</text:p>
          </table:table-cell>
          <table:table-cell table:formula="of:=SUM([.C35:.E35])/[.$M$1]" office:value-type="float" office:value="32227.5" calcext:value-type="float">
            <text:p>32227.5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1289" calcext:value-type="float">
            <text:p>21289</text:p>
          </table:table-cell>
          <table:table-cell office:value-type="float" office:value="19512" calcext:value-type="float">
            <text:p>19512</text:p>
          </table:table-cell>
          <table:table-cell office:value-type="float" office:value="20851" calcext:value-type="float">
            <text:p>20851</text:p>
          </table:table-cell>
          <table:table-cell office:value-type="float" office:value="5607" calcext:value-type="float">
            <text:p>5607</text:p>
          </table:table-cell>
          <table:table-cell table:formula="of:=SUM([.C36:.E36])/[.$M$1]" office:value-type="float" office:value="30826" calcext:value-type="float">
            <text:p>30826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928" calcext:value-type="float">
            <text:p>23928</text:p>
          </table:table-cell>
          <table:table-cell office:value-type="float" office:value="22376" calcext:value-type="float">
            <text:p>22376</text:p>
          </table:table-cell>
          <table:table-cell office:value-type="float" office:value="25071" calcext:value-type="float">
            <text:p>25071</text:p>
          </table:table-cell>
          <table:table-cell office:value-type="float" office:value="5469" calcext:value-type="float">
            <text:p>5469</text:p>
          </table:table-cell>
          <table:table-cell table:formula="of:=SUM([.C37:.E37])/[.$M$1]" office:value-type="float" office:value="35687.5" calcext:value-type="float">
            <text:p>35687.5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1828" calcext:value-type="float">
            <text:p>21828</text:p>
          </table:table-cell>
          <table:table-cell office:value-type="float" office:value="14462" calcext:value-type="float">
            <text:p>14462</text:p>
          </table:table-cell>
          <table:table-cell office:value-type="float" office:value="18471" calcext:value-type="float">
            <text:p>18471</text:p>
          </table:table-cell>
          <table:table-cell office:value-type="float" office:value="5568" calcext:value-type="float">
            <text:p>5568</text:p>
          </table:table-cell>
          <table:table-cell table:formula="of:=SUM([.C38:.E38])/[.$M$1]" office:value-type="float" office:value="27380.5" calcext:value-type="float">
            <text:p>27380.5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796" calcext:value-type="float">
            <text:p>23796</text:p>
          </table:table-cell>
          <table:table-cell office:value-type="float" office:value="17533" calcext:value-type="float">
            <text:p>17533</text:p>
          </table:table-cell>
          <table:table-cell office:value-type="float" office:value="20786" calcext:value-type="float">
            <text:p>20786</text:p>
          </table:table-cell>
          <table:table-cell office:value-type="float" office:value="5999" calcext:value-type="float">
            <text:p>5999</text:p>
          </table:table-cell>
          <table:table-cell table:formula="of:=SUM([.C39:.E39])/[.$M$1]" office:value-type="float" office:value="31057.5" calcext:value-type="float">
            <text:p>31057.5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002" calcext:value-type="float">
            <text:p>23002</text:p>
          </table:table-cell>
          <table:table-cell office:value-type="float" office:value="12315" calcext:value-type="float">
            <text:p>12315</text:p>
          </table:table-cell>
          <table:table-cell office:value-type="float" office:value="18521" calcext:value-type="float">
            <text:p>18521</text:p>
          </table:table-cell>
          <table:table-cell office:value-type="float" office:value="6858" calcext:value-type="float">
            <text:p>6858</text:p>
          </table:table-cell>
          <table:table-cell table:formula="of:=SUM([.C40:.E40])/[.$M$1]" office:value-type="float" office:value="26919" calcext:value-type="float">
            <text:p>26919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2809" calcext:value-type="float">
            <text:p>22809</text:p>
          </table:table-cell>
          <table:table-cell office:value-type="float" office:value="9921" calcext:value-type="float">
            <text:p>9921</text:p>
          </table:table-cell>
          <table:table-cell office:value-type="float" office:value="16912" calcext:value-type="float">
            <text:p>16912</text:p>
          </table:table-cell>
          <table:table-cell office:value-type="float" office:value="6744" calcext:value-type="float">
            <text:p>6744</text:p>
          </table:table-cell>
          <table:table-cell table:formula="of:=SUM([.C41:.E41])/[.$M$1]" office:value-type="float" office:value="24821" calcext:value-type="float">
            <text:p>24821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1360" calcext:value-type="float">
            <text:p>21360</text:p>
          </table:table-cell>
          <table:table-cell office:value-type="float" office:value="13335" calcext:value-type="float">
            <text:p>13335</text:p>
          </table:table-cell>
          <table:table-cell office:value-type="float" office:value="18528" calcext:value-type="float">
            <text:p>18528</text:p>
          </table:table-cell>
          <table:table-cell office:value-type="float" office:value="5721" calcext:value-type="float">
            <text:p>5721</text:p>
          </table:table-cell>
          <table:table-cell table:formula="of:=SUM([.C42:.E42])/[.$M$1]" office:value-type="float" office:value="26611.5" calcext:value-type="float">
            <text:p>26611.5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6761" calcext:value-type="float">
            <text:p>36761</text:p>
          </table:table-cell>
          <table:table-cell office:value-type="float" office:value="15226" calcext:value-type="float">
            <text:p>15226</text:p>
          </table:table-cell>
          <table:table-cell office:value-type="float" office:value="20819" calcext:value-type="float">
            <text:p>20819</text:p>
          </table:table-cell>
          <table:table-cell office:value-type="float" office:value="6917" calcext:value-type="float">
            <text:p>6917</text:p>
          </table:table-cell>
          <table:table-cell table:formula="of:=SUM([.C43:.E43])/[.$M$1]" office:value-type="float" office:value="36403" calcext:value-type="float">
            <text:p>36403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4407" calcext:value-type="float">
            <text:p>34407</text:p>
          </table:table-cell>
          <table:table-cell office:value-type="float" office:value="10591" calcext:value-type="float">
            <text:p>10591</text:p>
          </table:table-cell>
          <table:table-cell office:value-type="float" office:value="8794" calcext:value-type="float">
            <text:p>8794</text:p>
          </table:table-cell>
          <table:table-cell office:value-type="float" office:value="8017" calcext:value-type="float">
            <text:p>8017</text:p>
          </table:table-cell>
          <table:table-cell table:formula="of:=SUM([.C44:.E44])/[.$M$1]" office:value-type="float" office:value="26896" calcext:value-type="float">
            <text:p>26896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396" calcext:value-type="float">
            <text:p>24396</text:p>
          </table:table-cell>
          <table:table-cell office:value-type="float" office:value="12813" calcext:value-type="float">
            <text:p>12813</text:p>
          </table:table-cell>
          <table:table-cell office:value-type="float" office:value="9680" calcext:value-type="float">
            <text:p>9680</text:p>
          </table:table-cell>
          <table:table-cell office:value-type="float" office:value="6077" calcext:value-type="float">
            <text:p>6077</text:p>
          </table:table-cell>
          <table:table-cell table:formula="of:=SUM([.C45:.E45])/[.$M$1]" office:value-type="float" office:value="23444.5" calcext:value-type="float">
            <text:p>23444.5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3116" calcext:value-type="float">
            <text:p>33116</text:p>
          </table:table-cell>
          <table:table-cell office:value-type="float" office:value="4711" calcext:value-type="float">
            <text:p>4711</text:p>
          </table:table-cell>
          <table:table-cell office:value-type="float" office:value="5868" calcext:value-type="float">
            <text:p>5868</text:p>
          </table:table-cell>
          <table:table-cell office:value-type="float" office:value="7363" calcext:value-type="float">
            <text:p>7363</text:p>
          </table:table-cell>
          <table:table-cell table:formula="of:=SUM([.C46:.E46])/[.$M$1]" office:value-type="float" office:value="21847.5" calcext:value-type="float">
            <text:p>21847.5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4879" calcext:value-type="float">
            <text:p>34879</text:p>
          </table:table-cell>
          <table:table-cell office:value-type="float" office:value="3380" calcext:value-type="float">
            <text:p>3380</text:p>
          </table:table-cell>
          <table:table-cell office:value-type="float" office:value="8796" calcext:value-type="float">
            <text:p>8796</text:p>
          </table:table-cell>
          <table:table-cell office:value-type="float" office:value="9469" calcext:value-type="float">
            <text:p>9469</text:p>
          </table:table-cell>
          <table:table-cell table:formula="of:=SUM([.C47:.E47])/[.$M$1]" office:value-type="float" office:value="23527.5" calcext:value-type="float">
            <text:p>23527.5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19806" calcext:value-type="float">
            <text:p>19806</text:p>
          </table:table-cell>
          <table:table-cell office:value-type="float" office:value="5136" calcext:value-type="float">
            <text:p>5136</text:p>
          </table:table-cell>
          <table:table-cell office:value-type="float" office:value="11431" calcext:value-type="float">
            <text:p>11431</text:p>
          </table:table-cell>
          <table:table-cell office:value-type="float" office:value="7929" calcext:value-type="float">
            <text:p>7929</text:p>
          </table:table-cell>
          <table:table-cell table:formula="of:=SUM([.C48:.E48])/[.$M$1]" office:value-type="float" office:value="18186.5" calcext:value-type="float">
            <text:p>18186.5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2522" calcext:value-type="float">
            <text:p>22522</text:p>
          </table:table-cell>
          <table:table-cell office:value-type="float" office:value="8543" calcext:value-type="float">
            <text:p>8543</text:p>
          </table:table-cell>
          <table:table-cell office:value-type="float" office:value="12629" calcext:value-type="float">
            <text:p>12629</text:p>
          </table:table-cell>
          <table:table-cell office:value-type="float" office:value="6627" calcext:value-type="float">
            <text:p>6627</text:p>
          </table:table-cell>
          <table:table-cell table:formula="of:=SUM([.C49:.E49])/[.$M$1]" office:value-type="float" office:value="21847" calcext:value-type="float">
            <text:p>21847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8366" calcext:value-type="float">
            <text:p>28366</text:p>
          </table:table-cell>
          <table:table-cell office:value-type="float" office:value="15036" calcext:value-type="float">
            <text:p>15036</text:p>
          </table:table-cell>
          <table:table-cell office:value-type="float" office:value="10193" calcext:value-type="float">
            <text:p>10193</text:p>
          </table:table-cell>
          <table:table-cell office:value-type="float" office:value="5705" calcext:value-type="float">
            <text:p>5705</text:p>
          </table:table-cell>
          <table:table-cell table:formula="of:=SUM([.C50:.E50])/[.$M$1]" office:value-type="float" office:value="26797.5" calcext:value-type="float">
            <text:p>26797.5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7950" calcext:value-type="float">
            <text:p>27950</text:p>
          </table:table-cell>
          <table:table-cell office:value-type="float" office:value="16683" calcext:value-type="float">
            <text:p>16683</text:p>
          </table:table-cell>
          <table:table-cell office:value-type="float" office:value="12987" calcext:value-type="float">
            <text:p>12987</text:p>
          </table:table-cell>
          <table:table-cell office:value-type="float" office:value="6925" calcext:value-type="float">
            <text:p>6925</text:p>
          </table:table-cell>
          <table:table-cell table:formula="of:=SUM([.C51:.E51])/[.$M$1]" office:value-type="float" office:value="28810" calcext:value-type="float">
            <text:p>28810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6985" calcext:value-type="float">
            <text:p>26985</text:p>
          </table:table-cell>
          <table:table-cell office:value-type="float" office:value="8971" calcext:value-type="float">
            <text:p>8971</text:p>
          </table:table-cell>
          <table:table-cell office:value-type="float" office:value="9604" calcext:value-type="float">
            <text:p>9604</text:p>
          </table:table-cell>
          <table:table-cell office:value-type="float" office:value="7112" calcext:value-type="float">
            <text:p>7112</text:p>
          </table:table-cell>
          <table:table-cell table:formula="of:=SUM([.C52:.E52])/[.$M$1]" office:value-type="float" office:value="22780" calcext:value-type="float">
            <text:p>22780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1660" calcext:value-type="float">
            <text:p>31660</text:p>
          </table:table-cell>
          <table:table-cell office:value-type="float" office:value="18796" calcext:value-type="float">
            <text:p>18796</text:p>
          </table:table-cell>
          <table:table-cell office:value-type="float" office:value="13088" calcext:value-type="float">
            <text:p>13088</text:p>
          </table:table-cell>
          <table:table-cell office:value-type="float" office:value="7836" calcext:value-type="float">
            <text:p>7836</text:p>
          </table:table-cell>
          <table:table-cell table:formula="of:=SUM([.C53:.E53])/[.$M$1]" office:value-type="float" office:value="31772" calcext:value-type="float">
            <text:p>31772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7879" calcext:value-type="float">
            <text:p>27879</text:p>
          </table:table-cell>
          <table:table-cell office:value-type="float" office:value="15072" calcext:value-type="float">
            <text:p>15072</text:p>
          </table:table-cell>
          <table:table-cell office:value-type="float" office:value="10613" calcext:value-type="float">
            <text:p>10613</text:p>
          </table:table-cell>
          <table:table-cell office:value-type="float" office:value="6507" calcext:value-type="float">
            <text:p>6507</text:p>
          </table:table-cell>
          <table:table-cell table:formula="of:=SUM([.C54:.E54])/[.$M$1]" office:value-type="float" office:value="26782" calcext:value-type="float">
            <text:p>26782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175" calcext:value-type="float">
            <text:p>24175</text:p>
          </table:table-cell>
          <table:table-cell office:value-type="float" office:value="11682" calcext:value-type="float">
            <text:p>11682</text:p>
          </table:table-cell>
          <table:table-cell office:value-type="float" office:value="11275" calcext:value-type="float">
            <text:p>11275</text:p>
          </table:table-cell>
          <table:table-cell office:value-type="float" office:value="7082" calcext:value-type="float">
            <text:p>7082</text:p>
          </table:table-cell>
          <table:table-cell table:formula="of:=SUM([.C55:.E55])/[.$M$1]" office:value-type="float" office:value="23566" calcext:value-type="float">
            <text:p>23566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5051" calcext:value-type="float">
            <text:p>25051</text:p>
          </table:table-cell>
          <table:table-cell office:value-type="float" office:value="7404" calcext:value-type="float">
            <text:p>7404</text:p>
          </table:table-cell>
          <table:table-cell office:value-type="float" office:value="12041" calcext:value-type="float">
            <text:p>12041</text:p>
          </table:table-cell>
          <table:table-cell office:value-type="float" office:value="7770" calcext:value-type="float">
            <text:p>7770</text:p>
          </table:table-cell>
          <table:table-cell table:formula="of:=SUM([.C56:.E56])/[.$M$1]" office:value-type="float" office:value="22248" calcext:value-type="float">
            <text:p>22248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0529" calcext:value-type="float">
            <text:p>30529</text:p>
          </table:table-cell>
          <table:table-cell office:value-type="float" office:value="9962" calcext:value-type="float">
            <text:p>9962</text:p>
          </table:table-cell>
          <table:table-cell office:value-type="float" office:value="10451" calcext:value-type="float">
            <text:p>10451</text:p>
          </table:table-cell>
          <table:table-cell office:value-type="float" office:value="6904" calcext:value-type="float">
            <text:p>6904</text:p>
          </table:table-cell>
          <table:table-cell table:formula="of:=SUM([.C57:.E57])/[.$M$1]" office:value-type="float" office:value="25471" calcext:value-type="float">
            <text:p>25471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8267" calcext:value-type="float">
            <text:p>28267</text:p>
          </table:table-cell>
          <table:table-cell office:value-type="float" office:value="3466" calcext:value-type="float">
            <text:p>3466</text:p>
          </table:table-cell>
          <table:table-cell office:value-type="float" office:value="9681" calcext:value-type="float">
            <text:p>9681</text:p>
          </table:table-cell>
          <table:table-cell office:value-type="float" office:value="8747" calcext:value-type="float">
            <text:p>8747</text:p>
          </table:table-cell>
          <table:table-cell table:formula="of:=SUM([.C58:.E58])/[.$M$1]" office:value-type="float" office:value="20707" calcext:value-type="float">
            <text:p>20707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16228" calcext:value-type="float">
            <text:p>16228</text:p>
          </table:table-cell>
          <table:table-cell office:value-type="float" office:value="7923" calcext:value-type="float">
            <text:p>7923</text:p>
          </table:table-cell>
          <table:table-cell office:value-type="float" office:value="16086" calcext:value-type="float">
            <text:p>16086</text:p>
          </table:table-cell>
          <table:table-cell office:value-type="float" office:value="6265" calcext:value-type="float">
            <text:p>6265</text:p>
          </table:table-cell>
          <table:table-cell table:formula="of:=SUM([.C59:.E59])/[.$M$1]" office:value-type="float" office:value="20118.5" calcext:value-type="float">
            <text:p>20118.5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727" calcext:value-type="float">
            <text:p>24727</text:p>
          </table:table-cell>
          <table:table-cell office:value-type="float" office:value="5799" calcext:value-type="float">
            <text:p>5799</text:p>
          </table:table-cell>
          <table:table-cell office:value-type="float" office:value="18532" calcext:value-type="float">
            <text:p>18532</text:p>
          </table:table-cell>
          <table:table-cell office:value-type="float" office:value="8223" calcext:value-type="float">
            <text:p>8223</text:p>
          </table:table-cell>
          <table:table-cell table:formula="of:=SUM([.C60:.E60])/[.$M$1]" office:value-type="float" office:value="24529" calcext:value-type="float">
            <text:p>24529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0394" calcext:value-type="float">
            <text:p>20394</text:p>
          </table:table-cell>
          <table:table-cell office:value-type="float" office:value="12273" calcext:value-type="float">
            <text:p>12273</text:p>
          </table:table-cell>
          <table:table-cell office:value-type="float" office:value="20646" calcext:value-type="float">
            <text:p>20646</text:p>
          </table:table-cell>
          <table:table-cell office:value-type="float" office:value="6141" calcext:value-type="float">
            <text:p>6141</text:p>
          </table:table-cell>
          <table:table-cell table:formula="of:=SUM([.C61:.E61])/[.$M$1]" office:value-type="float" office:value="26656.5" calcext:value-type="float">
            <text:p>26656.5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8627" calcext:value-type="float">
            <text:p>28627</text:p>
          </table:table-cell>
          <table:table-cell office:value-type="float" office:value="6845" calcext:value-type="float">
            <text:p>6845</text:p>
          </table:table-cell>
          <table:table-cell office:value-type="float" office:value="24320" calcext:value-type="float">
            <text:p>24320</text:p>
          </table:table-cell>
          <table:table-cell office:value-type="float" office:value="8561" calcext:value-type="float">
            <text:p>8561</text:p>
          </table:table-cell>
          <table:table-cell table:formula="of:=SUM([.C62:.E62])/[.$M$1]" office:value-type="float" office:value="29896" calcext:value-type="float">
            <text:p>29896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7426" calcext:value-type="float">
            <text:p>27426</text:p>
          </table:table-cell>
          <table:table-cell office:value-type="float" office:value="3226" calcext:value-type="float">
            <text:p>3226</text:p>
          </table:table-cell>
          <table:table-cell office:value-type="float" office:value="13551" calcext:value-type="float">
            <text:p>13551</text:p>
          </table:table-cell>
          <table:table-cell office:value-type="float" office:value="8841" calcext:value-type="float">
            <text:p>8841</text:p>
          </table:table-cell>
          <table:table-cell table:formula="of:=SUM([.C63:.E63])/[.$M$1]" office:value-type="float" office:value="22101.5" calcext:value-type="float">
            <text:p>22101.5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13798" calcext:value-type="float">
            <text:p>13798</text:p>
          </table:table-cell>
          <table:table-cell office:value-type="float" office:value="14393" calcext:value-type="float">
            <text:p>14393</text:p>
          </table:table-cell>
          <table:table-cell office:value-type="float" office:value="29780" calcext:value-type="float">
            <text:p>29780</text:p>
          </table:table-cell>
          <table:table-cell office:value-type="float" office:value="5223" calcext:value-type="float">
            <text:p>5223</text:p>
          </table:table-cell>
          <table:table-cell table:formula="of:=SUM([.C64:.E64])/[.$M$1]" office:value-type="float" office:value="28985.5" calcext:value-type="float">
            <text:p>28985.5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568" calcext:value-type="float">
            <text:p>23568</text:p>
          </table:table-cell>
          <table:table-cell office:value-type="float" office:value="20116" calcext:value-type="float">
            <text:p>20116</text:p>
          </table:table-cell>
          <table:table-cell office:value-type="float" office:value="29632" calcext:value-type="float">
            <text:p>29632</text:p>
          </table:table-cell>
          <table:table-cell office:value-type="float" office:value="5280" calcext:value-type="float">
            <text:p>5280</text:p>
          </table:table-cell>
          <table:table-cell table:formula="of:=SUM([.C65:.E65])/[.$M$1]" office:value-type="float" office:value="36658" calcext:value-type="float">
            <text:p>36658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2629" calcext:value-type="float">
            <text:p>32629</text:p>
          </table:table-cell>
          <table:table-cell office:value-type="float" office:value="45876" calcext:value-type="float">
            <text:p>45876</text:p>
          </table:table-cell>
          <table:table-cell office:value-type="float" office:value="21663" calcext:value-type="float">
            <text:p>21663</text:p>
          </table:table-cell>
          <table:table-cell office:value-type="float" office:value="4568" calcext:value-type="float">
            <text:p>4568</text:p>
          </table:table-cell>
          <table:table-cell table:formula="of:=SUM([.C66:.E66])/[.$M$1]" office:value-type="float" office:value="50084" calcext:value-type="float">
            <text:p>50084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8175" calcext:value-type="float">
            <text:p>28175</text:p>
          </table:table-cell>
          <table:table-cell office:value-type="float" office:value="25740" calcext:value-type="float">
            <text:p>25740</text:p>
          </table:table-cell>
          <table:table-cell office:value-type="float" office:value="17830" calcext:value-type="float">
            <text:p>17830</text:p>
          </table:table-cell>
          <table:table-cell office:value-type="float" office:value="4978" calcext:value-type="float">
            <text:p>4978</text:p>
          </table:table-cell>
          <table:table-cell table:formula="of:=SUM([.C67:.E67])/[.$M$1]" office:value-type="float" office:value="35872.5" calcext:value-type="float">
            <text:p>35872.5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6514" calcext:value-type="float">
            <text:p>26514</text:p>
          </table:table-cell>
          <table:table-cell office:value-type="float" office:value="18687" calcext:value-type="float">
            <text:p>18687</text:p>
          </table:table-cell>
          <table:table-cell office:value-type="float" office:value="17981" calcext:value-type="float">
            <text:p>17981</text:p>
          </table:table-cell>
          <table:table-cell office:value-type="float" office:value="5700" calcext:value-type="float">
            <text:p>5700</text:p>
          </table:table-cell>
          <table:table-cell table:formula="of:=SUM([.C68:.E68])/[.$M$1]" office:value-type="float" office:value="31591" calcext:value-type="float">
            <text:p>31591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1867" calcext:value-type="float">
            <text:p>21867</text:p>
          </table:table-cell>
          <table:table-cell office:value-type="float" office:value="20351" calcext:value-type="float">
            <text:p>20351</text:p>
          </table:table-cell>
          <table:table-cell office:value-type="float" office:value="20275" calcext:value-type="float">
            <text:p>20275</text:p>
          </table:table-cell>
          <table:table-cell office:value-type="float" office:value="4391" calcext:value-type="float">
            <text:p>4391</text:p>
          </table:table-cell>
          <table:table-cell table:formula="of:=SUM([.C69:.E69])/[.$M$1]" office:value-type="float" office:value="31246.5" calcext:value-type="float">
            <text:p>31246.5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2506" calcext:value-type="float">
            <text:p>22506</text:p>
          </table:table-cell>
          <table:table-cell office:value-type="float" office:value="14618" calcext:value-type="float">
            <text:p>14618</text:p>
          </table:table-cell>
          <table:table-cell office:value-type="float" office:value="21825" calcext:value-type="float">
            <text:p>21825</text:p>
          </table:table-cell>
          <table:table-cell office:value-type="float" office:value="5440" calcext:value-type="float">
            <text:p>5440</text:p>
          </table:table-cell>
          <table:table-cell table:formula="of:=SUM([.C70:.E70])/[.$M$1]" office:value-type="float" office:value="29474.5" calcext:value-type="float">
            <text:p>29474.5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076" calcext:value-type="float">
            <text:p>24076</text:p>
          </table:table-cell>
          <table:table-cell office:value-type="float" office:value="19907" calcext:value-type="float">
            <text:p>19907</text:p>
          </table:table-cell>
          <table:table-cell office:value-type="float" office:value="22978" calcext:value-type="float">
            <text:p>22978</text:p>
          </table:table-cell>
          <table:table-cell office:value-type="float" office:value="5883" calcext:value-type="float">
            <text:p>5883</text:p>
          </table:table-cell>
          <table:table-cell table:formula="of:=SUM([.C71:.E71])/[.$M$1]" office:value-type="float" office:value="33480.5" calcext:value-type="float">
            <text:p>33480.5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573" calcext:value-type="float">
            <text:p>23573</text:p>
          </table:table-cell>
          <table:table-cell office:value-type="float" office:value="21941" calcext:value-type="float">
            <text:p>21941</text:p>
          </table:table-cell>
          <table:table-cell office:value-type="float" office:value="22468" calcext:value-type="float">
            <text:p>22468</text:p>
          </table:table-cell>
          <table:table-cell office:value-type="float" office:value="5116" calcext:value-type="float">
            <text:p>5116</text:p>
          </table:table-cell>
          <table:table-cell table:formula="of:=SUM([.C72:.E72])/[.$M$1]" office:value-type="float" office:value="33991" calcext:value-type="float">
            <text:p>33991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272" calcext:value-type="float">
            <text:p>23272</text:p>
          </table:table-cell>
          <table:table-cell office:value-type="float" office:value="18249" calcext:value-type="float">
            <text:p>18249</text:p>
          </table:table-cell>
          <table:table-cell office:value-type="float" office:value="19505" calcext:value-type="float">
            <text:p>19505</text:p>
          </table:table-cell>
          <table:table-cell office:value-type="float" office:value="5251" calcext:value-type="float">
            <text:p>5251</text:p>
          </table:table-cell>
          <table:table-cell table:formula="of:=SUM([.C73:.E73])/[.$M$1]" office:value-type="float" office:value="30513" calcext:value-type="float">
            <text:p>30513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2298" calcext:value-type="float">
            <text:p>22298</text:p>
          </table:table-cell>
          <table:table-cell office:value-type="float" office:value="22308" calcext:value-type="float">
            <text:p>22308</text:p>
          </table:table-cell>
          <table:table-cell office:value-type="float" office:value="25412" calcext:value-type="float">
            <text:p>25412</text:p>
          </table:table-cell>
          <table:table-cell office:value-type="float" office:value="4951" calcext:value-type="float">
            <text:p>4951</text:p>
          </table:table-cell>
          <table:table-cell table:formula="of:=SUM([.C74:.E74])/[.$M$1]" office:value-type="float" office:value="35009" calcext:value-type="float">
            <text:p>35009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091" calcext:value-type="float">
            <text:p>24091</text:p>
          </table:table-cell>
          <table:table-cell office:value-type="float" office:value="18372" calcext:value-type="float">
            <text:p>18372</text:p>
          </table:table-cell>
          <table:table-cell office:value-type="float" office:value="20593" calcext:value-type="float">
            <text:p>20593</text:p>
          </table:table-cell>
          <table:table-cell office:value-type="float" office:value="5341" calcext:value-type="float">
            <text:p>5341</text:p>
          </table:table-cell>
          <table:table-cell table:formula="of:=SUM([.C75:.E75])/[.$M$1]" office:value-type="float" office:value="31528" calcext:value-type="float">
            <text:p>31528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552" calcext:value-type="float">
            <text:p>23552</text:p>
          </table:table-cell>
          <table:table-cell office:value-type="float" office:value="17857" calcext:value-type="float">
            <text:p>17857</text:p>
          </table:table-cell>
          <table:table-cell office:value-type="float" office:value="18138" calcext:value-type="float">
            <text:p>18138</text:p>
          </table:table-cell>
          <table:table-cell office:value-type="float" office:value="5222" calcext:value-type="float">
            <text:p>5222</text:p>
          </table:table-cell>
          <table:table-cell table:formula="of:=SUM([.C76:.E76])/[.$M$1]" office:value-type="float" office:value="29773.5" calcext:value-type="float">
            <text:p>29773.5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943" calcext:value-type="float">
            <text:p>23943</text:p>
          </table:table-cell>
          <table:table-cell office:value-type="float" office:value="23970" calcext:value-type="float">
            <text:p>23970</text:p>
          </table:table-cell>
          <table:table-cell office:value-type="float" office:value="23535" calcext:value-type="float">
            <text:p>23535</text:p>
          </table:table-cell>
          <table:table-cell office:value-type="float" office:value="5166" calcext:value-type="float">
            <text:p>5166</text:p>
          </table:table-cell>
          <table:table-cell table:formula="of:=SUM([.C77:.E77])/[.$M$1]" office:value-type="float" office:value="35724" calcext:value-type="float">
            <text:p>35724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9992" calcext:value-type="float">
            <text:p>29992</text:p>
          </table:table-cell>
          <table:table-cell office:value-type="float" office:value="23869" calcext:value-type="float">
            <text:p>23869</text:p>
          </table:table-cell>
          <table:table-cell office:value-type="float" office:value="19682" calcext:value-type="float">
            <text:p>19682</text:p>
          </table:table-cell>
          <table:table-cell office:value-type="float" office:value="6403" calcext:value-type="float">
            <text:p>6403</text:p>
          </table:table-cell>
          <table:table-cell table:formula="of:=SUM([.C78:.E78])/[.$M$1]" office:value-type="float" office:value="36771.5" calcext:value-type="float">
            <text:p>36771.5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324" calcext:value-type="float">
            <text:p>23324</text:p>
          </table:table-cell>
          <table:table-cell office:value-type="float" office:value="15672" calcext:value-type="float">
            <text:p>15672</text:p>
          </table:table-cell>
          <table:table-cell office:value-type="float" office:value="14259" calcext:value-type="float">
            <text:p>14259</text:p>
          </table:table-cell>
          <table:table-cell office:value-type="float" office:value="5621" calcext:value-type="float">
            <text:p>5621</text:p>
          </table:table-cell>
          <table:table-cell table:formula="of:=SUM([.C79:.E79])/[.$M$1]" office:value-type="float" office:value="26627.5" calcext:value-type="float">
            <text:p>26627.5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</table:table>
      <table:table table:name="HoH" table:style-name="ta1">
        <table:shapes>
          <draw:frame draw:z-index="0" draw:style-name="gr1" draw:text-style-name="P1" svg:width="480.44pt" svg:height="315.47pt" svg:x="668.98pt" svg:y="21.88pt">
            <draw:object draw:notify-on-update-of-ranges="HoH.B2:HoH.B11 HoH.G1:HoH.G1 HoH.G2:HoH.G11 HoH.H1:HoH.H1 HoH.H2:HoH.H11 HoH.I1:HoH.I1 HoH.I2:HoH.I11 HoH.J1:HoH.J1 HoH.J2:HoH.J11 HoH.F1:HoH.F1 HoH.F2:HoH.F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80.44pt" svg:height="315.47pt" svg:x="671.33pt" svg:y="359.18pt">
            <draw:object draw:notify-on-update-of-ranges="HoH.H26:HoH.H84 HoH.G25:HoH.G25 HoH.G26:HoH.G84 HoH.F25:HoH.F25 HoH.F26:HoH.F8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3" calcext:value-type="float">
            <text:p>3</text:p>
          </table:table-cell>
          <table:table-cell office:value-type="float" office:value="26327" calcext:value-type="float">
            <text:p>26327</text:p>
          </table:table-cell>
          <table:table-cell office:value-type="float" office:value="26378" calcext:value-type="float">
            <text:p>26378</text:p>
          </table:table-cell>
          <table:table-cell office:value-type="float" office:value="26913" calcext:value-type="float">
            <text:p>26913</text:p>
          </table:table-cell>
          <table:table-cell office:value-type="float" office:value="4907" calcext:value-type="float">
            <text:p>4907</text:p>
          </table:table-cell>
          <table:table-cell table:formula="of:=SUM([.C2:.E2])/[.$M$1]" office:value-type="float" office:value="39809" calcext:value-type="float">
            <text:p>39809</text:p>
          </table:table-cell>
          <table:table-cell table:formula="of:=[.C2]/[.$M$1]" office:value-type="float" office:value="13163.5" calcext:value-type="float">
            <text:p>13163.5</text:p>
          </table:table-cell>
          <table:table-cell table:formula="of:=[.D2]/[.$M$1]" office:value-type="float" office:value="13189" calcext:value-type="float">
            <text:p>13189</text:p>
          </table:table-cell>
          <table:table-cell table:formula="of:=[.E2]/[.$M$1]" office:value-type="float" office:value="13456.5" calcext:value-type="float">
            <text:p>1345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6" calcext:value-type="float">
            <text:p>6</text:p>
          </table:table-cell>
          <table:table-cell office:value-type="float" office:value="34212" calcext:value-type="float">
            <text:p>34212</text:p>
          </table:table-cell>
          <table:table-cell office:value-type="float" office:value="34220" calcext:value-type="float">
            <text:p>34220</text:p>
          </table:table-cell>
          <table:table-cell office:value-type="float" office:value="35182" calcext:value-type="float">
            <text:p>35182</text:p>
          </table:table-cell>
          <table:table-cell office:value-type="float" office:value="4914" calcext:value-type="float">
            <text:p>4914</text:p>
          </table:table-cell>
          <table:table-cell table:formula="of:=SUM([.C3:.E3])/[.$M$1]" office:value-type="float" office:value="51807" calcext:value-type="float">
            <text:p>51807</text:p>
          </table:table-cell>
          <table:table-cell table:formula="of:=[.C3]/[.$M$1]" office:value-type="float" office:value="17106" calcext:value-type="float">
            <text:p>17106</text:p>
          </table:table-cell>
          <table:table-cell table:formula="of:=[.D3]/[.$M$1]" office:value-type="float" office:value="17110" calcext:value-type="float">
            <text:p>17110</text:p>
          </table:table-cell>
          <table:table-cell table:formula="of:=[.E3]/[.$M$1]" office:value-type="float" office:value="17591" calcext:value-type="float">
            <text:p>17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9" calcext:value-type="float">
            <text:p>9</text:p>
          </table:table-cell>
          <table:table-cell office:value-type="float" office:value="27432" calcext:value-type="float">
            <text:p>27432</text:p>
          </table:table-cell>
          <table:table-cell office:value-type="float" office:value="28024" calcext:value-type="float">
            <text:p>28024</text:p>
          </table:table-cell>
          <table:table-cell office:value-type="float" office:value="27878" calcext:value-type="float">
            <text:p>27878</text:p>
          </table:table-cell>
          <table:table-cell office:value-type="float" office:value="4861" calcext:value-type="float">
            <text:p>4861</text:p>
          </table:table-cell>
          <table:table-cell table:formula="of:=SUM([.C4:.E4])/[.$M$1]" office:value-type="float" office:value="41667" calcext:value-type="float">
            <text:p>41667</text:p>
          </table:table-cell>
          <table:table-cell table:formula="of:=[.C4]/[.$M$1]" office:value-type="float" office:value="13716" calcext:value-type="float">
            <text:p>13716</text:p>
          </table:table-cell>
          <table:table-cell table:formula="of:=[.D4]/[.$M$1]" office:value-type="float" office:value="14012" calcext:value-type="float">
            <text:p>14012</text:p>
          </table:table-cell>
          <table:table-cell table:formula="of:=[.E4]/[.$M$1]" office:value-type="float" office:value="13939" calcext:value-type="float">
            <text:p>13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27492" calcext:value-type="float">
            <text:p>27492</text:p>
          </table:table-cell>
          <table:table-cell office:value-type="float" office:value="27728" calcext:value-type="float">
            <text:p>27728</text:p>
          </table:table-cell>
          <table:table-cell office:value-type="float" office:value="27727" calcext:value-type="float">
            <text:p>27727</text:p>
          </table:table-cell>
          <table:table-cell office:value-type="float" office:value="4893" calcext:value-type="float">
            <text:p>4893</text:p>
          </table:table-cell>
          <table:table-cell table:formula="of:=SUM([.C5:.E5])/[.$M$1]" office:value-type="float" office:value="41473.5" calcext:value-type="float">
            <text:p>41473.5</text:p>
          </table:table-cell>
          <table:table-cell table:formula="of:=[.C5]/[.$M$1]" office:value-type="float" office:value="13746" calcext:value-type="float">
            <text:p>13746</text:p>
          </table:table-cell>
          <table:table-cell table:formula="of:=[.D5]/[.$M$1]" office:value-type="float" office:value="13864" calcext:value-type="float">
            <text:p>13864</text:p>
          </table:table-cell>
          <table:table-cell table:formula="of:=[.E5]/[.$M$1]" office:value-type="float" office:value="13863.5" calcext:value-type="float">
            <text:p>1386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15" calcext:value-type="float">
            <text:p>15</text:p>
          </table:table-cell>
          <table:table-cell office:value-type="float" office:value="25578" calcext:value-type="float">
            <text:p>25578</text:p>
          </table:table-cell>
          <table:table-cell office:value-type="float" office:value="25662" calcext:value-type="float">
            <text:p>25662</text:p>
          </table:table-cell>
          <table:table-cell office:value-type="float" office:value="25644" calcext:value-type="float">
            <text:p>25644</text:p>
          </table:table-cell>
          <table:table-cell office:value-type="float" office:value="4912" calcext:value-type="float">
            <text:p>4912</text:p>
          </table:table-cell>
          <table:table-cell table:formula="of:=SUM([.C6:.E6])/[.$M$1]" office:value-type="float" office:value="38442" calcext:value-type="float">
            <text:p>38442</text:p>
          </table:table-cell>
          <table:table-cell table:formula="of:=[.C6]/[.$M$1]" office:value-type="float" office:value="12789" calcext:value-type="float">
            <text:p>12789</text:p>
          </table:table-cell>
          <table:table-cell table:formula="of:=[.D6]/[.$M$1]" office:value-type="float" office:value="12831" calcext:value-type="float">
            <text:p>12831</text:p>
          </table:table-cell>
          <table:table-cell table:formula="of:=[.E6]/[.$M$1]" office:value-type="float" office:value="12822" calcext:value-type="float">
            <text:p>12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25115" calcext:value-type="float">
            <text:p>25115</text:p>
          </table:table-cell>
          <table:table-cell office:value-type="float" office:value="25114" calcext:value-type="float">
            <text:p>25114</text:p>
          </table:table-cell>
          <table:table-cell office:value-type="float" office:value="25110" calcext:value-type="float">
            <text:p>25110</text:p>
          </table:table-cell>
          <table:table-cell office:value-type="float" office:value="4924" calcext:value-type="float">
            <text:p>4924</text:p>
          </table:table-cell>
          <table:table-cell table:formula="of:=SUM([.C7:.E7])/[.$M$1]" office:value-type="float" office:value="37669.5" calcext:value-type="float">
            <text:p>37669.5</text:p>
          </table:table-cell>
          <table:table-cell table:formula="of:=[.C7]/[.$M$1]" office:value-type="float" office:value="12557.5" calcext:value-type="float">
            <text:p>12557.5</text:p>
          </table:table-cell>
          <table:table-cell table:formula="of:=[.D7]/[.$M$1]" office:value-type="float" office:value="12557" calcext:value-type="float">
            <text:p>12557</text:p>
          </table:table-cell>
          <table:table-cell table:formula="of:=[.E7]/[.$M$1]" office:value-type="float" office:value="12555" calcext:value-type="float">
            <text:p>12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21" calcext:value-type="float">
            <text:p>21</text:p>
          </table:table-cell>
          <table:table-cell office:value-type="float" office:value="25891" calcext:value-type="float">
            <text:p>25891</text:p>
          </table:table-cell>
          <table:table-cell office:value-type="float" office:value="25913" calcext:value-type="float">
            <text:p>25913</text:p>
          </table:table-cell>
          <table:table-cell office:value-type="float" office:value="26016" calcext:value-type="float">
            <text:p>26016</text:p>
          </table:table-cell>
          <table:table-cell office:value-type="float" office:value="4917" calcext:value-type="float">
            <text:p>4917</text:p>
          </table:table-cell>
          <table:table-cell table:formula="of:=SUM([.C8:.E8])/[.$M$1]" office:value-type="float" office:value="38910" calcext:value-type="float">
            <text:p>38910</text:p>
          </table:table-cell>
          <table:table-cell table:formula="of:=[.C8]/[.$M$1]" office:value-type="float" office:value="12945.5" calcext:value-type="float">
            <text:p>12945.5</text:p>
          </table:table-cell>
          <table:table-cell table:formula="of:=[.D8]/[.$M$1]" office:value-type="float" office:value="12956.5" calcext:value-type="float">
            <text:p>12956.5</text:p>
          </table:table-cell>
          <table:table-cell table:formula="of:=[.E8]/[.$M$1]" office:value-type="float" office:value="13008" calcext:value-type="float">
            <text:p>13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24" calcext:value-type="float">
            <text:p>24</text:p>
          </table:table-cell>
          <table:table-cell office:value-type="float" office:value="25619" calcext:value-type="float">
            <text:p>25619</text:p>
          </table:table-cell>
          <table:table-cell office:value-type="float" office:value="25727" calcext:value-type="float">
            <text:p>25727</text:p>
          </table:table-cell>
          <table:table-cell office:value-type="float" office:value="25793" calcext:value-type="float">
            <text:p>25793</text:p>
          </table:table-cell>
          <table:table-cell office:value-type="float" office:value="4908" calcext:value-type="float">
            <text:p>4908</text:p>
          </table:table-cell>
          <table:table-cell table:formula="of:=SUM([.C9:.E9])/[.$M$1]" office:value-type="float" office:value="38569.5" calcext:value-type="float">
            <text:p>38569.5</text:p>
          </table:table-cell>
          <table:table-cell table:formula="of:=[.C9]/[.$M$1]" office:value-type="float" office:value="12809.5" calcext:value-type="float">
            <text:p>12809.5</text:p>
          </table:table-cell>
          <table:table-cell table:formula="of:=[.D9]/[.$M$1]" office:value-type="float" office:value="12863.5" calcext:value-type="float">
            <text:p>12863.5</text:p>
          </table:table-cell>
          <table:table-cell table:formula="of:=[.E9]/[.$M$1]" office:value-type="float" office:value="12896.5" calcext:value-type="float">
            <text:p>1289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27" calcext:value-type="float">
            <text:p>27</text:p>
          </table:table-cell>
          <table:table-cell office:value-type="float" office:value="23890" calcext:value-type="float">
            <text:p>23890</text:p>
          </table:table-cell>
          <table:table-cell office:value-type="float" office:value="23885" calcext:value-type="float">
            <text:p>23885</text:p>
          </table:table-cell>
          <table:table-cell office:value-type="float" office:value="23875" calcext:value-type="float">
            <text:p>23875</text:p>
          </table:table-cell>
          <table:table-cell office:value-type="float" office:value="4916" calcext:value-type="float">
            <text:p>4916</text:p>
          </table:table-cell>
          <table:table-cell table:formula="of:=SUM([.C10:.E10])/[.$M$1]" office:value-type="float" office:value="35825" calcext:value-type="float">
            <text:p>35825</text:p>
          </table:table-cell>
          <table:table-cell table:formula="of:=[.C10]/[.$M$1]" office:value-type="float" office:value="11945" calcext:value-type="float">
            <text:p>11945</text:p>
          </table:table-cell>
          <table:table-cell table:formula="of:=[.D10]/[.$M$1]" office:value-type="float" office:value="11942.5" calcext:value-type="float">
            <text:p>11942.5</text:p>
          </table:table-cell>
          <table:table-cell table:formula="of:=[.E10]/[.$M$1]" office:value-type="float" office:value="11937.5" calcext:value-type="float">
            <text:p>1193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30" calcext:value-type="float">
            <text:p>30</text:p>
          </table:table-cell>
          <table:table-cell office:value-type="float" office:value="26025" calcext:value-type="float">
            <text:p>26025</text:p>
          </table:table-cell>
          <table:table-cell office:value-type="float" office:value="26034" calcext:value-type="float">
            <text:p>26034</text:p>
          </table:table-cell>
          <table:table-cell office:value-type="float" office:value="26048" calcext:value-type="float">
            <text:p>26048</text:p>
          </table:table-cell>
          <table:table-cell office:value-type="float" office:value="4922" calcext:value-type="float">
            <text:p>4922</text:p>
          </table:table-cell>
          <table:table-cell table:formula="of:=SUM([.C11:.E11])/[.$M$1]" office:value-type="float" office:value="39053.5" calcext:value-type="float">
            <text:p>39053.5</text:p>
          </table:table-cell>
          <table:table-cell table:formula="of:=[.C11]/[.$M$1]" office:value-type="float" office:value="13012.5" calcext:value-type="float">
            <text:p>13012.5</text:p>
          </table:table-cell>
          <table:table-cell table:formula="of:=[.D11]/[.$M$1]" office:value-type="float" office:value="13017" calcext:value-type="float">
            <text:p>13017</text:p>
          </table:table-cell>
          <table:table-cell table:formula="of:=[.E11]/[.$M$1]" office:value-type="float" office:value="13024" calcext:value-type="float">
            <text:p>13024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7207" calcext:value-type="float">
            <text:p>37207</text:p>
          </table:table-cell>
          <table:table-cell office:value-type="float" office:value="37684" calcext:value-type="float">
            <text:p>37684</text:p>
          </table:table-cell>
          <table:table-cell office:value-type="float" office:value="38941" calcext:value-type="float">
            <text:p>38941</text:p>
          </table:table-cell>
          <table:table-cell office:value-type="float" office:value="5082" calcext:value-type="float">
            <text:p>5082</text:p>
          </table:table-cell>
          <table:table-cell table:formula="of:=SUM([.C26:.E26])/[.$M$1]" office:value-type="float" office:value="56916" calcext:value-type="float">
            <text:p>56916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991" calcext:value-type="float">
            <text:p>34991</text:p>
          </table:table-cell>
          <table:table-cell office:value-type="float" office:value="34330" calcext:value-type="float">
            <text:p>34330</text:p>
          </table:table-cell>
          <table:table-cell office:value-type="float" office:value="35204" calcext:value-type="float">
            <text:p>35204</text:p>
          </table:table-cell>
          <table:table-cell office:value-type="float" office:value="5017" calcext:value-type="float">
            <text:p>5017</text:p>
          </table:table-cell>
          <table:table-cell table:formula="of:=SUM([.C27:.E27])/[.$M$1]" office:value-type="float" office:value="52262.5" calcext:value-type="float">
            <text:p>52262.5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1923" calcext:value-type="float">
            <text:p>31923</text:p>
          </table:table-cell>
          <table:table-cell office:value-type="float" office:value="32640" calcext:value-type="float">
            <text:p>32640</text:p>
          </table:table-cell>
          <table:table-cell office:value-type="float" office:value="33489" calcext:value-type="float">
            <text:p>33489</text:p>
          </table:table-cell>
          <table:table-cell office:value-type="float" office:value="4775" calcext:value-type="float">
            <text:p>4775</text:p>
          </table:table-cell>
          <table:table-cell table:formula="of:=SUM([.C28:.E28])/[.$M$1]" office:value-type="float" office:value="49026" calcext:value-type="float">
            <text:p>49026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646" calcext:value-type="float">
            <text:p>33646</text:p>
          </table:table-cell>
          <table:table-cell office:value-type="float" office:value="34302" calcext:value-type="float">
            <text:p>34302</text:p>
          </table:table-cell>
          <table:table-cell office:value-type="float" office:value="34403" calcext:value-type="float">
            <text:p>34403</text:p>
          </table:table-cell>
          <table:table-cell office:value-type="float" office:value="4975" calcext:value-type="float">
            <text:p>4975</text:p>
          </table:table-cell>
          <table:table-cell table:formula="of:=SUM([.C29:.E29])/[.$M$1]" office:value-type="float" office:value="51175.5" calcext:value-type="float">
            <text:p>51175.5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2765" calcext:value-type="float">
            <text:p>32765</text:p>
          </table:table-cell>
          <table:table-cell office:value-type="float" office:value="33088" calcext:value-type="float">
            <text:p>33088</text:p>
          </table:table-cell>
          <table:table-cell office:value-type="float" office:value="34067" calcext:value-type="float">
            <text:p>34067</text:p>
          </table:table-cell>
          <table:table-cell office:value-type="float" office:value="4957" calcext:value-type="float">
            <text:p>4957</text:p>
          </table:table-cell>
          <table:table-cell table:formula="of:=SUM([.C30:.E30])/[.$M$1]" office:value-type="float" office:value="49960" calcext:value-type="float">
            <text:p>49960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110" calcext:value-type="float">
            <text:p>33110</text:p>
          </table:table-cell>
          <table:table-cell office:value-type="float" office:value="33534" calcext:value-type="float">
            <text:p>33534</text:p>
          </table:table-cell>
          <table:table-cell office:value-type="float" office:value="34612" calcext:value-type="float">
            <text:p>34612</text:p>
          </table:table-cell>
          <table:table-cell office:value-type="float" office:value="4955" calcext:value-type="float">
            <text:p>4955</text:p>
          </table:table-cell>
          <table:table-cell table:formula="of:=SUM([.C31:.E31])/[.$M$1]" office:value-type="float" office:value="50628" calcext:value-type="float">
            <text:p>50628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1219" calcext:value-type="float">
            <text:p>31219</text:p>
          </table:table-cell>
          <table:table-cell office:value-type="float" office:value="30379" calcext:value-type="float">
            <text:p>30379</text:p>
          </table:table-cell>
          <table:table-cell office:value-type="float" office:value="31979" calcext:value-type="float">
            <text:p>31979</text:p>
          </table:table-cell>
          <table:table-cell office:value-type="float" office:value="5035" calcext:value-type="float">
            <text:p>5035</text:p>
          </table:table-cell>
          <table:table-cell table:formula="of:=SUM([.C32:.E32])/[.$M$1]" office:value-type="float" office:value="46788.5" calcext:value-type="float">
            <text:p>46788.5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139" calcext:value-type="float">
            <text:p>34139</text:p>
          </table:table-cell>
          <table:table-cell office:value-type="float" office:value="36632" calcext:value-type="float">
            <text:p>36632</text:p>
          </table:table-cell>
          <table:table-cell office:value-type="float" office:value="34679" calcext:value-type="float">
            <text:p>34679</text:p>
          </table:table-cell>
          <table:table-cell office:value-type="float" office:value="5210" calcext:value-type="float">
            <text:p>5210</text:p>
          </table:table-cell>
          <table:table-cell table:formula="of:=SUM([.C33:.E33])/[.$M$1]" office:value-type="float" office:value="52725" calcext:value-type="float">
            <text:p>52725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418" calcext:value-type="float">
            <text:p>35418</text:p>
          </table:table-cell>
          <table:table-cell office:value-type="float" office:value="34218" calcext:value-type="float">
            <text:p>34218</text:p>
          </table:table-cell>
          <table:table-cell office:value-type="float" office:value="36596" calcext:value-type="float">
            <text:p>36596</text:p>
          </table:table-cell>
          <table:table-cell office:value-type="float" office:value="5095" calcext:value-type="float">
            <text:p>5095</text:p>
          </table:table-cell>
          <table:table-cell table:formula="of:=SUM([.C34:.E34])/[.$M$1]" office:value-type="float" office:value="53116" calcext:value-type="float">
            <text:p>53116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921" calcext:value-type="float">
            <text:p>34921</text:p>
          </table:table-cell>
          <table:table-cell office:value-type="float" office:value="34420" calcext:value-type="float">
            <text:p>34420</text:p>
          </table:table-cell>
          <table:table-cell office:value-type="float" office:value="36811" calcext:value-type="float">
            <text:p>36811</text:p>
          </table:table-cell>
          <table:table-cell office:value-type="float" office:value="5002" calcext:value-type="float">
            <text:p>5002</text:p>
          </table:table-cell>
          <table:table-cell table:formula="of:=SUM([.C35:.E35])/[.$M$1]" office:value-type="float" office:value="53076" calcext:value-type="float">
            <text:p>53076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467" calcext:value-type="float">
            <text:p>35467</text:p>
          </table:table-cell>
          <table:table-cell office:value-type="float" office:value="35955" calcext:value-type="float">
            <text:p>35955</text:p>
          </table:table-cell>
          <table:table-cell office:value-type="float" office:value="35095" calcext:value-type="float">
            <text:p>35095</text:p>
          </table:table-cell>
          <table:table-cell office:value-type="float" office:value="4959" calcext:value-type="float">
            <text:p>4959</text:p>
          </table:table-cell>
          <table:table-cell table:formula="of:=SUM([.C36:.E36])/[.$M$1]" office:value-type="float" office:value="53258.5" calcext:value-type="float">
            <text:p>53258.5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775" calcext:value-type="float">
            <text:p>34775</text:p>
          </table:table-cell>
          <table:table-cell office:value-type="float" office:value="41655" calcext:value-type="float">
            <text:p>41655</text:p>
          </table:table-cell>
          <table:table-cell office:value-type="float" office:value="37189" calcext:value-type="float">
            <text:p>37189</text:p>
          </table:table-cell>
          <table:table-cell office:value-type="float" office:value="4496" calcext:value-type="float">
            <text:p>4496</text:p>
          </table:table-cell>
          <table:table-cell table:formula="of:=SUM([.C37:.E37])/[.$M$1]" office:value-type="float" office:value="56809.5" calcext:value-type="float">
            <text:p>56809.5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656" calcext:value-type="float">
            <text:p>36656</text:p>
          </table:table-cell>
          <table:table-cell office:value-type="float" office:value="37168" calcext:value-type="float">
            <text:p>37168</text:p>
          </table:table-cell>
          <table:table-cell office:value-type="float" office:value="37698" calcext:value-type="float">
            <text:p>37698</text:p>
          </table:table-cell>
          <table:table-cell office:value-type="float" office:value="4582" calcext:value-type="float">
            <text:p>4582</text:p>
          </table:table-cell>
          <table:table-cell table:formula="of:=SUM([.C38:.E38])/[.$M$1]" office:value-type="float" office:value="55761" calcext:value-type="float">
            <text:p>55761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877" calcext:value-type="float">
            <text:p>35877</text:p>
          </table:table-cell>
          <table:table-cell office:value-type="float" office:value="37644" calcext:value-type="float">
            <text:p>37644</text:p>
          </table:table-cell>
          <table:table-cell office:value-type="float" office:value="36421" calcext:value-type="float">
            <text:p>36421</text:p>
          </table:table-cell>
          <table:table-cell office:value-type="float" office:value="4715" calcext:value-type="float">
            <text:p>4715</text:p>
          </table:table-cell>
          <table:table-cell table:formula="of:=SUM([.C39:.E39])/[.$M$1]" office:value-type="float" office:value="54971" calcext:value-type="float">
            <text:p>54971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327" calcext:value-type="float">
            <text:p>34327</text:p>
          </table:table-cell>
          <table:table-cell office:value-type="float" office:value="33300" calcext:value-type="float">
            <text:p>33300</text:p>
          </table:table-cell>
          <table:table-cell office:value-type="float" office:value="35717" calcext:value-type="float">
            <text:p>35717</text:p>
          </table:table-cell>
          <table:table-cell office:value-type="float" office:value="4995" calcext:value-type="float">
            <text:p>4995</text:p>
          </table:table-cell>
          <table:table-cell table:formula="of:=SUM([.C40:.E40])/[.$M$1]" office:value-type="float" office:value="51672" calcext:value-type="float">
            <text:p>51672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395" calcext:value-type="float">
            <text:p>34395</text:p>
          </table:table-cell>
          <table:table-cell office:value-type="float" office:value="34011" calcext:value-type="float">
            <text:p>34011</text:p>
          </table:table-cell>
          <table:table-cell office:value-type="float" office:value="35494" calcext:value-type="float">
            <text:p>35494</text:p>
          </table:table-cell>
          <table:table-cell office:value-type="float" office:value="5029" calcext:value-type="float">
            <text:p>5029</text:p>
          </table:table-cell>
          <table:table-cell table:formula="of:=SUM([.C41:.E41])/[.$M$1]" office:value-type="float" office:value="51950" calcext:value-type="float">
            <text:p>51950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126" calcext:value-type="float">
            <text:p>35126</text:p>
          </table:table-cell>
          <table:table-cell office:value-type="float" office:value="34383" calcext:value-type="float">
            <text:p>34383</text:p>
          </table:table-cell>
          <table:table-cell office:value-type="float" office:value="37846" calcext:value-type="float">
            <text:p>37846</text:p>
          </table:table-cell>
          <table:table-cell office:value-type="float" office:value="4952" calcext:value-type="float">
            <text:p>4952</text:p>
          </table:table-cell>
          <table:table-cell table:formula="of:=SUM([.C42:.E42])/[.$M$1]" office:value-type="float" office:value="53677.5" calcext:value-type="float">
            <text:p>53677.5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2792" calcext:value-type="float">
            <text:p>32792</text:p>
          </table:table-cell>
          <table:table-cell office:value-type="float" office:value="33878" calcext:value-type="float">
            <text:p>33878</text:p>
          </table:table-cell>
          <table:table-cell office:value-type="float" office:value="35223" calcext:value-type="float">
            <text:p>35223</text:p>
          </table:table-cell>
          <table:table-cell office:value-type="float" office:value="5059" calcext:value-type="float">
            <text:p>5059</text:p>
          </table:table-cell>
          <table:table-cell table:formula="of:=SUM([.C43:.E43])/[.$M$1]" office:value-type="float" office:value="50946.5" calcext:value-type="float">
            <text:p>50946.5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463" calcext:value-type="float">
            <text:p>33463</text:p>
          </table:table-cell>
          <table:table-cell office:value-type="float" office:value="33134" calcext:value-type="float">
            <text:p>33134</text:p>
          </table:table-cell>
          <table:table-cell office:value-type="float" office:value="34634" calcext:value-type="float">
            <text:p>34634</text:p>
          </table:table-cell>
          <table:table-cell office:value-type="float" office:value="4998" calcext:value-type="float">
            <text:p>4998</text:p>
          </table:table-cell>
          <table:table-cell table:formula="of:=SUM([.C44:.E44])/[.$M$1]" office:value-type="float" office:value="50615.5" calcext:value-type="float">
            <text:p>50615.5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286" calcext:value-type="float">
            <text:p>34286</text:p>
          </table:table-cell>
          <table:table-cell office:value-type="float" office:value="32799" calcext:value-type="float">
            <text:p>32799</text:p>
          </table:table-cell>
          <table:table-cell office:value-type="float" office:value="35702" calcext:value-type="float">
            <text:p>35702</text:p>
          </table:table-cell>
          <table:table-cell office:value-type="float" office:value="5004" calcext:value-type="float">
            <text:p>5004</text:p>
          </table:table-cell>
          <table:table-cell table:formula="of:=SUM([.C45:.E45])/[.$M$1]" office:value-type="float" office:value="51393.5" calcext:value-type="float">
            <text:p>51393.5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994" calcext:value-type="float">
            <text:p>36994</text:p>
          </table:table-cell>
          <table:table-cell office:value-type="float" office:value="35377" calcext:value-type="float">
            <text:p>35377</text:p>
          </table:table-cell>
          <table:table-cell office:value-type="float" office:value="36003" calcext:value-type="float">
            <text:p>36003</text:p>
          </table:table-cell>
          <table:table-cell office:value-type="float" office:value="4923" calcext:value-type="float">
            <text:p>4923</text:p>
          </table:table-cell>
          <table:table-cell table:formula="of:=SUM([.C46:.E46])/[.$M$1]" office:value-type="float" office:value="54187" calcext:value-type="float">
            <text:p>54187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2358" calcext:value-type="float">
            <text:p>32358</text:p>
          </table:table-cell>
          <table:table-cell office:value-type="float" office:value="33019" calcext:value-type="float">
            <text:p>33019</text:p>
          </table:table-cell>
          <table:table-cell office:value-type="float" office:value="32941" calcext:value-type="float">
            <text:p>32941</text:p>
          </table:table-cell>
          <table:table-cell office:value-type="float" office:value="4862" calcext:value-type="float">
            <text:p>4862</text:p>
          </table:table-cell>
          <table:table-cell table:formula="of:=SUM([.C47:.E47])/[.$M$1]" office:value-type="float" office:value="49159" calcext:value-type="float">
            <text:p>49159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801" calcext:value-type="float">
            <text:p>33801</text:p>
          </table:table-cell>
          <table:table-cell office:value-type="float" office:value="34702" calcext:value-type="float">
            <text:p>34702</text:p>
          </table:table-cell>
          <table:table-cell office:value-type="float" office:value="34204" calcext:value-type="float">
            <text:p>34204</text:p>
          </table:table-cell>
          <table:table-cell office:value-type="float" office:value="4968" calcext:value-type="float">
            <text:p>4968</text:p>
          </table:table-cell>
          <table:table-cell table:formula="of:=SUM([.C48:.E48])/[.$M$1]" office:value-type="float" office:value="51353.5" calcext:value-type="float">
            <text:p>51353.5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1795" calcext:value-type="float">
            <text:p>31795</text:p>
          </table:table-cell>
          <table:table-cell office:value-type="float" office:value="31864" calcext:value-type="float">
            <text:p>31864</text:p>
          </table:table-cell>
          <table:table-cell office:value-type="float" office:value="33775" calcext:value-type="float">
            <text:p>33775</text:p>
          </table:table-cell>
          <table:table-cell office:value-type="float" office:value="5027" calcext:value-type="float">
            <text:p>5027</text:p>
          </table:table-cell>
          <table:table-cell table:formula="of:=SUM([.C49:.E49])/[.$M$1]" office:value-type="float" office:value="48717" calcext:value-type="float">
            <text:p>48717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672" calcext:value-type="float">
            <text:p>35672</text:p>
          </table:table-cell>
          <table:table-cell office:value-type="float" office:value="34857" calcext:value-type="float">
            <text:p>34857</text:p>
          </table:table-cell>
          <table:table-cell office:value-type="float" office:value="37324" calcext:value-type="float">
            <text:p>37324</text:p>
          </table:table-cell>
          <table:table-cell office:value-type="float" office:value="5174" calcext:value-type="float">
            <text:p>5174</text:p>
          </table:table-cell>
          <table:table-cell table:formula="of:=SUM([.C50:.E50])/[.$M$1]" office:value-type="float" office:value="53926.5" calcext:value-type="float">
            <text:p>53926.5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198" calcext:value-type="float">
            <text:p>35198</text:p>
          </table:table-cell>
          <table:table-cell office:value-type="float" office:value="35410" calcext:value-type="float">
            <text:p>35410</text:p>
          </table:table-cell>
          <table:table-cell office:value-type="float" office:value="35669" calcext:value-type="float">
            <text:p>35669</text:p>
          </table:table-cell>
          <table:table-cell office:value-type="float" office:value="5143" calcext:value-type="float">
            <text:p>5143</text:p>
          </table:table-cell>
          <table:table-cell table:formula="of:=SUM([.C51:.E51])/[.$M$1]" office:value-type="float" office:value="53138.5" calcext:value-type="float">
            <text:p>53138.5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142" calcext:value-type="float">
            <text:p>34142</text:p>
          </table:table-cell>
          <table:table-cell office:value-type="float" office:value="34908" calcext:value-type="float">
            <text:p>34908</text:p>
          </table:table-cell>
          <table:table-cell office:value-type="float" office:value="33575" calcext:value-type="float">
            <text:p>33575</text:p>
          </table:table-cell>
          <table:table-cell office:value-type="float" office:value="4894" calcext:value-type="float">
            <text:p>4894</text:p>
          </table:table-cell>
          <table:table-cell table:formula="of:=SUM([.C52:.E52])/[.$M$1]" office:value-type="float" office:value="51312.5" calcext:value-type="float">
            <text:p>51312.5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154" calcext:value-type="float">
            <text:p>33154</text:p>
          </table:table-cell>
          <table:table-cell office:value-type="float" office:value="30059" calcext:value-type="float">
            <text:p>30059</text:p>
          </table:table-cell>
          <table:table-cell office:value-type="float" office:value="31530" calcext:value-type="float">
            <text:p>31530</text:p>
          </table:table-cell>
          <table:table-cell office:value-type="float" office:value="5060" calcext:value-type="float">
            <text:p>5060</text:p>
          </table:table-cell>
          <table:table-cell table:formula="of:=SUM([.C53:.E53])/[.$M$1]" office:value-type="float" office:value="47371.5" calcext:value-type="float">
            <text:p>47371.5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7110" calcext:value-type="float">
            <text:p>37110</text:p>
          </table:table-cell>
          <table:table-cell office:value-type="float" office:value="39485" calcext:value-type="float">
            <text:p>39485</text:p>
          </table:table-cell>
          <table:table-cell office:value-type="float" office:value="37936" calcext:value-type="float">
            <text:p>37936</text:p>
          </table:table-cell>
          <table:table-cell office:value-type="float" office:value="4936" calcext:value-type="float">
            <text:p>4936</text:p>
          </table:table-cell>
          <table:table-cell table:formula="of:=SUM([.C54:.E54])/[.$M$1]" office:value-type="float" office:value="57265.5" calcext:value-type="float">
            <text:p>57265.5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458" calcext:value-type="float">
            <text:p>33458</text:p>
          </table:table-cell>
          <table:table-cell office:value-type="float" office:value="33975" calcext:value-type="float">
            <text:p>33975</text:p>
          </table:table-cell>
          <table:table-cell office:value-type="float" office:value="34238" calcext:value-type="float">
            <text:p>34238</text:p>
          </table:table-cell>
          <table:table-cell office:value-type="float" office:value="4978" calcext:value-type="float">
            <text:p>4978</text:p>
          </table:table-cell>
          <table:table-cell table:formula="of:=SUM([.C55:.E55])/[.$M$1]" office:value-type="float" office:value="50835.5" calcext:value-type="float">
            <text:p>50835.5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2027" calcext:value-type="float">
            <text:p>32027</text:p>
          </table:table-cell>
          <table:table-cell office:value-type="float" office:value="31298" calcext:value-type="float">
            <text:p>31298</text:p>
          </table:table-cell>
          <table:table-cell office:value-type="float" office:value="32915" calcext:value-type="float">
            <text:p>32915</text:p>
          </table:table-cell>
          <table:table-cell office:value-type="float" office:value="5244" calcext:value-type="float">
            <text:p>5244</text:p>
          </table:table-cell>
          <table:table-cell table:formula="of:=SUM([.C56:.E56])/[.$M$1]" office:value-type="float" office:value="48120" calcext:value-type="float">
            <text:p>48120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0262" calcext:value-type="float">
            <text:p>30262</text:p>
          </table:table-cell>
          <table:table-cell office:value-type="float" office:value="31511" calcext:value-type="float">
            <text:p>31511</text:p>
          </table:table-cell>
          <table:table-cell office:value-type="float" office:value="32602" calcext:value-type="float">
            <text:p>32602</text:p>
          </table:table-cell>
          <table:table-cell office:value-type="float" office:value="4998" calcext:value-type="float">
            <text:p>4998</text:p>
          </table:table-cell>
          <table:table-cell table:formula="of:=SUM([.C57:.E57])/[.$M$1]" office:value-type="float" office:value="47187.5" calcext:value-type="float">
            <text:p>47187.5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7442" calcext:value-type="float">
            <text:p>37442</text:p>
          </table:table-cell>
          <table:table-cell office:value-type="float" office:value="34130" calcext:value-type="float">
            <text:p>34130</text:p>
          </table:table-cell>
          <table:table-cell office:value-type="float" office:value="36239" calcext:value-type="float">
            <text:p>36239</text:p>
          </table:table-cell>
          <table:table-cell office:value-type="float" office:value="5168" calcext:value-type="float">
            <text:p>5168</text:p>
          </table:table-cell>
          <table:table-cell table:formula="of:=SUM([.C58:.E58])/[.$M$1]" office:value-type="float" office:value="53905.5" calcext:value-type="float">
            <text:p>53905.5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874" calcext:value-type="float">
            <text:p>36874</text:p>
          </table:table-cell>
          <table:table-cell office:value-type="float" office:value="34987" calcext:value-type="float">
            <text:p>34987</text:p>
          </table:table-cell>
          <table:table-cell office:value-type="float" office:value="35669" calcext:value-type="float">
            <text:p>35669</text:p>
          </table:table-cell>
          <table:table-cell office:value-type="float" office:value="5222" calcext:value-type="float">
            <text:p>5222</text:p>
          </table:table-cell>
          <table:table-cell table:formula="of:=SUM([.C59:.E59])/[.$M$1]" office:value-type="float" office:value="53765" calcext:value-type="float">
            <text:p>53765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881" calcext:value-type="float">
            <text:p>33881</text:p>
          </table:table-cell>
          <table:table-cell office:value-type="float" office:value="34239" calcext:value-type="float">
            <text:p>34239</text:p>
          </table:table-cell>
          <table:table-cell office:value-type="float" office:value="36083" calcext:value-type="float">
            <text:p>36083</text:p>
          </table:table-cell>
          <table:table-cell office:value-type="float" office:value="5146" calcext:value-type="float">
            <text:p>5146</text:p>
          </table:table-cell>
          <table:table-cell table:formula="of:=SUM([.C60:.E60])/[.$M$1]" office:value-type="float" office:value="52101.5" calcext:value-type="float">
            <text:p>52101.5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812" calcext:value-type="float">
            <text:p>34812</text:p>
          </table:table-cell>
          <table:table-cell office:value-type="float" office:value="36762" calcext:value-type="float">
            <text:p>36762</text:p>
          </table:table-cell>
          <table:table-cell office:value-type="float" office:value="36418" calcext:value-type="float">
            <text:p>36418</text:p>
          </table:table-cell>
          <table:table-cell office:value-type="float" office:value="4932" calcext:value-type="float">
            <text:p>4932</text:p>
          </table:table-cell>
          <table:table-cell table:formula="of:=SUM([.C61:.E61])/[.$M$1]" office:value-type="float" office:value="53996" calcext:value-type="float">
            <text:p>53996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8504" calcext:value-type="float">
            <text:p>38504</text:p>
          </table:table-cell>
          <table:table-cell office:value-type="float" office:value="39259" calcext:value-type="float">
            <text:p>39259</text:p>
          </table:table-cell>
          <table:table-cell office:value-type="float" office:value="36987" calcext:value-type="float">
            <text:p>36987</text:p>
          </table:table-cell>
          <table:table-cell office:value-type="float" office:value="4898" calcext:value-type="float">
            <text:p>4898</text:p>
          </table:table-cell>
          <table:table-cell table:formula="of:=SUM([.C62:.E62])/[.$M$1]" office:value-type="float" office:value="57375" calcext:value-type="float">
            <text:p>57375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152" calcext:value-type="float">
            <text:p>35152</text:p>
          </table:table-cell>
          <table:table-cell office:value-type="float" office:value="35211" calcext:value-type="float">
            <text:p>35211</text:p>
          </table:table-cell>
          <table:table-cell office:value-type="float" office:value="36116" calcext:value-type="float">
            <text:p>36116</text:p>
          </table:table-cell>
          <table:table-cell office:value-type="float" office:value="5015" calcext:value-type="float">
            <text:p>5015</text:p>
          </table:table-cell>
          <table:table-cell table:formula="of:=SUM([.C63:.E63])/[.$M$1]" office:value-type="float" office:value="53239.5" calcext:value-type="float">
            <text:p>53239.5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021" calcext:value-type="float">
            <text:p>36021</text:p>
          </table:table-cell>
          <table:table-cell office:value-type="float" office:value="34970" calcext:value-type="float">
            <text:p>34970</text:p>
          </table:table-cell>
          <table:table-cell office:value-type="float" office:value="35243" calcext:value-type="float">
            <text:p>35243</text:p>
          </table:table-cell>
          <table:table-cell office:value-type="float" office:value="5081" calcext:value-type="float">
            <text:p>5081</text:p>
          </table:table-cell>
          <table:table-cell table:formula="of:=SUM([.C64:.E64])/[.$M$1]" office:value-type="float" office:value="53117" calcext:value-type="float">
            <text:p>53117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562" calcext:value-type="float">
            <text:p>35562</text:p>
          </table:table-cell>
          <table:table-cell office:value-type="float" office:value="35939" calcext:value-type="float">
            <text:p>35939</text:p>
          </table:table-cell>
          <table:table-cell office:value-type="float" office:value="35424" calcext:value-type="float">
            <text:p>35424</text:p>
          </table:table-cell>
          <table:table-cell office:value-type="float" office:value="4810" calcext:value-type="float">
            <text:p>4810</text:p>
          </table:table-cell>
          <table:table-cell table:formula="of:=SUM([.C65:.E65])/[.$M$1]" office:value-type="float" office:value="53462.5" calcext:value-type="float">
            <text:p>53462.5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826" calcext:value-type="float">
            <text:p>36826</text:p>
          </table:table-cell>
          <table:table-cell office:value-type="float" office:value="36820" calcext:value-type="float">
            <text:p>36820</text:p>
          </table:table-cell>
          <table:table-cell office:value-type="float" office:value="38256" calcext:value-type="float">
            <text:p>38256</text:p>
          </table:table-cell>
          <table:table-cell office:value-type="float" office:value="5170" calcext:value-type="float">
            <text:p>5170</text:p>
          </table:table-cell>
          <table:table-cell table:formula="of:=SUM([.C66:.E66])/[.$M$1]" office:value-type="float" office:value="55951" calcext:value-type="float">
            <text:p>55951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299" calcext:value-type="float">
            <text:p>35299</text:p>
          </table:table-cell>
          <table:table-cell office:value-type="float" office:value="33808" calcext:value-type="float">
            <text:p>33808</text:p>
          </table:table-cell>
          <table:table-cell office:value-type="float" office:value="36525" calcext:value-type="float">
            <text:p>36525</text:p>
          </table:table-cell>
          <table:table-cell office:value-type="float" office:value="5426" calcext:value-type="float">
            <text:p>5426</text:p>
          </table:table-cell>
          <table:table-cell table:formula="of:=SUM([.C67:.E67])/[.$M$1]" office:value-type="float" office:value="52816" calcext:value-type="float">
            <text:p>52816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373" calcext:value-type="float">
            <text:p>36373</text:p>
          </table:table-cell>
          <table:table-cell office:value-type="float" office:value="36203" calcext:value-type="float">
            <text:p>36203</text:p>
          </table:table-cell>
          <table:table-cell office:value-type="float" office:value="35961" calcext:value-type="float">
            <text:p>35961</text:p>
          </table:table-cell>
          <table:table-cell office:value-type="float" office:value="4997" calcext:value-type="float">
            <text:p>4997</text:p>
          </table:table-cell>
          <table:table-cell table:formula="of:=SUM([.C68:.E68])/[.$M$1]" office:value-type="float" office:value="54268.5" calcext:value-type="float">
            <text:p>54268.5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532" calcext:value-type="float">
            <text:p>34532</text:p>
          </table:table-cell>
          <table:table-cell office:value-type="float" office:value="35715" calcext:value-type="float">
            <text:p>35715</text:p>
          </table:table-cell>
          <table:table-cell office:value-type="float" office:value="36448" calcext:value-type="float">
            <text:p>36448</text:p>
          </table:table-cell>
          <table:table-cell office:value-type="float" office:value="4772" calcext:value-type="float">
            <text:p>4772</text:p>
          </table:table-cell>
          <table:table-cell table:formula="of:=SUM([.C69:.E69])/[.$M$1]" office:value-type="float" office:value="53347.5" calcext:value-type="float">
            <text:p>53347.5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512" calcext:value-type="float">
            <text:p>36512</text:p>
          </table:table-cell>
          <table:table-cell office:value-type="float" office:value="37922" calcext:value-type="float">
            <text:p>37922</text:p>
          </table:table-cell>
          <table:table-cell office:value-type="float" office:value="39002" calcext:value-type="float">
            <text:p>39002</text:p>
          </table:table-cell>
          <table:table-cell office:value-type="float" office:value="4875" calcext:value-type="float">
            <text:p>4875</text:p>
          </table:table-cell>
          <table:table-cell table:formula="of:=SUM([.C70:.E70])/[.$M$1]" office:value-type="float" office:value="56718" calcext:value-type="float">
            <text:p>56718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864" calcext:value-type="float">
            <text:p>34864</text:p>
          </table:table-cell>
          <table:table-cell office:value-type="float" office:value="35902" calcext:value-type="float">
            <text:p>35902</text:p>
          </table:table-cell>
          <table:table-cell office:value-type="float" office:value="37032" calcext:value-type="float">
            <text:p>37032</text:p>
          </table:table-cell>
          <table:table-cell office:value-type="float" office:value="4825" calcext:value-type="float">
            <text:p>4825</text:p>
          </table:table-cell>
          <table:table-cell table:formula="of:=SUM([.C71:.E71])/[.$M$1]" office:value-type="float" office:value="53899" calcext:value-type="float">
            <text:p>53899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173" calcext:value-type="float">
            <text:p>35173</text:p>
          </table:table-cell>
          <table:table-cell office:value-type="float" office:value="33109" calcext:value-type="float">
            <text:p>33109</text:p>
          </table:table-cell>
          <table:table-cell office:value-type="float" office:value="37251" calcext:value-type="float">
            <text:p>37251</text:p>
          </table:table-cell>
          <table:table-cell office:value-type="float" office:value="5342" calcext:value-type="float">
            <text:p>5342</text:p>
          </table:table-cell>
          <table:table-cell table:formula="of:=SUM([.C72:.E72])/[.$M$1]" office:value-type="float" office:value="52766.5" calcext:value-type="float">
            <text:p>52766.5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703" calcext:value-type="float">
            <text:p>36703</text:p>
          </table:table-cell>
          <table:table-cell office:value-type="float" office:value="36791" calcext:value-type="float">
            <text:p>36791</text:p>
          </table:table-cell>
          <table:table-cell office:value-type="float" office:value="36357" calcext:value-type="float">
            <text:p>36357</text:p>
          </table:table-cell>
          <table:table-cell office:value-type="float" office:value="5157" calcext:value-type="float">
            <text:p>5157</text:p>
          </table:table-cell>
          <table:table-cell table:formula="of:=SUM([.C73:.E73])/[.$M$1]" office:value-type="float" office:value="54925.5" calcext:value-type="float">
            <text:p>54925.5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7449" calcext:value-type="float">
            <text:p>37449</text:p>
          </table:table-cell>
          <table:table-cell office:value-type="float" office:value="36813" calcext:value-type="float">
            <text:p>36813</text:p>
          </table:table-cell>
          <table:table-cell office:value-type="float" office:value="35914" calcext:value-type="float">
            <text:p>35914</text:p>
          </table:table-cell>
          <table:table-cell office:value-type="float" office:value="4842" calcext:value-type="float">
            <text:p>4842</text:p>
          </table:table-cell>
          <table:table-cell table:formula="of:=SUM([.C74:.E74])/[.$M$1]" office:value-type="float" office:value="55088" calcext:value-type="float">
            <text:p>55088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964" calcext:value-type="float">
            <text:p>35964</text:p>
          </table:table-cell>
          <table:table-cell office:value-type="float" office:value="33013" calcext:value-type="float">
            <text:p>33013</text:p>
          </table:table-cell>
          <table:table-cell office:value-type="float" office:value="36897" calcext:value-type="float">
            <text:p>36897</text:p>
          </table:table-cell>
          <table:table-cell office:value-type="float" office:value="5224" calcext:value-type="float">
            <text:p>5224</text:p>
          </table:table-cell>
          <table:table-cell table:formula="of:=SUM([.C75:.E75])/[.$M$1]" office:value-type="float" office:value="52937" calcext:value-type="float">
            <text:p>52937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2288" calcext:value-type="float">
            <text:p>32288</text:p>
          </table:table-cell>
          <table:table-cell office:value-type="float" office:value="32869" calcext:value-type="float">
            <text:p>32869</text:p>
          </table:table-cell>
          <table:table-cell office:value-type="float" office:value="39822" calcext:value-type="float">
            <text:p>39822</text:p>
          </table:table-cell>
          <table:table-cell office:value-type="float" office:value="4985" calcext:value-type="float">
            <text:p>4985</text:p>
          </table:table-cell>
          <table:table-cell table:formula="of:=SUM([.C76:.E76])/[.$M$1]" office:value-type="float" office:value="52489.5" calcext:value-type="float">
            <text:p>52489.5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772" calcext:value-type="float">
            <text:p>36772</text:p>
          </table:table-cell>
          <table:table-cell office:value-type="float" office:value="35808" calcext:value-type="float">
            <text:p>35808</text:p>
          </table:table-cell>
          <table:table-cell office:value-type="float" office:value="37527" calcext:value-type="float">
            <text:p>37527</text:p>
          </table:table-cell>
          <table:table-cell office:value-type="float" office:value="5067" calcext:value-type="float">
            <text:p>5067</text:p>
          </table:table-cell>
          <table:table-cell table:formula="of:=SUM([.C77:.E77])/[.$M$1]" office:value-type="float" office:value="55053.5" calcext:value-type="float">
            <text:p>55053.5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582" calcext:value-type="float">
            <text:p>35582</text:p>
          </table:table-cell>
          <table:table-cell office:value-type="float" office:value="34100" calcext:value-type="float">
            <text:p>34100</text:p>
          </table:table-cell>
          <table:table-cell office:value-type="float" office:value="35274" calcext:value-type="float">
            <text:p>35274</text:p>
          </table:table-cell>
          <table:table-cell office:value-type="float" office:value="5055" calcext:value-type="float">
            <text:p>5055</text:p>
          </table:table-cell>
          <table:table-cell table:formula="of:=SUM([.C78:.E78])/[.$M$1]" office:value-type="float" office:value="52478" calcext:value-type="float">
            <text:p>52478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790" calcext:value-type="float">
            <text:p>33790</text:p>
          </table:table-cell>
          <table:table-cell office:value-type="float" office:value="33589" calcext:value-type="float">
            <text:p>33589</text:p>
          </table:table-cell>
          <table:table-cell office:value-type="float" office:value="36666" calcext:value-type="float">
            <text:p>36666</text:p>
          </table:table-cell>
          <table:table-cell office:value-type="float" office:value="4947" calcext:value-type="float">
            <text:p>4947</text:p>
          </table:table-cell>
          <table:table-cell table:formula="of:=SUM([.C79:.E79])/[.$M$1]" office:value-type="float" office:value="52022.5" calcext:value-type="float">
            <text:p>52022.5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699" calcext:value-type="float">
            <text:p>34699</text:p>
          </table:table-cell>
          <table:table-cell office:value-type="float" office:value="34059" calcext:value-type="float">
            <text:p>34059</text:p>
          </table:table-cell>
          <table:table-cell office:value-type="float" office:value="34934" calcext:value-type="float">
            <text:p>34934</text:p>
          </table:table-cell>
          <table:table-cell office:value-type="float" office:value="4949" calcext:value-type="float">
            <text:p>4949</text:p>
          </table:table-cell>
          <table:table-cell table:formula="of:=SUM([.C80:.E80])/[.$M$1]" office:value-type="float" office:value="51846" calcext:value-type="float">
            <text:p>51846</text:p>
          </table:table-cell>
          <table:table-cell table:formula="of:=[.H79]+[.$M$1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7304" calcext:value-type="float">
            <text:p>37304</text:p>
          </table:table-cell>
          <table:table-cell office:value-type="float" office:value="36339" calcext:value-type="float">
            <text:p>36339</text:p>
          </table:table-cell>
          <table:table-cell office:value-type="float" office:value="37583" calcext:value-type="float">
            <text:p>37583</text:p>
          </table:table-cell>
          <table:table-cell office:value-type="float" office:value="5129" calcext:value-type="float">
            <text:p>5129</text:p>
          </table:table-cell>
          <table:table-cell table:formula="of:=SUM([.C81:.E81])/[.$M$1]" office:value-type="float" office:value="55613" calcext:value-type="float">
            <text:p>55613</text:p>
          </table:table-cell>
          <table:table-cell table:formula="of:=[.H80]+[.$M$1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2681" calcext:value-type="float">
            <text:p>32681</text:p>
          </table:table-cell>
          <table:table-cell office:value-type="float" office:value="33748" calcext:value-type="float">
            <text:p>33748</text:p>
          </table:table-cell>
          <table:table-cell office:value-type="float" office:value="34492" calcext:value-type="float">
            <text:p>34492</text:p>
          </table:table-cell>
          <table:table-cell office:value-type="float" office:value="4715" calcext:value-type="float">
            <text:p>4715</text:p>
          </table:table-cell>
          <table:table-cell table:formula="of:=SUM([.C82:.E82])/[.$M$1]" office:value-type="float" office:value="50460.5" calcext:value-type="float">
            <text:p>50460.5</text:p>
          </table:table-cell>
          <table:table-cell table:formula="of:=[.H81]+[.$M$1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699" calcext:value-type="float">
            <text:p>34699</text:p>
          </table:table-cell>
          <table:table-cell office:value-type="float" office:value="35887" calcext:value-type="float">
            <text:p>35887</text:p>
          </table:table-cell>
          <table:table-cell office:value-type="float" office:value="37068" calcext:value-type="float">
            <text:p>37068</text:p>
          </table:table-cell>
          <table:table-cell office:value-type="float" office:value="4887" calcext:value-type="float">
            <text:p>4887</text:p>
          </table:table-cell>
          <table:table-cell table:formula="of:=SUM([.C83:.E83])/[.$M$1]" office:value-type="float" office:value="53827" calcext:value-type="float">
            <text:p>53827</text:p>
          </table:table-cell>
          <table:table-cell table:formula="of:=[.H82]+[.$M$1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536" calcext:value-type="float">
            <text:p>34536</text:p>
          </table:table-cell>
          <table:table-cell office:value-type="float" office:value="33618" calcext:value-type="float">
            <text:p>33618</text:p>
          </table:table-cell>
          <table:table-cell office:value-type="float" office:value="35253" calcext:value-type="float">
            <text:p>35253</text:p>
          </table:table-cell>
          <table:table-cell office:value-type="float" office:value="5106" calcext:value-type="float">
            <text:p>5106</text:p>
          </table:table-cell>
          <table:table-cell table:formula="of:=SUM([.C84:.E84])/[.$M$1]" office:value-type="float" office:value="51703.5" calcext:value-type="float">
            <text:p>51703.5</text:p>
          </table:table-cell>
          <table:table-cell table:formula="of:=[.H83]+[.$M$1]" office:value-type="float" office:value="118" calcext:value-type="float">
            <text:p>118</text:p>
          </table:table-cell>
          <table:table-cell table:number-columns-repeated="6"/>
        </table:table-row>
      </table:table>
      <table:table table:name="HoH Contains lock-free" table:style-name="ta1">
        <table:shapes>
          <draw:frame draw:z-index="0" draw:style-name="gr1" draw:text-style-name="P1" svg:width="480.44pt" svg:height="315.47pt" svg:x="668.98pt" svg:y="21.88pt">
            <draw:object draw:notify-on-update-of-ranges="'HoH Contains lock-free'.B2:'HoH Contains lock-free'.B11 'HoH Contains lock-free'.G1:'HoH Contains lock-free'.G1 'HoH Contains lock-free'.G2:'HoH Contains lock-free'.G11 'HoH Contains lock-free'.H1:'HoH Contains lock-free'.H1 'HoH Contains lock-free'.H2:'HoH Contains lock-free'.H11 'HoH Contains lock-free'.I1:'HoH Contains lock-free'.I1 'HoH Contains lock-free'.I2:'HoH Contains lock-free'.I11 'HoH Contains lock-free'.J1:'HoH Contains lock-free'.J1 'HoH Contains lock-free'.J2:'HoH Contains lock-free'.J11 'HoH Contains lock-free'.F1:'HoH Contains lock-free'.F1 'HoH Contains lock-free'.F2:'HoH Contains lock-free'.F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80.44pt" svg:height="315.47pt" svg:x="671.33pt" svg:y="359.18pt">
            <draw:object draw:notify-on-update-of-ranges="'HoH Contains lock-free'.H26:'HoH Contains lock-free'.H84 'HoH Contains lock-free'.G25:'HoH Contains lock-free'.G25 'HoH Contains lock-free'.G26:'HoH Contains lock-free'.G84 'HoH Contains lock-free'.F25:'HoH Contains lock-free'.F25 'HoH Contains lock-free'.F26:'HoH Contains lock-free'.F8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3" calcext:value-type="float">
            <text:p>3</text:p>
          </table:table-cell>
          <table:table-cell office:value-type="float" office:value="26972" calcext:value-type="float">
            <text:p>26972</text:p>
          </table:table-cell>
          <table:table-cell office:value-type="float" office:value="27009" calcext:value-type="float">
            <text:p>27009</text:p>
          </table:table-cell>
          <table:table-cell office:value-type="float" office:value="39079" calcext:value-type="float">
            <text:p>39079</text:p>
          </table:table-cell>
          <table:table-cell office:value-type="float" office:value="4913" calcext:value-type="float">
            <text:p>4913</text:p>
          </table:table-cell>
          <table:table-cell table:formula="of:=SUM([.C2:.E2])/[.$M$1]" office:value-type="float" office:value="46530" calcext:value-type="float">
            <text:p>46530</text:p>
          </table:table-cell>
          <table:table-cell table:formula="of:=[.C2]/[.$M$1]" office:value-type="float" office:value="13486" calcext:value-type="float">
            <text:p>13486</text:p>
          </table:table-cell>
          <table:table-cell table:formula="of:=[.D2]/[.$M$1]" office:value-type="float" office:value="13504.5" calcext:value-type="float">
            <text:p>13504.5</text:p>
          </table:table-cell>
          <table:table-cell table:formula="of:=[.E2]/[.$M$1]" office:value-type="float" office:value="19539.5" calcext:value-type="float">
            <text:p>1953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6" calcext:value-type="float">
            <text:p>6</text:p>
          </table:table-cell>
          <table:table-cell office:value-type="float" office:value="34683" calcext:value-type="float">
            <text:p>34683</text:p>
          </table:table-cell>
          <table:table-cell office:value-type="float" office:value="36644" calcext:value-type="float">
            <text:p>36644</text:p>
          </table:table-cell>
          <table:table-cell office:value-type="float" office:value="81269" calcext:value-type="float">
            <text:p>81269</text:p>
          </table:table-cell>
          <table:table-cell office:value-type="float" office:value="4797" calcext:value-type="float">
            <text:p>4797</text:p>
          </table:table-cell>
          <table:table-cell table:formula="of:=SUM([.C3:.E3])/[.$M$1]" office:value-type="float" office:value="76298" calcext:value-type="float">
            <text:p>76298</text:p>
          </table:table-cell>
          <table:table-cell table:formula="of:=[.C3]/[.$M$1]" office:value-type="float" office:value="17341.5" calcext:value-type="float">
            <text:p>17341.5</text:p>
          </table:table-cell>
          <table:table-cell table:formula="of:=[.D3]/[.$M$1]" office:value-type="float" office:value="18322" calcext:value-type="float">
            <text:p>18322</text:p>
          </table:table-cell>
          <table:table-cell table:formula="of:=[.E3]/[.$M$1]" office:value-type="float" office:value="40634.5" calcext:value-type="float">
            <text:p>4063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9" calcext:value-type="float">
            <text:p>9</text:p>
          </table:table-cell>
          <table:table-cell office:value-type="float" office:value="25490" calcext:value-type="float">
            <text:p>25490</text:p>
          </table:table-cell>
          <table:table-cell office:value-type="float" office:value="25776" calcext:value-type="float">
            <text:p>25776</text:p>
          </table:table-cell>
          <table:table-cell office:value-type="float" office:value="126917" calcext:value-type="float">
            <text:p>126917</text:p>
          </table:table-cell>
          <table:table-cell office:value-type="float" office:value="4897" calcext:value-type="float">
            <text:p>4897</text:p>
          </table:table-cell>
          <table:table-cell table:formula="of:=SUM([.C4:.E4])/[.$M$1]" office:value-type="float" office:value="89091.5" calcext:value-type="float">
            <text:p>89091.5</text:p>
          </table:table-cell>
          <table:table-cell table:formula="of:=[.C4]/[.$M$1]" office:value-type="float" office:value="12745" calcext:value-type="float">
            <text:p>12745</text:p>
          </table:table-cell>
          <table:table-cell table:formula="of:=[.D4]/[.$M$1]" office:value-type="float" office:value="12888" calcext:value-type="float">
            <text:p>12888</text:p>
          </table:table-cell>
          <table:table-cell table:formula="of:=[.E4]/[.$M$1]" office:value-type="float" office:value="63458.5" calcext:value-type="float">
            <text:p>6345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18760" calcext:value-type="float">
            <text:p>18760</text:p>
          </table:table-cell>
          <table:table-cell office:value-type="float" office:value="18797" calcext:value-type="float">
            <text:p>18797</text:p>
          </table:table-cell>
          <table:table-cell office:value-type="float" office:value="180445" calcext:value-type="float">
            <text:p>180445</text:p>
          </table:table-cell>
          <table:table-cell office:value-type="float" office:value="4910" calcext:value-type="float">
            <text:p>4910</text:p>
          </table:table-cell>
          <table:table-cell table:formula="of:=SUM([.C5:.E5])/[.$M$1]" office:value-type="float" office:value="109001" calcext:value-type="float">
            <text:p>109001</text:p>
          </table:table-cell>
          <table:table-cell table:formula="of:=[.C5]/[.$M$1]" office:value-type="float" office:value="9380" calcext:value-type="float">
            <text:p>9380</text:p>
          </table:table-cell>
          <table:table-cell table:formula="of:=[.D5]/[.$M$1]" office:value-type="float" office:value="9398.5" calcext:value-type="float">
            <text:p>9398.5</text:p>
          </table:table-cell>
          <table:table-cell table:formula="of:=[.E5]/[.$M$1]" office:value-type="float" office:value="90222.5" calcext:value-type="float">
            <text:p>9022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15" calcext:value-type="float">
            <text:p>15</text:p>
          </table:table-cell>
          <table:table-cell office:value-type="float" office:value="13684" calcext:value-type="float">
            <text:p>13684</text:p>
          </table:table-cell>
          <table:table-cell office:value-type="float" office:value="13636" calcext:value-type="float">
            <text:p>13636</text:p>
          </table:table-cell>
          <table:table-cell office:value-type="float" office:value="235627" calcext:value-type="float">
            <text:p>235627</text:p>
          </table:table-cell>
          <table:table-cell office:value-type="float" office:value="4920" calcext:value-type="float">
            <text:p>4920</text:p>
          </table:table-cell>
          <table:table-cell table:formula="of:=SUM([.C6:.E6])/[.$M$1]" office:value-type="float" office:value="131473.5" calcext:value-type="float">
            <text:p>131473.5</text:p>
          </table:table-cell>
          <table:table-cell table:formula="of:=[.C6]/[.$M$1]" office:value-type="float" office:value="6842" calcext:value-type="float">
            <text:p>6842</text:p>
          </table:table-cell>
          <table:table-cell table:formula="of:=[.D6]/[.$M$1]" office:value-type="float" office:value="6818" calcext:value-type="float">
            <text:p>6818</text:p>
          </table:table-cell>
          <table:table-cell table:formula="of:=[.E6]/[.$M$1]" office:value-type="float" office:value="117813.5" calcext:value-type="float">
            <text:p>11781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8527" calcext:value-type="float">
            <text:p>8527</text:p>
          </table:table-cell>
          <table:table-cell office:value-type="float" office:value="8506" calcext:value-type="float">
            <text:p>8506</text:p>
          </table:table-cell>
          <table:table-cell office:value-type="float" office:value="295182" calcext:value-type="float">
            <text:p>295182</text:p>
          </table:table-cell>
          <table:table-cell office:value-type="float" office:value="4913" calcext:value-type="float">
            <text:p>4913</text:p>
          </table:table-cell>
          <table:table-cell table:formula="of:=SUM([.C7:.E7])/[.$M$1]" office:value-type="float" office:value="156107.5" calcext:value-type="float">
            <text:p>156107.5</text:p>
          </table:table-cell>
          <table:table-cell table:formula="of:=[.C7]/[.$M$1]" office:value-type="float" office:value="4263.5" calcext:value-type="float">
            <text:p>4263.5</text:p>
          </table:table-cell>
          <table:table-cell table:formula="of:=[.D7]/[.$M$1]" office:value-type="float" office:value="4253" calcext:value-type="float">
            <text:p>4253</text:p>
          </table:table-cell>
          <table:table-cell table:formula="of:=[.E7]/[.$M$1]" office:value-type="float" office:value="147591" calcext:value-type="float">
            <text:p>147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21" calcext:value-type="float">
            <text:p>21</text:p>
          </table:table-cell>
          <table:table-cell office:value-type="float" office:value="3384" calcext:value-type="float">
            <text:p>3384</text:p>
          </table:table-cell>
          <table:table-cell office:value-type="float" office:value="3420" calcext:value-type="float">
            <text:p>3420</text:p>
          </table:table-cell>
          <table:table-cell office:value-type="float" office:value="421489" calcext:value-type="float">
            <text:p>421489</text:p>
          </table:table-cell>
          <table:table-cell office:value-type="float" office:value="4868" calcext:value-type="float">
            <text:p>4868</text:p>
          </table:table-cell>
          <table:table-cell table:formula="of:=SUM([.C8:.E8])/[.$M$1]" office:value-type="float" office:value="214146.5" calcext:value-type="float">
            <text:p>214146.5</text:p>
          </table:table-cell>
          <table:table-cell table:formula="of:=[.C8]/[.$M$1]" office:value-type="float" office:value="1692" calcext:value-type="float">
            <text:p>1692</text:p>
          </table:table-cell>
          <table:table-cell table:formula="of:=[.D8]/[.$M$1]" office:value-type="float" office:value="1710" calcext:value-type="float">
            <text:p>1710</text:p>
          </table:table-cell>
          <table:table-cell table:formula="of:=[.E8]/[.$M$1]" office:value-type="float" office:value="210744.5" calcext:value-type="float">
            <text:p>21074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24" calcext:value-type="float">
            <text:p>24</text:p>
          </table:table-cell>
          <table:table-cell office:value-type="float" office:value="8210" calcext:value-type="float">
            <text:p>8210</text:p>
          </table:table-cell>
          <table:table-cell office:value-type="float" office:value="8192" calcext:value-type="float">
            <text:p>8192</text:p>
          </table:table-cell>
          <table:table-cell office:value-type="float" office:value="312786" calcext:value-type="float">
            <text:p>312786</text:p>
          </table:table-cell>
          <table:table-cell office:value-type="float" office:value="4911" calcext:value-type="float">
            <text:p>4911</text:p>
          </table:table-cell>
          <table:table-cell table:formula="of:=SUM([.C9:.E9])/[.$M$1]" office:value-type="float" office:value="164594" calcext:value-type="float">
            <text:p>164594</text:p>
          </table:table-cell>
          <table:table-cell table:formula="of:=[.C9]/[.$M$1]" office:value-type="float" office:value="4105" calcext:value-type="float">
            <text:p>4105</text:p>
          </table:table-cell>
          <table:table-cell table:formula="of:=[.D9]/[.$M$1]" office:value-type="float" office:value="4096" calcext:value-type="float">
            <text:p>4096</text:p>
          </table:table-cell>
          <table:table-cell table:formula="of:=[.E9]/[.$M$1]" office:value-type="float" office:value="156393" calcext:value-type="float">
            <text:p>156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27" calcext:value-type="float">
            <text:p>27</text:p>
          </table:table-cell>
          <table:table-cell office:value-type="float" office:value="7334" calcext:value-type="float">
            <text:p>7334</text:p>
          </table:table-cell>
          <table:table-cell office:value-type="float" office:value="7357" calcext:value-type="float">
            <text:p>7357</text:p>
          </table:table-cell>
          <table:table-cell office:value-type="float" office:value="321507" calcext:value-type="float">
            <text:p>321507</text:p>
          </table:table-cell>
          <table:table-cell office:value-type="float" office:value="4897" calcext:value-type="float">
            <text:p>4897</text:p>
          </table:table-cell>
          <table:table-cell table:formula="of:=SUM([.C10:.E10])/[.$M$1]" office:value-type="float" office:value="168099" calcext:value-type="float">
            <text:p>168099</text:p>
          </table:table-cell>
          <table:table-cell table:formula="of:=[.C10]/[.$M$1]" office:value-type="float" office:value="3667" calcext:value-type="float">
            <text:p>3667</text:p>
          </table:table-cell>
          <table:table-cell table:formula="of:=[.D10]/[.$M$1]" office:value-type="float" office:value="3678.5" calcext:value-type="float">
            <text:p>3678.5</text:p>
          </table:table-cell>
          <table:table-cell table:formula="of:=[.E10]/[.$M$1]" office:value-type="float" office:value="160753.5" calcext:value-type="float">
            <text:p>16075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30" calcext:value-type="float">
            <text:p>30</text:p>
          </table:table-cell>
          <table:table-cell office:value-type="float" office:value="5346" calcext:value-type="float">
            <text:p>5346</text:p>
          </table:table-cell>
          <table:table-cell office:value-type="float" office:value="5341" calcext:value-type="float">
            <text:p>5341</text:p>
          </table:table-cell>
          <table:table-cell office:value-type="float" office:value="291647" calcext:value-type="float">
            <text:p>291647</text:p>
          </table:table-cell>
          <table:table-cell office:value-type="float" office:value="4924" calcext:value-type="float">
            <text:p>4924</text:p>
          </table:table-cell>
          <table:table-cell table:formula="of:=SUM([.C11:.E11])/[.$M$1]" office:value-type="float" office:value="151167" calcext:value-type="float">
            <text:p>151167</text:p>
          </table:table-cell>
          <table:table-cell table:formula="of:=[.C11]/[.$M$1]" office:value-type="float" office:value="2673" calcext:value-type="float">
            <text:p>2673</text:p>
          </table:table-cell>
          <table:table-cell table:formula="of:=[.D11]/[.$M$1]" office:value-type="float" office:value="2670.5" calcext:value-type="float">
            <text:p>2670.5</text:p>
          </table:table-cell>
          <table:table-cell table:formula="of:=[.E11]/[.$M$1]" office:value-type="float" office:value="145823.5" calcext:value-type="float">
            <text:p>145823.5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30063" calcext:value-type="float">
            <text:p>30063</text:p>
          </table:table-cell>
          <table:table-cell office:value-type="float" office:value="30792" calcext:value-type="float">
            <text:p>30792</text:p>
          </table:table-cell>
          <table:table-cell office:value-type="float" office:value="344378" calcext:value-type="float">
            <text:p>344378</text:p>
          </table:table-cell>
          <table:table-cell office:value-type="float" office:value="4998" calcext:value-type="float">
            <text:p>4998</text:p>
          </table:table-cell>
          <table:table-cell table:formula="of:=SUM([.C26:.E26])/[.$M$1]" office:value-type="float" office:value="202616.5" calcext:value-type="float">
            <text:p>202616.5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9376" calcext:value-type="float">
            <text:p>29376</text:p>
          </table:table-cell>
          <table:table-cell office:value-type="float" office:value="30078" calcext:value-type="float">
            <text:p>30078</text:p>
          </table:table-cell>
          <table:table-cell office:value-type="float" office:value="152743" calcext:value-type="float">
            <text:p>152743</text:p>
          </table:table-cell>
          <table:table-cell office:value-type="float" office:value="4978" calcext:value-type="float">
            <text:p>4978</text:p>
          </table:table-cell>
          <table:table-cell table:formula="of:=SUM([.C27:.E27])/[.$M$1]" office:value-type="float" office:value="106098.5" calcext:value-type="float">
            <text:p>106098.5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7328" calcext:value-type="float">
            <text:p>27328</text:p>
          </table:table-cell>
          <table:table-cell office:value-type="float" office:value="27525" calcext:value-type="float">
            <text:p>27525</text:p>
          </table:table-cell>
          <table:table-cell office:value-type="float" office:value="125049" calcext:value-type="float">
            <text:p>125049</text:p>
          </table:table-cell>
          <table:table-cell office:value-type="float" office:value="4991" calcext:value-type="float">
            <text:p>4991</text:p>
          </table:table-cell>
          <table:table-cell table:formula="of:=SUM([.C28:.E28])/[.$M$1]" office:value-type="float" office:value="89951" calcext:value-type="float">
            <text:p>89951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7242" calcext:value-type="float">
            <text:p>27242</text:p>
          </table:table-cell>
          <table:table-cell office:value-type="float" office:value="26883" calcext:value-type="float">
            <text:p>26883</text:p>
          </table:table-cell>
          <table:table-cell office:value-type="float" office:value="122112" calcext:value-type="float">
            <text:p>122112</text:p>
          </table:table-cell>
          <table:table-cell office:value-type="float" office:value="5024" calcext:value-type="float">
            <text:p>5024</text:p>
          </table:table-cell>
          <table:table-cell table:formula="of:=SUM([.C29:.E29])/[.$M$1]" office:value-type="float" office:value="88118.5" calcext:value-type="float">
            <text:p>88118.5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5754" calcext:value-type="float">
            <text:p>25754</text:p>
          </table:table-cell>
          <table:table-cell office:value-type="float" office:value="26059" calcext:value-type="float">
            <text:p>26059</text:p>
          </table:table-cell>
          <table:table-cell office:value-type="float" office:value="127023" calcext:value-type="float">
            <text:p>127023</text:p>
          </table:table-cell>
          <table:table-cell office:value-type="float" office:value="5032" calcext:value-type="float">
            <text:p>5032</text:p>
          </table:table-cell>
          <table:table-cell table:formula="of:=SUM([.C30:.E30])/[.$M$1]" office:value-type="float" office:value="89418" calcext:value-type="float">
            <text:p>89418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7015" calcext:value-type="float">
            <text:p>27015</text:p>
          </table:table-cell>
          <table:table-cell office:value-type="float" office:value="27045" calcext:value-type="float">
            <text:p>27045</text:p>
          </table:table-cell>
          <table:table-cell office:value-type="float" office:value="123812" calcext:value-type="float">
            <text:p>123812</text:p>
          </table:table-cell>
          <table:table-cell office:value-type="float" office:value="4972" calcext:value-type="float">
            <text:p>4972</text:p>
          </table:table-cell>
          <table:table-cell table:formula="of:=SUM([.C31:.E31])/[.$M$1]" office:value-type="float" office:value="88936" calcext:value-type="float">
            <text:p>88936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5227" calcext:value-type="float">
            <text:p>25227</text:p>
          </table:table-cell>
          <table:table-cell office:value-type="float" office:value="25236" calcext:value-type="float">
            <text:p>25236</text:p>
          </table:table-cell>
          <table:table-cell office:value-type="float" office:value="123867" calcext:value-type="float">
            <text:p>123867</text:p>
          </table:table-cell>
          <table:table-cell office:value-type="float" office:value="4935" calcext:value-type="float">
            <text:p>4935</text:p>
          </table:table-cell>
          <table:table-cell table:formula="of:=SUM([.C32:.E32])/[.$M$1]" office:value-type="float" office:value="87165" calcext:value-type="float">
            <text:p>87165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5487" calcext:value-type="float">
            <text:p>25487</text:p>
          </table:table-cell>
          <table:table-cell office:value-type="float" office:value="25889" calcext:value-type="float">
            <text:p>25889</text:p>
          </table:table-cell>
          <table:table-cell office:value-type="float" office:value="123417" calcext:value-type="float">
            <text:p>123417</text:p>
          </table:table-cell>
          <table:table-cell office:value-type="float" office:value="4962" calcext:value-type="float">
            <text:p>4962</text:p>
          </table:table-cell>
          <table:table-cell table:formula="of:=SUM([.C33:.E33])/[.$M$1]" office:value-type="float" office:value="87396.5" calcext:value-type="float">
            <text:p>87396.5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5330" calcext:value-type="float">
            <text:p>25330</text:p>
          </table:table-cell>
          <table:table-cell office:value-type="float" office:value="25752" calcext:value-type="float">
            <text:p>25752</text:p>
          </table:table-cell>
          <table:table-cell office:value-type="float" office:value="124093" calcext:value-type="float">
            <text:p>124093</text:p>
          </table:table-cell>
          <table:table-cell office:value-type="float" office:value="4931" calcext:value-type="float">
            <text:p>4931</text:p>
          </table:table-cell>
          <table:table-cell table:formula="of:=SUM([.C34:.E34])/[.$M$1]" office:value-type="float" office:value="87587.5" calcext:value-type="float">
            <text:p>87587.5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3852" calcext:value-type="float">
            <text:p>23852</text:p>
          </table:table-cell>
          <table:table-cell office:value-type="float" office:value="24328" calcext:value-type="float">
            <text:p>24328</text:p>
          </table:table-cell>
          <table:table-cell office:value-type="float" office:value="127392" calcext:value-type="float">
            <text:p>127392</text:p>
          </table:table-cell>
          <table:table-cell office:value-type="float" office:value="4937" calcext:value-type="float">
            <text:p>4937</text:p>
          </table:table-cell>
          <table:table-cell table:formula="of:=SUM([.C35:.E35])/[.$M$1]" office:value-type="float" office:value="87786" calcext:value-type="float">
            <text:p>87786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5408" calcext:value-type="float">
            <text:p>25408</text:p>
          </table:table-cell>
          <table:table-cell office:value-type="float" office:value="25657" calcext:value-type="float">
            <text:p>25657</text:p>
          </table:table-cell>
          <table:table-cell office:value-type="float" office:value="118968" calcext:value-type="float">
            <text:p>118968</text:p>
          </table:table-cell>
          <table:table-cell office:value-type="float" office:value="5032" calcext:value-type="float">
            <text:p>5032</text:p>
          </table:table-cell>
          <table:table-cell table:formula="of:=SUM([.C36:.E36])/[.$M$1]" office:value-type="float" office:value="85016.5" calcext:value-type="float">
            <text:p>85016.5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7325" calcext:value-type="float">
            <text:p>27325</text:p>
          </table:table-cell>
          <table:table-cell office:value-type="float" office:value="27625" calcext:value-type="float">
            <text:p>27625</text:p>
          </table:table-cell>
          <table:table-cell office:value-type="float" office:value="158549" calcext:value-type="float">
            <text:p>158549</text:p>
          </table:table-cell>
          <table:table-cell office:value-type="float" office:value="4967" calcext:value-type="float">
            <text:p>4967</text:p>
          </table:table-cell>
          <table:table-cell table:formula="of:=SUM([.C37:.E37])/[.$M$1]" office:value-type="float" office:value="106749.5" calcext:value-type="float">
            <text:p>106749.5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7209" calcext:value-type="float">
            <text:p>27209</text:p>
          </table:table-cell>
          <table:table-cell office:value-type="float" office:value="27669" calcext:value-type="float">
            <text:p>27669</text:p>
          </table:table-cell>
          <table:table-cell office:value-type="float" office:value="132743" calcext:value-type="float">
            <text:p>132743</text:p>
          </table:table-cell>
          <table:table-cell office:value-type="float" office:value="4927" calcext:value-type="float">
            <text:p>4927</text:p>
          </table:table-cell>
          <table:table-cell table:formula="of:=SUM([.C38:.E38])/[.$M$1]" office:value-type="float" office:value="93810.5" calcext:value-type="float">
            <text:p>93810.5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4432" calcext:value-type="float">
            <text:p>24432</text:p>
          </table:table-cell>
          <table:table-cell office:value-type="float" office:value="24391" calcext:value-type="float">
            <text:p>24391</text:p>
          </table:table-cell>
          <table:table-cell office:value-type="float" office:value="115891" calcext:value-type="float">
            <text:p>115891</text:p>
          </table:table-cell>
          <table:table-cell office:value-type="float" office:value="4970" calcext:value-type="float">
            <text:p>4970</text:p>
          </table:table-cell>
          <table:table-cell table:formula="of:=SUM([.C39:.E39])/[.$M$1]" office:value-type="float" office:value="82357" calcext:value-type="float">
            <text:p>82357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5055" calcext:value-type="float">
            <text:p>25055</text:p>
          </table:table-cell>
          <table:table-cell office:value-type="float" office:value="25841" calcext:value-type="float">
            <text:p>25841</text:p>
          </table:table-cell>
          <table:table-cell office:value-type="float" office:value="125045" calcext:value-type="float">
            <text:p>125045</text:p>
          </table:table-cell>
          <table:table-cell office:value-type="float" office:value="4965" calcext:value-type="float">
            <text:p>4965</text:p>
          </table:table-cell>
          <table:table-cell table:formula="of:=SUM([.C40:.E40])/[.$M$1]" office:value-type="float" office:value="87970.5" calcext:value-type="float">
            <text:p>87970.5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4618" calcext:value-type="float">
            <text:p>24618</text:p>
          </table:table-cell>
          <table:table-cell office:value-type="float" office:value="24797" calcext:value-type="float">
            <text:p>24797</text:p>
          </table:table-cell>
          <table:table-cell office:value-type="float" office:value="115120" calcext:value-type="float">
            <text:p>115120</text:p>
          </table:table-cell>
          <table:table-cell office:value-type="float" office:value="4976" calcext:value-type="float">
            <text:p>4976</text:p>
          </table:table-cell>
          <table:table-cell table:formula="of:=SUM([.C41:.E41])/[.$M$1]" office:value-type="float" office:value="82267.5" calcext:value-type="float">
            <text:p>82267.5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6590" calcext:value-type="float">
            <text:p>26590</text:p>
          </table:table-cell>
          <table:table-cell office:value-type="float" office:value="26758" calcext:value-type="float">
            <text:p>26758</text:p>
          </table:table-cell>
          <table:table-cell office:value-type="float" office:value="112605" calcext:value-type="float">
            <text:p>112605</text:p>
          </table:table-cell>
          <table:table-cell office:value-type="float" office:value="5015" calcext:value-type="float">
            <text:p>5015</text:p>
          </table:table-cell>
          <table:table-cell table:formula="of:=SUM([.C42:.E42])/[.$M$1]" office:value-type="float" office:value="82976.5" calcext:value-type="float">
            <text:p>82976.5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5121" calcext:value-type="float">
            <text:p>25121</text:p>
          </table:table-cell>
          <table:table-cell office:value-type="float" office:value="25629" calcext:value-type="float">
            <text:p>25629</text:p>
          </table:table-cell>
          <table:table-cell office:value-type="float" office:value="114255" calcext:value-type="float">
            <text:p>114255</text:p>
          </table:table-cell>
          <table:table-cell office:value-type="float" office:value="4978" calcext:value-type="float">
            <text:p>4978</text:p>
          </table:table-cell>
          <table:table-cell table:formula="of:=SUM([.C43:.E43])/[.$M$1]" office:value-type="float" office:value="82502.5" calcext:value-type="float">
            <text:p>82502.5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6274" calcext:value-type="float">
            <text:p>26274</text:p>
          </table:table-cell>
          <table:table-cell office:value-type="float" office:value="26782" calcext:value-type="float">
            <text:p>26782</text:p>
          </table:table-cell>
          <table:table-cell office:value-type="float" office:value="113676" calcext:value-type="float">
            <text:p>113676</text:p>
          </table:table-cell>
          <table:table-cell office:value-type="float" office:value="4959" calcext:value-type="float">
            <text:p>4959</text:p>
          </table:table-cell>
          <table:table-cell table:formula="of:=SUM([.C44:.E44])/[.$M$1]" office:value-type="float" office:value="83366" calcext:value-type="float">
            <text:p>83366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30584" calcext:value-type="float">
            <text:p>30584</text:p>
          </table:table-cell>
          <table:table-cell office:value-type="float" office:value="30684" calcext:value-type="float">
            <text:p>30684</text:p>
          </table:table-cell>
          <table:table-cell office:value-type="float" office:value="151617" calcext:value-type="float">
            <text:p>151617</text:p>
          </table:table-cell>
          <table:table-cell office:value-type="float" office:value="5020" calcext:value-type="float">
            <text:p>5020</text:p>
          </table:table-cell>
          <table:table-cell table:formula="of:=SUM([.C45:.E45])/[.$M$1]" office:value-type="float" office:value="106442.5" calcext:value-type="float">
            <text:p>106442.5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7383" calcext:value-type="float">
            <text:p>27383</text:p>
          </table:table-cell>
          <table:table-cell office:value-type="float" office:value="27739" calcext:value-type="float">
            <text:p>27739</text:p>
          </table:table-cell>
          <table:table-cell office:value-type="float" office:value="121654" calcext:value-type="float">
            <text:p>121654</text:p>
          </table:table-cell>
          <table:table-cell office:value-type="float" office:value="4965" calcext:value-type="float">
            <text:p>4965</text:p>
          </table:table-cell>
          <table:table-cell table:formula="of:=SUM([.C46:.E46])/[.$M$1]" office:value-type="float" office:value="88388" calcext:value-type="float">
            <text:p>88388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5781" calcext:value-type="float">
            <text:p>25781</text:p>
          </table:table-cell>
          <table:table-cell office:value-type="float" office:value="25901" calcext:value-type="float">
            <text:p>25901</text:p>
          </table:table-cell>
          <table:table-cell office:value-type="float" office:value="124526" calcext:value-type="float">
            <text:p>124526</text:p>
          </table:table-cell>
          <table:table-cell office:value-type="float" office:value="5011" calcext:value-type="float">
            <text:p>5011</text:p>
          </table:table-cell>
          <table:table-cell table:formula="of:=SUM([.C47:.E47])/[.$M$1]" office:value-type="float" office:value="88104" calcext:value-type="float">
            <text:p>88104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9244" calcext:value-type="float">
            <text:p>29244</text:p>
          </table:table-cell>
          <table:table-cell office:value-type="float" office:value="29352" calcext:value-type="float">
            <text:p>29352</text:p>
          </table:table-cell>
          <table:table-cell office:value-type="float" office:value="121282" calcext:value-type="float">
            <text:p>121282</text:p>
          </table:table-cell>
          <table:table-cell office:value-type="float" office:value="4966" calcext:value-type="float">
            <text:p>4966</text:p>
          </table:table-cell>
          <table:table-cell table:formula="of:=SUM([.C48:.E48])/[.$M$1]" office:value-type="float" office:value="89939" calcext:value-type="float">
            <text:p>89939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6580" calcext:value-type="float">
            <text:p>26580</text:p>
          </table:table-cell>
          <table:table-cell office:value-type="float" office:value="26745" calcext:value-type="float">
            <text:p>26745</text:p>
          </table:table-cell>
          <table:table-cell office:value-type="float" office:value="120599" calcext:value-type="float">
            <text:p>120599</text:p>
          </table:table-cell>
          <table:table-cell office:value-type="float" office:value="5062" calcext:value-type="float">
            <text:p>5062</text:p>
          </table:table-cell>
          <table:table-cell table:formula="of:=SUM([.C49:.E49])/[.$M$1]" office:value-type="float" office:value="86962" calcext:value-type="float">
            <text:p>86962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2442" calcext:value-type="float">
            <text:p>22442</text:p>
          </table:table-cell>
          <table:table-cell office:value-type="float" office:value="22602" calcext:value-type="float">
            <text:p>22602</text:p>
          </table:table-cell>
          <table:table-cell office:value-type="float" office:value="122546" calcext:value-type="float">
            <text:p>122546</text:p>
          </table:table-cell>
          <table:table-cell office:value-type="float" office:value="4996" calcext:value-type="float">
            <text:p>4996</text:p>
          </table:table-cell>
          <table:table-cell table:formula="of:=SUM([.C50:.E50])/[.$M$1]" office:value-type="float" office:value="83795" calcext:value-type="float">
            <text:p>83795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4035" calcext:value-type="float">
            <text:p>24035</text:p>
          </table:table-cell>
          <table:table-cell office:value-type="float" office:value="24127" calcext:value-type="float">
            <text:p>24127</text:p>
          </table:table-cell>
          <table:table-cell office:value-type="float" office:value="122772" calcext:value-type="float">
            <text:p>122772</text:p>
          </table:table-cell>
          <table:table-cell office:value-type="float" office:value="5009" calcext:value-type="float">
            <text:p>5009</text:p>
          </table:table-cell>
          <table:table-cell table:formula="of:=SUM([.C51:.E51])/[.$M$1]" office:value-type="float" office:value="85467" calcext:value-type="float">
            <text:p>85467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5577" calcext:value-type="float">
            <text:p>25577</text:p>
          </table:table-cell>
          <table:table-cell office:value-type="float" office:value="25460" calcext:value-type="float">
            <text:p>25460</text:p>
          </table:table-cell>
          <table:table-cell office:value-type="float" office:value="117217" calcext:value-type="float">
            <text:p>117217</text:p>
          </table:table-cell>
          <table:table-cell office:value-type="float" office:value="5058" calcext:value-type="float">
            <text:p>5058</text:p>
          </table:table-cell>
          <table:table-cell table:formula="of:=SUM([.C52:.E52])/[.$M$1]" office:value-type="float" office:value="84127" calcext:value-type="float">
            <text:p>84127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6844" calcext:value-type="float">
            <text:p>26844</text:p>
          </table:table-cell>
          <table:table-cell office:value-type="float" office:value="27288" calcext:value-type="float">
            <text:p>27288</text:p>
          </table:table-cell>
          <table:table-cell office:value-type="float" office:value="122024" calcext:value-type="float">
            <text:p>122024</text:p>
          </table:table-cell>
          <table:table-cell office:value-type="float" office:value="5006" calcext:value-type="float">
            <text:p>5006</text:p>
          </table:table-cell>
          <table:table-cell table:formula="of:=SUM([.C53:.E53])/[.$M$1]" office:value-type="float" office:value="88078" calcext:value-type="float">
            <text:p>88078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8488" calcext:value-type="float">
            <text:p>28488</text:p>
          </table:table-cell>
          <table:table-cell office:value-type="float" office:value="28847" calcext:value-type="float">
            <text:p>28847</text:p>
          </table:table-cell>
          <table:table-cell office:value-type="float" office:value="160030" calcext:value-type="float">
            <text:p>160030</text:p>
          </table:table-cell>
          <table:table-cell office:value-type="float" office:value="4944" calcext:value-type="float">
            <text:p>4944</text:p>
          </table:table-cell>
          <table:table-cell table:formula="of:=SUM([.C54:.E54])/[.$M$1]" office:value-type="float" office:value="108682.5" calcext:value-type="float">
            <text:p>108682.5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6958" calcext:value-type="float">
            <text:p>26958</text:p>
          </table:table-cell>
          <table:table-cell office:value-type="float" office:value="27329" calcext:value-type="float">
            <text:p>27329</text:p>
          </table:table-cell>
          <table:table-cell office:value-type="float" office:value="119163" calcext:value-type="float">
            <text:p>119163</text:p>
          </table:table-cell>
          <table:table-cell office:value-type="float" office:value="4975" calcext:value-type="float">
            <text:p>4975</text:p>
          </table:table-cell>
          <table:table-cell table:formula="of:=SUM([.C55:.E55])/[.$M$1]" office:value-type="float" office:value="86725" calcext:value-type="float">
            <text:p>86725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5507" calcext:value-type="float">
            <text:p>25507</text:p>
          </table:table-cell>
          <table:table-cell office:value-type="float" office:value="25509" calcext:value-type="float">
            <text:p>25509</text:p>
          </table:table-cell>
          <table:table-cell office:value-type="float" office:value="115545" calcext:value-type="float">
            <text:p>115545</text:p>
          </table:table-cell>
          <table:table-cell office:value-type="float" office:value="5009" calcext:value-type="float">
            <text:p>5009</text:p>
          </table:table-cell>
          <table:table-cell table:formula="of:=SUM([.C56:.E56])/[.$M$1]" office:value-type="float" office:value="83280.5" calcext:value-type="float">
            <text:p>83280.5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2146" calcext:value-type="float">
            <text:p>22146</text:p>
          </table:table-cell>
          <table:table-cell office:value-type="float" office:value="22327" calcext:value-type="float">
            <text:p>22327</text:p>
          </table:table-cell>
          <table:table-cell office:value-type="float" office:value="113457" calcext:value-type="float">
            <text:p>113457</text:p>
          </table:table-cell>
          <table:table-cell office:value-type="float" office:value="4980" calcext:value-type="float">
            <text:p>4980</text:p>
          </table:table-cell>
          <table:table-cell table:formula="of:=SUM([.C57:.E57])/[.$M$1]" office:value-type="float" office:value="78965" calcext:value-type="float">
            <text:p>78965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1707" calcext:value-type="float">
            <text:p>21707</text:p>
          </table:table-cell>
          <table:table-cell office:value-type="float" office:value="21861" calcext:value-type="float">
            <text:p>21861</text:p>
          </table:table-cell>
          <table:table-cell office:value-type="float" office:value="116328" calcext:value-type="float">
            <text:p>116328</text:p>
          </table:table-cell>
          <table:table-cell office:value-type="float" office:value="4981" calcext:value-type="float">
            <text:p>4981</text:p>
          </table:table-cell>
          <table:table-cell table:formula="of:=SUM([.C58:.E58])/[.$M$1]" office:value-type="float" office:value="79948" calcext:value-type="float">
            <text:p>79948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2785" calcext:value-type="float">
            <text:p>22785</text:p>
          </table:table-cell>
          <table:table-cell office:value-type="float" office:value="23033" calcext:value-type="float">
            <text:p>23033</text:p>
          </table:table-cell>
          <table:table-cell office:value-type="float" office:value="114936" calcext:value-type="float">
            <text:p>114936</text:p>
          </table:table-cell>
          <table:table-cell office:value-type="float" office:value="4934" calcext:value-type="float">
            <text:p>4934</text:p>
          </table:table-cell>
          <table:table-cell table:formula="of:=SUM([.C59:.E59])/[.$M$1]" office:value-type="float" office:value="80377" calcext:value-type="float">
            <text:p>80377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5024" calcext:value-type="float">
            <text:p>25024</text:p>
          </table:table-cell>
          <table:table-cell office:value-type="float" office:value="25256" calcext:value-type="float">
            <text:p>25256</text:p>
          </table:table-cell>
          <table:table-cell office:value-type="float" office:value="112051" calcext:value-type="float">
            <text:p>112051</text:p>
          </table:table-cell>
          <table:table-cell office:value-type="float" office:value="5003" calcext:value-type="float">
            <text:p>5003</text:p>
          </table:table-cell>
          <table:table-cell table:formula="of:=SUM([.C60:.E60])/[.$M$1]" office:value-type="float" office:value="81165.5" calcext:value-type="float">
            <text:p>81165.5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5030" calcext:value-type="float">
            <text:p>25030</text:p>
          </table:table-cell>
          <table:table-cell office:value-type="float" office:value="25277" calcext:value-type="float">
            <text:p>25277</text:p>
          </table:table-cell>
          <table:table-cell office:value-type="float" office:value="122313" calcext:value-type="float">
            <text:p>122313</text:p>
          </table:table-cell>
          <table:table-cell office:value-type="float" office:value="4970" calcext:value-type="float">
            <text:p>4970</text:p>
          </table:table-cell>
          <table:table-cell table:formula="of:=SUM([.C61:.E61])/[.$M$1]" office:value-type="float" office:value="86310" calcext:value-type="float">
            <text:p>86310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7157" calcext:value-type="float">
            <text:p>27157</text:p>
          </table:table-cell>
          <table:table-cell office:value-type="float" office:value="27452" calcext:value-type="float">
            <text:p>27452</text:p>
          </table:table-cell>
          <table:table-cell office:value-type="float" office:value="156027" calcext:value-type="float">
            <text:p>156027</text:p>
          </table:table-cell>
          <table:table-cell office:value-type="float" office:value="4935" calcext:value-type="float">
            <text:p>4935</text:p>
          </table:table-cell>
          <table:table-cell table:formula="of:=SUM([.C62:.E62])/[.$M$1]" office:value-type="float" office:value="105318" calcext:value-type="float">
            <text:p>105318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6942" calcext:value-type="float">
            <text:p>26942</text:p>
          </table:table-cell>
          <table:table-cell office:value-type="float" office:value="27254" calcext:value-type="float">
            <text:p>27254</text:p>
          </table:table-cell>
          <table:table-cell office:value-type="float" office:value="122899" calcext:value-type="float">
            <text:p>122899</text:p>
          </table:table-cell>
          <table:table-cell office:value-type="float" office:value="4951" calcext:value-type="float">
            <text:p>4951</text:p>
          </table:table-cell>
          <table:table-cell table:formula="of:=SUM([.C63:.E63])/[.$M$1]" office:value-type="float" office:value="88547.5" calcext:value-type="float">
            <text:p>88547.5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7166" calcext:value-type="float">
            <text:p>27166</text:p>
          </table:table-cell>
          <table:table-cell office:value-type="float" office:value="27553" calcext:value-type="float">
            <text:p>27553</text:p>
          </table:table-cell>
          <table:table-cell office:value-type="float" office:value="122587" calcext:value-type="float">
            <text:p>122587</text:p>
          </table:table-cell>
          <table:table-cell office:value-type="float" office:value="4985" calcext:value-type="float">
            <text:p>4985</text:p>
          </table:table-cell>
          <table:table-cell table:formula="of:=SUM([.C64:.E64])/[.$M$1]" office:value-type="float" office:value="88653" calcext:value-type="float">
            <text:p>88653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7314" calcext:value-type="float">
            <text:p>27314</text:p>
          </table:table-cell>
          <table:table-cell office:value-type="float" office:value="27769" calcext:value-type="float">
            <text:p>27769</text:p>
          </table:table-cell>
          <table:table-cell office:value-type="float" office:value="119853" calcext:value-type="float">
            <text:p>119853</text:p>
          </table:table-cell>
          <table:table-cell office:value-type="float" office:value="4928" calcext:value-type="float">
            <text:p>4928</text:p>
          </table:table-cell>
          <table:table-cell table:formula="of:=SUM([.C65:.E65])/[.$M$1]" office:value-type="float" office:value="87468" calcext:value-type="float">
            <text:p>87468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8148" calcext:value-type="float">
            <text:p>28148</text:p>
          </table:table-cell>
          <table:table-cell office:value-type="float" office:value="28622" calcext:value-type="float">
            <text:p>28622</text:p>
          </table:table-cell>
          <table:table-cell office:value-type="float" office:value="123606" calcext:value-type="float">
            <text:p>123606</text:p>
          </table:table-cell>
          <table:table-cell office:value-type="float" office:value="5021" calcext:value-type="float">
            <text:p>5021</text:p>
          </table:table-cell>
          <table:table-cell table:formula="of:=SUM([.C66:.E66])/[.$M$1]" office:value-type="float" office:value="90188" calcext:value-type="float">
            <text:p>90188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6621" calcext:value-type="float">
            <text:p>26621</text:p>
          </table:table-cell>
          <table:table-cell office:value-type="float" office:value="26966" calcext:value-type="float">
            <text:p>26966</text:p>
          </table:table-cell>
          <table:table-cell office:value-type="float" office:value="123717" calcext:value-type="float">
            <text:p>123717</text:p>
          </table:table-cell>
          <table:table-cell office:value-type="float" office:value="4966" calcext:value-type="float">
            <text:p>4966</text:p>
          </table:table-cell>
          <table:table-cell table:formula="of:=SUM([.C67:.E67])/[.$M$1]" office:value-type="float" office:value="88652" calcext:value-type="float">
            <text:p>88652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6735" calcext:value-type="float">
            <text:p>26735</text:p>
          </table:table-cell>
          <table:table-cell office:value-type="float" office:value="27082" calcext:value-type="float">
            <text:p>27082</text:p>
          </table:table-cell>
          <table:table-cell office:value-type="float" office:value="125104" calcext:value-type="float">
            <text:p>125104</text:p>
          </table:table-cell>
          <table:table-cell office:value-type="float" office:value="4911" calcext:value-type="float">
            <text:p>4911</text:p>
          </table:table-cell>
          <table:table-cell table:formula="of:=SUM([.C68:.E68])/[.$M$1]" office:value-type="float" office:value="89460.5" calcext:value-type="float">
            <text:p>89460.5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6340" calcext:value-type="float">
            <text:p>26340</text:p>
          </table:table-cell>
          <table:table-cell office:value-type="float" office:value="26440" calcext:value-type="float">
            <text:p>26440</text:p>
          </table:table-cell>
          <table:table-cell office:value-type="float" office:value="117954" calcext:value-type="float">
            <text:p>117954</text:p>
          </table:table-cell>
          <table:table-cell office:value-type="float" office:value="4944" calcext:value-type="float">
            <text:p>4944</text:p>
          </table:table-cell>
          <table:table-cell table:formula="of:=SUM([.C69:.E69])/[.$M$1]" office:value-type="float" office:value="85367" calcext:value-type="float">
            <text:p>85367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1155" calcext:value-type="float">
            <text:p>21155</text:p>
          </table:table-cell>
          <table:table-cell office:value-type="float" office:value="21521" calcext:value-type="float">
            <text:p>21521</text:p>
          </table:table-cell>
          <table:table-cell office:value-type="float" office:value="117519" calcext:value-type="float">
            <text:p>117519</text:p>
          </table:table-cell>
          <table:table-cell office:value-type="float" office:value="4977" calcext:value-type="float">
            <text:p>4977</text:p>
          </table:table-cell>
          <table:table-cell table:formula="of:=SUM([.C70:.E70])/[.$M$1]" office:value-type="float" office:value="80097.5" calcext:value-type="float">
            <text:p>80097.5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5131" calcext:value-type="float">
            <text:p>25131</text:p>
          </table:table-cell>
          <table:table-cell office:value-type="float" office:value="25454" calcext:value-type="float">
            <text:p>25454</text:p>
          </table:table-cell>
          <table:table-cell office:value-type="float" office:value="164566" calcext:value-type="float">
            <text:p>164566</text:p>
          </table:table-cell>
          <table:table-cell office:value-type="float" office:value="5002" calcext:value-type="float">
            <text:p>5002</text:p>
          </table:table-cell>
          <table:table-cell table:formula="of:=SUM([.C71:.E71])/[.$M$1]" office:value-type="float" office:value="107575.5" calcext:value-type="float">
            <text:p>107575.5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4599" calcext:value-type="float">
            <text:p>24599</text:p>
          </table:table-cell>
          <table:table-cell office:value-type="float" office:value="24793" calcext:value-type="float">
            <text:p>24793</text:p>
          </table:table-cell>
          <table:table-cell office:value-type="float" office:value="119781" calcext:value-type="float">
            <text:p>119781</text:p>
          </table:table-cell>
          <table:table-cell office:value-type="float" office:value="5016" calcext:value-type="float">
            <text:p>5016</text:p>
          </table:table-cell>
          <table:table-cell table:formula="of:=SUM([.C72:.E72])/[.$M$1]" office:value-type="float" office:value="84586.5" calcext:value-type="float">
            <text:p>84586.5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4621" calcext:value-type="float">
            <text:p>24621</text:p>
          </table:table-cell>
          <table:table-cell office:value-type="float" office:value="25006" calcext:value-type="float">
            <text:p>25006</text:p>
          </table:table-cell>
          <table:table-cell office:value-type="float" office:value="124638" calcext:value-type="float">
            <text:p>124638</text:p>
          </table:table-cell>
          <table:table-cell office:value-type="float" office:value="4968" calcext:value-type="float">
            <text:p>4968</text:p>
          </table:table-cell>
          <table:table-cell table:formula="of:=SUM([.C73:.E73])/[.$M$1]" office:value-type="float" office:value="87132.5" calcext:value-type="float">
            <text:p>87132.5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5534" calcext:value-type="float">
            <text:p>25534</text:p>
          </table:table-cell>
          <table:table-cell office:value-type="float" office:value="26090" calcext:value-type="float">
            <text:p>26090</text:p>
          </table:table-cell>
          <table:table-cell office:value-type="float" office:value="125599" calcext:value-type="float">
            <text:p>125599</text:p>
          </table:table-cell>
          <table:table-cell office:value-type="float" office:value="5034" calcext:value-type="float">
            <text:p>5034</text:p>
          </table:table-cell>
          <table:table-cell table:formula="of:=SUM([.C74:.E74])/[.$M$1]" office:value-type="float" office:value="88611.5" calcext:value-type="float">
            <text:p>88611.5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4983" calcext:value-type="float">
            <text:p>24983</text:p>
          </table:table-cell>
          <table:table-cell office:value-type="float" office:value="25276" calcext:value-type="float">
            <text:p>25276</text:p>
          </table:table-cell>
          <table:table-cell office:value-type="float" office:value="116353" calcext:value-type="float">
            <text:p>116353</text:p>
          </table:table-cell>
          <table:table-cell office:value-type="float" office:value="4997" calcext:value-type="float">
            <text:p>4997</text:p>
          </table:table-cell>
          <table:table-cell table:formula="of:=SUM([.C75:.E75])/[.$M$1]" office:value-type="float" office:value="83306" calcext:value-type="float">
            <text:p>83306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5854" calcext:value-type="float">
            <text:p>25854</text:p>
          </table:table-cell>
          <table:table-cell office:value-type="float" office:value="26065" calcext:value-type="float">
            <text:p>26065</text:p>
          </table:table-cell>
          <table:table-cell office:value-type="float" office:value="114466" calcext:value-type="float">
            <text:p>114466</text:p>
          </table:table-cell>
          <table:table-cell office:value-type="float" office:value="5011" calcext:value-type="float">
            <text:p>5011</text:p>
          </table:table-cell>
          <table:table-cell table:formula="of:=SUM([.C76:.E76])/[.$M$1]" office:value-type="float" office:value="83192.5" calcext:value-type="float">
            <text:p>83192.5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4871" calcext:value-type="float">
            <text:p>24871</text:p>
          </table:table-cell>
          <table:table-cell office:value-type="float" office:value="25140" calcext:value-type="float">
            <text:p>25140</text:p>
          </table:table-cell>
          <table:table-cell office:value-type="float" office:value="123123" calcext:value-type="float">
            <text:p>123123</text:p>
          </table:table-cell>
          <table:table-cell office:value-type="float" office:value="4958" calcext:value-type="float">
            <text:p>4958</text:p>
          </table:table-cell>
          <table:table-cell table:formula="of:=SUM([.C77:.E77])/[.$M$1]" office:value-type="float" office:value="86567" calcext:value-type="float">
            <text:p>86567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4574" calcext:value-type="float">
            <text:p>24574</text:p>
          </table:table-cell>
          <table:table-cell office:value-type="float" office:value="24710" calcext:value-type="float">
            <text:p>24710</text:p>
          </table:table-cell>
          <table:table-cell office:value-type="float" office:value="121181" calcext:value-type="float">
            <text:p>121181</text:p>
          </table:table-cell>
          <table:table-cell office:value-type="float" office:value="5041" calcext:value-type="float">
            <text:p>5041</text:p>
          </table:table-cell>
          <table:table-cell table:formula="of:=SUM([.C78:.E78])/[.$M$1]" office:value-type="float" office:value="85232.5" calcext:value-type="float">
            <text:p>85232.5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4412" calcext:value-type="float">
            <text:p>24412</text:p>
          </table:table-cell>
          <table:table-cell office:value-type="float" office:value="24890" calcext:value-type="float">
            <text:p>24890</text:p>
          </table:table-cell>
          <table:table-cell office:value-type="float" office:value="125054" calcext:value-type="float">
            <text:p>125054</text:p>
          </table:table-cell>
          <table:table-cell office:value-type="float" office:value="4911" calcext:value-type="float">
            <text:p>4911</text:p>
          </table:table-cell>
          <table:table-cell table:formula="of:=SUM([.C79:.E79])/[.$M$1]" office:value-type="float" office:value="87178" calcext:value-type="float">
            <text:p>87178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7917" calcext:value-type="float">
            <text:p>27917</text:p>
          </table:table-cell>
          <table:table-cell office:value-type="float" office:value="28411" calcext:value-type="float">
            <text:p>28411</text:p>
          </table:table-cell>
          <table:table-cell office:value-type="float" office:value="152024" calcext:value-type="float">
            <text:p>152024</text:p>
          </table:table-cell>
          <table:table-cell office:value-type="float" office:value="4967" calcext:value-type="float">
            <text:p>4967</text:p>
          </table:table-cell>
          <table:table-cell table:formula="of:=SUM([.C80:.E80])/[.$M$1]" office:value-type="float" office:value="104176" calcext:value-type="float">
            <text:p>104176</text:p>
          </table:table-cell>
          <table:table-cell table:formula="of:=[.H79]+[.$M$1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6661" calcext:value-type="float">
            <text:p>26661</text:p>
          </table:table-cell>
          <table:table-cell office:value-type="float" office:value="27109" calcext:value-type="float">
            <text:p>27109</text:p>
          </table:table-cell>
          <table:table-cell office:value-type="float" office:value="134214" calcext:value-type="float">
            <text:p>134214</text:p>
          </table:table-cell>
          <table:table-cell office:value-type="float" office:value="4929" calcext:value-type="float">
            <text:p>4929</text:p>
          </table:table-cell>
          <table:table-cell table:formula="of:=SUM([.C81:.E81])/[.$M$1]" office:value-type="float" office:value="93992" calcext:value-type="float">
            <text:p>93992</text:p>
          </table:table-cell>
          <table:table-cell table:formula="of:=[.H80]+[.$M$1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6630" calcext:value-type="float">
            <text:p>26630</text:p>
          </table:table-cell>
          <table:table-cell office:value-type="float" office:value="27034" calcext:value-type="float">
            <text:p>27034</text:p>
          </table:table-cell>
          <table:table-cell office:value-type="float" office:value="120336" calcext:value-type="float">
            <text:p>120336</text:p>
          </table:table-cell>
          <table:table-cell office:value-type="float" office:value="4993" calcext:value-type="float">
            <text:p>4993</text:p>
          </table:table-cell>
          <table:table-cell table:formula="of:=SUM([.C82:.E82])/[.$M$1]" office:value-type="float" office:value="87000" calcext:value-type="float">
            <text:p>87000</text:p>
          </table:table-cell>
          <table:table-cell table:formula="of:=[.H81]+[.$M$1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6385" calcext:value-type="float">
            <text:p>26385</text:p>
          </table:table-cell>
          <table:table-cell office:value-type="float" office:value="26715" calcext:value-type="float">
            <text:p>26715</text:p>
          </table:table-cell>
          <table:table-cell office:value-type="float" office:value="120216" calcext:value-type="float">
            <text:p>120216</text:p>
          </table:table-cell>
          <table:table-cell office:value-type="float" office:value="4988" calcext:value-type="float">
            <text:p>4988</text:p>
          </table:table-cell>
          <table:table-cell table:formula="of:=SUM([.C83:.E83])/[.$M$1]" office:value-type="float" office:value="86658" calcext:value-type="float">
            <text:p>86658</text:p>
          </table:table-cell>
          <table:table-cell table:formula="of:=[.H82]+[.$M$1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9" calcext:value-type="float">
            <text:p>9</text:p>
          </table:table-cell>
          <table:table-cell office:value-type="float" office:value="24861" calcext:value-type="float">
            <text:p>24861</text:p>
          </table:table-cell>
          <table:table-cell office:value-type="float" office:value="25163" calcext:value-type="float">
            <text:p>25163</text:p>
          </table:table-cell>
          <table:table-cell office:value-type="float" office:value="125434" calcext:value-type="float">
            <text:p>125434</text:p>
          </table:table-cell>
          <table:table-cell office:value-type="float" office:value="4973" calcext:value-type="float">
            <text:p>4973</text:p>
          </table:table-cell>
          <table:table-cell table:formula="of:=SUM([.C84:.E84])/[.$M$1]" office:value-type="float" office:value="87729" calcext:value-type="float">
            <text:p>87729</text:p>
          </table:table-cell>
          <table:table-cell table:formula="of:=[.H83]+[.$M$1]" office:value-type="float" office:value="118" calcext:value-type="float">
            <text:p>11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 style:data-style-name="N2" text:time-value="17:02:07.140856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1T17:48:53.478678470</dc:date>
    <meta:editing-duration>PT28M16S</meta:editing-duration>
    <meta:editing-cycles>12</meta:editing-cycles>
    <meta:generator>LibreOffice/6.0.7.3$Linux_X86_64 LibreOffice_project/00m0$Build-3</meta:generator>
    <meta:document-statistic meta:table-count="4" meta:cell-count="174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2 3 4" chart:style-name="ch1">
        <chart:title svg:x="6.447cm" svg:y="0.358cm" chart:style-name="ch2">
          <text:p>Coarse-grained List</text:p>
        </chart:title>
        <chart:legend svg:x="1.317cm" svg:y="10.482cm" style:legend-expansion="custom" chartooo:width="14.344cm" chartooo:height="0.535cm" style:legend-expansion-aspect-ratio="26.811214953271" chart:style-name="ch3"/>
        <chart:plot-area chart:style-name="ch4" table:cell-range-address="Coarse.B2:Coarse.B11 Coarse.F1:Coarse.J11" chart:data-source-has-labels="both" svg:x="0.848cm" svg:y="0.939cm" svg:width="15.249cm" svg:height="8.982cm">
          <chartooo:coordinate-region svg:x="2.025cm" svg:y="1.138cm" svg:width="13.079cm" svg:height="8.136cm"/>
          <chart:axis chart:dimension="x" chart:name="primary-x" chart:style-name="ch5" chartooo:axis-type="auto">
            <chartooo:date-scale/>
            <chart:title svg:x="7.819cm" svg:y="9.921cm" chart:style-name="ch6">
              <text:p>Threads</text:p>
            </chart:title>
            <chart:categories table:cell-range-address="Coarse.B2:Coarse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99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31cm" chart:style-name="ch13">
              <text:p>Mean population</text:p>
            </chart:title>
          </chart:axis>
          <chart:series chart:attached-axis="primary-y" chart:style-name="ch14" chart:values-cell-range-address="Coarse.G2:Coarse.G11" chart:label-cell-address="Coarse.G1:Coarse.G1" chart:class="chart:bar">
            <chart:data-point chart:repeated="10"/>
          </chart:series>
          <chart:series chart:attached-axis="primary-y" chart:style-name="ch15" chart:values-cell-range-address="Coarse.H2:Coarse.H11" chart:label-cell-address="Coarse.H1:Coarse.H1" chart:class="chart:bar">
            <chart:data-point chart:repeated="10"/>
          </chart:series>
          <chart:series chart:attached-axis="primary-y" chart:style-name="ch16" chart:values-cell-range-address="Coarse.I2:Coarse.I11" chart:label-cell-address="Coarse.I1:Coarse.I1" chart:class="chart:bar">
            <chart:data-point chart:repeated="10"/>
          </chart:series>
          <chart:series chart:attached-axis="primary-y" chart:style-name="ch17" chart:values-cell-range-address="Coarse.J2:Coarse.J11" chart:label-cell-address="Coarse.J1:Coarse.J1" chart:class="chart:bar">
            <chart:data-point chart:repeated="10"/>
          </chart:series>
          <chart:series chart:attached-axis="secondary-y" chart:style-name="ch18" chart:values-cell-range-address="Coarse.F2:Coarse.F11" chart:label-cell-address="Coarse.F1:Coarse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Coarse.G1:Coarse.G1</svg:desc>
                </draw:g>
              </table:table-cell>
              <table:table-cell office:value-type="string">
                <text:p>Add/s</text:p>
                <draw:g>
                  <svg:desc>Coarse.H1:Coarse.H1</svg:desc>
                </draw:g>
              </table:table-cell>
              <table:table-cell office:value-type="string">
                <text:p>Remove/s</text:p>
                <draw:g>
                  <svg:desc>Coarse.I1:Coarse.I1</svg:desc>
                </draw:g>
              </table:table-cell>
              <table:table-cell office:value-type="string">
                <text:p>Contains/s</text:p>
                <draw:g>
                  <svg:desc>Coarse.J1:Coarse.J1</svg:desc>
                </draw:g>
              </table:table-cell>
              <table:table-cell office:value-type="string">
                <text:p>Population</text:p>
                <draw:g>
                  <svg:desc>Coarse.F1:Coarse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Coarse.B2:Coarse.B11</svg:desc>
                </draw:g>
              </table:table-cell>
              <table:table-cell office:value-type="float" office:value="31476">
                <text:p>31476</text:p>
                <draw:g>
                  <svg:desc>Coarse.G2:Coarse.G11</svg:desc>
                </draw:g>
              </table:table-cell>
              <table:table-cell office:value-type="float" office:value="12235">
                <text:p>12235</text:p>
                <draw:g>
                  <svg:desc>Coarse.H2:Coarse.H11</svg:desc>
                </draw:g>
              </table:table-cell>
              <table:table-cell office:value-type="float" office:value="9519.5">
                <text:p>9519.5</text:p>
                <draw:g>
                  <svg:desc>Coarse.I2:Coarse.I11</svg:desc>
                </draw:g>
              </table:table-cell>
              <table:table-cell office:value-type="float" office:value="9721.5">
                <text:p>9721.5</text:p>
                <draw:g>
                  <svg:desc>Coarse.J2:Coarse.J11</svg:desc>
                </draw:g>
              </table:table-cell>
              <table:table-cell office:value-type="float" office:value="5777">
                <text:p>5777</text:p>
                <draw:g>
                  <svg:desc>Coarse.F2:Coarse.F11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9932">
                <text:p>29932</text:p>
              </table:table-cell>
              <table:table-cell office:value-type="float" office:value="12216.5">
                <text:p>12216.5</text:p>
              </table:table-cell>
              <table:table-cell office:value-type="float" office:value="8477.5">
                <text:p>8477.5</text:p>
              </table:table-cell>
              <table:table-cell office:value-type="float" office:value="9238">
                <text:p>9238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774.5">
                <text:p>28774.5</text:p>
              </table:table-cell>
              <table:table-cell office:value-type="float" office:value="12504">
                <text:p>12504</text:p>
              </table:table-cell>
              <table:table-cell office:value-type="float" office:value="7621.5">
                <text:p>7621.5</text:p>
              </table:table-cell>
              <table:table-cell office:value-type="float" office:value="8649">
                <text:p>8649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5446">
                <text:p>35446</text:p>
              </table:table-cell>
              <table:table-cell office:value-type="float" office:value="12695">
                <text:p>12695</text:p>
              </table:table-cell>
              <table:table-cell office:value-type="float" office:value="10910">
                <text:p>10910</text:p>
              </table:table-cell>
              <table:table-cell office:value-type="float" office:value="11841">
                <text:p>11841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4386">
                <text:p>34386</text:p>
              </table:table-cell>
              <table:table-cell office:value-type="float" office:value="12907.5">
                <text:p>12907.5</text:p>
              </table:table-cell>
              <table:table-cell office:value-type="float" office:value="10416">
                <text:p>10416</text:p>
              </table:table-cell>
              <table:table-cell office:value-type="float" office:value="11062.5">
                <text:p>11062.5</text:p>
              </table:table-cell>
              <table:table-cell office:value-type="float" office:value="5574">
                <text:p>55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722.5">
                <text:p>32722.5</text:p>
              </table:table-cell>
              <table:table-cell office:value-type="float" office:value="13214">
                <text:p>13214</text:p>
              </table:table-cell>
              <table:table-cell office:value-type="float" office:value="9575.5">
                <text:p>9575.5</text:p>
              </table:table-cell>
              <table:table-cell office:value-type="float" office:value="9933">
                <text:p>9933</text:p>
              </table:table-cell>
              <table:table-cell office:value-type="float" office:value="5728">
                <text:p>572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4879.5">
                <text:p>34879.5</text:p>
              </table:table-cell>
              <table:table-cell office:value-type="float" office:value="13255.5">
                <text:p>13255.5</text:p>
              </table:table-cell>
              <table:table-cell office:value-type="float" office:value="10626">
                <text:p>10626</text:p>
              </table:table-cell>
              <table:table-cell office:value-type="float" office:value="10998">
                <text:p>10998</text:p>
              </table:table-cell>
              <table:table-cell office:value-type="float" office:value="5448">
                <text:p>544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4757.5">
                <text:p>34757.5</text:p>
              </table:table-cell>
              <table:table-cell office:value-type="float" office:value="12842">
                <text:p>12842</text:p>
              </table:table-cell>
              <table:table-cell office:value-type="float" office:value="9807">
                <text:p>9807</text:p>
              </table:table-cell>
              <table:table-cell office:value-type="float" office:value="12108.5">
                <text:p>12108.5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3321.5">
                <text:p>33321.5</text:p>
              </table:table-cell>
              <table:table-cell office:value-type="float" office:value="14330.5">
                <text:p>14330.5</text:p>
              </table:table-cell>
              <table:table-cell office:value-type="float" office:value="10085">
                <text:p>10085</text:p>
              </table:table-cell>
              <table:table-cell office:value-type="float" office:value="8906">
                <text:p>8906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732">
                <text:p>31732</text:p>
              </table:table-cell>
              <table:table-cell office:value-type="float" office:value="12784.5">
                <text:p>12784.5</text:p>
              </table:table-cell>
              <table:table-cell office:value-type="float" office:value="8165">
                <text:p>8165</text:p>
              </table:table-cell>
              <table:table-cell office:value-type="float" office:value="10782.5">
                <text:p>10782.5</text:p>
              </table:table-cell>
              <table:table-cell office:value-type="float" office:value="6136">
                <text:p>6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gap-width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4.397cm" svg:y="0.358cm" chart:style-name="ch2">
          <text:p>Coarse-grained List Timeline (9 threads)</text:p>
        </chart:title>
        <chart:plot-area chart:style-name="ch3" table:cell-range-address="Coarse.G26:Coarse.H79 Coarse.F25:Coarse.F79 Coarse.G25:Coarse.G25" chart:data-source-has-labels="both" svg:x="0.849cm" svg:y="1.158cm" svg:width="15.436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756cm" svg:y="10.57cm" chart:style-name="ch5">
              <text:p>Time (sec)</text:p>
            </chart:title>
            <chart:categories table:cell-range-address="Coarse.H26:Coarse.H79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97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29cm" chart:style-name="ch11">
              <text:p>Mean population</text:p>
            </chart:title>
          </chart:axis>
          <chart:series chart:attached-axis="primary-y" chart:style-name="ch12" chart:values-cell-range-address="Coarse.F26:Coarse.F79" chart:label-cell-address="Coarse.F25:Coarse.F25" chart:class="chart:bar">
            <chart:data-point chart:repeated="54"/>
          </chart:series>
          <chart:series chart:attached-axis="secondary-y" chart:style-name="ch13" chart:values-cell-range-address="Coarse.G26:Coarse.G79" chart:label-cell-address="Coarse.G25:Coarse.G25" chart:class="chart:line">
            <chart:data-point chart:repeated="5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ulation</text:p>
                <draw:g>
                  <svg:desc>Coarse.F25:Coarse.F25</svg:desc>
                </draw:g>
              </table:table-cell>
              <table:table-cell office:value-type="string">
                <text:p>Throughput (ops/s)</text:p>
                <draw:g>
                  <svg:desc>Coarse.G25:Coarse.G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arse.H26:Coarse.H79</svg:desc>
                </draw:g>
              </table:table-cell>
              <table:table-cell office:value-type="float" office:value="5207">
                <text:p>5207</text:p>
                <draw:g>
                  <svg:desc>Coarse.F26:Coarse.F79</svg:desc>
                </draw:g>
              </table:table-cell>
              <table:table-cell office:value-type="float" office:value="41345">
                <text:p>41345</text:p>
                <draw:g>
                  <svg:desc>Coarse.G26:Coarse.G7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836">
                <text:p>4836</text:p>
              </table:table-cell>
              <table:table-cell office:value-type="float" office:value="33253">
                <text:p>33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909">
                <text:p>5909</text:p>
              </table:table-cell>
              <table:table-cell office:value-type="float" office:value="29808.5">
                <text:p>29808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426">
                <text:p>7426</text:p>
              </table:table-cell>
              <table:table-cell office:value-type="float" office:value="26282">
                <text:p>262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364">
                <text:p>5364</text:p>
              </table:table-cell>
              <table:table-cell office:value-type="float" office:value="29218">
                <text:p>292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74">
                <text:p>5774</text:p>
              </table:table-cell>
              <table:table-cell office:value-type="float" office:value="29569">
                <text:p>2956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221">
                <text:p>6221</text:p>
              </table:table-cell>
              <table:table-cell office:value-type="float" office:value="30758">
                <text:p>307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237">
                <text:p>6237</text:p>
              </table:table-cell>
              <table:table-cell office:value-type="float" office:value="30705.5">
                <text:p>30705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525">
                <text:p>5525</text:p>
              </table:table-cell>
              <table:table-cell office:value-type="float" office:value="34440.5">
                <text:p>34440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156">
                <text:p>6156</text:p>
              </table:table-cell>
              <table:table-cell office:value-type="float" office:value="32227.5">
                <text:p>32227.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607">
                <text:p>5607</text:p>
              </table:table-cell>
              <table:table-cell office:value-type="float" office:value="30826">
                <text:p>3082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469">
                <text:p>5469</text:p>
              </table:table-cell>
              <table:table-cell office:value-type="float" office:value="35687.5">
                <text:p>35687.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568">
                <text:p>5568</text:p>
              </table:table-cell>
              <table:table-cell office:value-type="float" office:value="27380.5">
                <text:p>27380.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999">
                <text:p>5999</text:p>
              </table:table-cell>
              <table:table-cell office:value-type="float" office:value="31057.5">
                <text:p>31057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858">
                <text:p>6858</text:p>
              </table:table-cell>
              <table:table-cell office:value-type="float" office:value="26919">
                <text:p>2691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744">
                <text:p>6744</text:p>
              </table:table-cell>
              <table:table-cell office:value-type="float" office:value="24821">
                <text:p>2482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721">
                <text:p>5721</text:p>
              </table:table-cell>
              <table:table-cell office:value-type="float" office:value="26611.5">
                <text:p>26611.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917">
                <text:p>6917</text:p>
              </table:table-cell>
              <table:table-cell office:value-type="float" office:value="36403">
                <text:p>3640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017">
                <text:p>8017</text:p>
              </table:table-cell>
              <table:table-cell office:value-type="float" office:value="26896">
                <text:p>268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77">
                <text:p>6077</text:p>
              </table:table-cell>
              <table:table-cell office:value-type="float" office:value="23444.5">
                <text:p>23444.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363">
                <text:p>7363</text:p>
              </table:table-cell>
              <table:table-cell office:value-type="float" office:value="21847.5">
                <text:p>21847.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469">
                <text:p>9469</text:p>
              </table:table-cell>
              <table:table-cell office:value-type="float" office:value="23527.5">
                <text:p>23527.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929">
                <text:p>7929</text:p>
              </table:table-cell>
              <table:table-cell office:value-type="float" office:value="18186.5">
                <text:p>18186.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627">
                <text:p>6627</text:p>
              </table:table-cell>
              <table:table-cell office:value-type="float" office:value="21847">
                <text:p>218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705">
                <text:p>5705</text:p>
              </table:table-cell>
              <table:table-cell office:value-type="float" office:value="26797.5">
                <text:p>26797.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925">
                <text:p>6925</text:p>
              </table:table-cell>
              <table:table-cell office:value-type="float" office:value="28810">
                <text:p>2881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7112">
                <text:p>7112</text:p>
              </table:table-cell>
              <table:table-cell office:value-type="float" office:value="22780">
                <text:p>2278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836">
                <text:p>7836</text:p>
              </table:table-cell>
              <table:table-cell office:value-type="float" office:value="31772">
                <text:p>3177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507">
                <text:p>6507</text:p>
              </table:table-cell>
              <table:table-cell office:value-type="float" office:value="26782">
                <text:p>267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082">
                <text:p>7082</text:p>
              </table:table-cell>
              <table:table-cell office:value-type="float" office:value="23566">
                <text:p>2356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770">
                <text:p>7770</text:p>
              </table:table-cell>
              <table:table-cell office:value-type="float" office:value="22248">
                <text:p>2224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904">
                <text:p>6904</text:p>
              </table:table-cell>
              <table:table-cell office:value-type="float" office:value="25471">
                <text:p>2547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8747">
                <text:p>8747</text:p>
              </table:table-cell>
              <table:table-cell office:value-type="float" office:value="20707">
                <text:p>2070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265">
                <text:p>6265</text:p>
              </table:table-cell>
              <table:table-cell office:value-type="float" office:value="20118.5">
                <text:p>20118.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223">
                <text:p>8223</text:p>
              </table:table-cell>
              <table:table-cell office:value-type="float" office:value="24529">
                <text:p>2452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141">
                <text:p>6141</text:p>
              </table:table-cell>
              <table:table-cell office:value-type="float" office:value="26656.5">
                <text:p>26656.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561">
                <text:p>8561</text:p>
              </table:table-cell>
              <table:table-cell office:value-type="float" office:value="29896">
                <text:p>2989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841">
                <text:p>8841</text:p>
              </table:table-cell>
              <table:table-cell office:value-type="float" office:value="22101.5">
                <text:p>22101.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223">
                <text:p>5223</text:p>
              </table:table-cell>
              <table:table-cell office:value-type="float" office:value="28985.5">
                <text:p>28985.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280">
                <text:p>5280</text:p>
              </table:table-cell>
              <table:table-cell office:value-type="float" office:value="36658">
                <text:p>3665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568">
                <text:p>4568</text:p>
              </table:table-cell>
              <table:table-cell office:value-type="float" office:value="50084">
                <text:p>5008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978">
                <text:p>4978</text:p>
              </table:table-cell>
              <table:table-cell office:value-type="float" office:value="35872.5">
                <text:p>35872.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5700">
                <text:p>5700</text:p>
              </table:table-cell>
              <table:table-cell office:value-type="float" office:value="31591">
                <text:p>3159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391">
                <text:p>4391</text:p>
              </table:table-cell>
              <table:table-cell office:value-type="float" office:value="31246.5">
                <text:p>31246.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440">
                <text:p>5440</text:p>
              </table:table-cell>
              <table:table-cell office:value-type="float" office:value="29474.5">
                <text:p>29474.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883">
                <text:p>5883</text:p>
              </table:table-cell>
              <table:table-cell office:value-type="float" office:value="33480.5">
                <text:p>33480.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5116">
                <text:p>5116</text:p>
              </table:table-cell>
              <table:table-cell office:value-type="float" office:value="33991">
                <text:p>3399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251">
                <text:p>5251</text:p>
              </table:table-cell>
              <table:table-cell office:value-type="float" office:value="30513">
                <text:p>3051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951">
                <text:p>4951</text:p>
              </table:table-cell>
              <table:table-cell office:value-type="float" office:value="35009">
                <text:p>350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341">
                <text:p>5341</text:p>
              </table:table-cell>
              <table:table-cell office:value-type="float" office:value="31528">
                <text:p>3152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5222">
                <text:p>5222</text:p>
              </table:table-cell>
              <table:table-cell office:value-type="float" office:value="29773.5">
                <text:p>29773.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5166">
                <text:p>5166</text:p>
              </table:table-cell>
              <table:table-cell office:value-type="float" office:value="35724">
                <text:p>3572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403">
                <text:p>6403</text:p>
              </table:table-cell>
              <table:table-cell office:value-type="float" office:value="36771.5">
                <text:p>36771.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5621">
                <text:p>5621</text:p>
              </table:table-cell>
              <table:table-cell office:value-type="float" office:value="26627.5">
                <text:p>26627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2 3 4" chart:style-name="ch1">
        <chart:title svg:x="6.54cm" svg:y="0.358cm" chart:style-name="ch2">
          <text:p>Hand-on-Hand List</text:p>
        </chart:title>
        <chart:legend svg:x="1.344cm" svg:y="10.397cm" style:legend-expansion="custom" chartooo:width="14.07cm" chartooo:height="0.573cm" style:legend-expansion-aspect-ratio="24.5549738219895" chart:style-name="ch3"/>
        <chart:plot-area chart:style-name="ch4" table:cell-range-address="HoH.B2:HoH.B11 HoH.F1:HoH.J11" chart:data-source-has-labels="both" svg:x="0.848cm" svg:y="0.955cm" svg:width="15.248cm" svg:height="8.859cm">
          <chartooo:coordinate-region svg:x="2.025cm" svg:y="1.154cm" svg:width="13.078cm" svg:height="8.013cm"/>
          <chart:axis chart:dimension="x" chart:name="primary-x" chart:style-name="ch5" chartooo:axis-type="auto">
            <chartooo:date-scale/>
            <chart:title svg:x="7.819cm" svg:y="9.814cm" chart:style-name="ch6">
              <text:p>Threads</text:p>
            </chart:title>
            <chart:categories table:cell-range-address="HoH.B2:HoH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98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3cm" chart:style-name="ch13">
              <text:p>Mean population</text:p>
            </chart:title>
          </chart:axis>
          <chart:series chart:attached-axis="primary-y" chart:style-name="ch14" chart:values-cell-range-address="HoH.G2:HoH.G11" chart:label-cell-address="HoH.G1:HoH.G1" chart:class="chart:bar">
            <chart:data-point chart:repeated="10"/>
          </chart:series>
          <chart:series chart:attached-axis="primary-y" chart:style-name="ch15" chart:values-cell-range-address="HoH.H2:HoH.H11" chart:label-cell-address="HoH.H1:HoH.H1" chart:class="chart:bar">
            <chart:data-point chart:repeated="10"/>
          </chart:series>
          <chart:series chart:attached-axis="primary-y" chart:style-name="ch16" chart:values-cell-range-address="HoH.I2:HoH.I11" chart:label-cell-address="HoH.I1:HoH.I1" chart:class="chart:bar">
            <chart:data-point chart:repeated="10"/>
          </chart:series>
          <chart:series chart:attached-axis="primary-y" chart:style-name="ch17" chart:values-cell-range-address="HoH.J2:HoH.J11" chart:label-cell-address="HoH.J1:HoH.J1" chart:class="chart:bar">
            <chart:data-point chart:repeated="10"/>
          </chart:series>
          <chart:series chart:attached-axis="secondary-y" chart:style-name="ch18" chart:values-cell-range-address="HoH.F2:HoH.F11" chart:label-cell-address="HoH.F1:HoH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HoH.G1:HoH.G1</svg:desc>
                </draw:g>
              </table:table-cell>
              <table:table-cell office:value-type="string">
                <text:p>Add/s</text:p>
                <draw:g>
                  <svg:desc>HoH.H1:HoH.H1</svg:desc>
                </draw:g>
              </table:table-cell>
              <table:table-cell office:value-type="string">
                <text:p>Remove/s</text:p>
                <draw:g>
                  <svg:desc>HoH.I1:HoH.I1</svg:desc>
                </draw:g>
              </table:table-cell>
              <table:table-cell office:value-type="string">
                <text:p>Contains/s</text:p>
                <draw:g>
                  <svg:desc>HoH.J1:HoH.J1</svg:desc>
                </draw:g>
              </table:table-cell>
              <table:table-cell office:value-type="string">
                <text:p>Population</text:p>
                <draw:g>
                  <svg:desc>HoH.F1:HoH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HoH.B2:HoH.B11</svg:desc>
                </draw:g>
              </table:table-cell>
              <table:table-cell office:value-type="float" office:value="39809">
                <text:p>39809</text:p>
                <draw:g>
                  <svg:desc>HoH.G2:HoH.G11</svg:desc>
                </draw:g>
              </table:table-cell>
              <table:table-cell office:value-type="float" office:value="13163.5">
                <text:p>13163.5</text:p>
                <draw:g>
                  <svg:desc>HoH.H2:HoH.H11</svg:desc>
                </draw:g>
              </table:table-cell>
              <table:table-cell office:value-type="float" office:value="13189">
                <text:p>13189</text:p>
                <draw:g>
                  <svg:desc>HoH.I2:HoH.I11</svg:desc>
                </draw:g>
              </table:table-cell>
              <table:table-cell office:value-type="float" office:value="13456.5">
                <text:p>13456.5</text:p>
                <draw:g>
                  <svg:desc>HoH.J2:HoH.J11</svg:desc>
                </draw:g>
              </table:table-cell>
              <table:table-cell office:value-type="float" office:value="4907">
                <text:p>4907</text:p>
                <draw:g>
                  <svg:desc>HoH.F2:HoH.F11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1807">
                <text:p>51807</text:p>
              </table:table-cell>
              <table:table-cell office:value-type="float" office:value="17106">
                <text:p>17106</text:p>
              </table:table-cell>
              <table:table-cell office:value-type="float" office:value="17110">
                <text:p>17110</text:p>
              </table:table-cell>
              <table:table-cell office:value-type="float" office:value="17591">
                <text:p>17591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1667">
                <text:p>41667</text:p>
              </table:table-cell>
              <table:table-cell office:value-type="float" office:value="13716">
                <text:p>13716</text:p>
              </table:table-cell>
              <table:table-cell office:value-type="float" office:value="14012">
                <text:p>14012</text:p>
              </table:table-cell>
              <table:table-cell office:value-type="float" office:value="13939">
                <text:p>13939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1473.5">
                <text:p>41473.5</text:p>
              </table:table-cell>
              <table:table-cell office:value-type="float" office:value="13746">
                <text:p>13746</text:p>
              </table:table-cell>
              <table:table-cell office:value-type="float" office:value="13864">
                <text:p>13864</text:p>
              </table:table-cell>
              <table:table-cell office:value-type="float" office:value="13863.5">
                <text:p>13863.5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8442">
                <text:p>38442</text:p>
              </table:table-cell>
              <table:table-cell office:value-type="float" office:value="12789">
                <text:p>12789</text:p>
              </table:table-cell>
              <table:table-cell office:value-type="float" office:value="12831">
                <text:p>12831</text:p>
              </table:table-cell>
              <table:table-cell office:value-type="float" office:value="12822">
                <text:p>12822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7669.5">
                <text:p>37669.5</text:p>
              </table:table-cell>
              <table:table-cell office:value-type="float" office:value="12557.5">
                <text:p>12557.5</text:p>
              </table:table-cell>
              <table:table-cell office:value-type="float" office:value="12557">
                <text:p>12557</text:p>
              </table:table-cell>
              <table:table-cell office:value-type="float" office:value="12555">
                <text:p>12555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8910">
                <text:p>38910</text:p>
              </table:table-cell>
              <table:table-cell office:value-type="float" office:value="12945.5">
                <text:p>12945.5</text:p>
              </table:table-cell>
              <table:table-cell office:value-type="float" office:value="12956.5">
                <text:p>12956.5</text:p>
              </table:table-cell>
              <table:table-cell office:value-type="float" office:value="13008">
                <text:p>13008</text:p>
              </table:table-cell>
              <table:table-cell office:value-type="float" office:value="4917">
                <text:p>491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8569.5">
                <text:p>38569.5</text:p>
              </table:table-cell>
              <table:table-cell office:value-type="float" office:value="12809.5">
                <text:p>12809.5</text:p>
              </table:table-cell>
              <table:table-cell office:value-type="float" office:value="12863.5">
                <text:p>12863.5</text:p>
              </table:table-cell>
              <table:table-cell office:value-type="float" office:value="12896.5">
                <text:p>12896.5</text:p>
              </table:table-cell>
              <table:table-cell office:value-type="float" office:value="4908">
                <text:p>490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5825">
                <text:p>35825</text:p>
              </table:table-cell>
              <table:table-cell office:value-type="float" office:value="11945">
                <text:p>11945</text:p>
              </table:table-cell>
              <table:table-cell office:value-type="float" office:value="11942.5">
                <text:p>11942.5</text:p>
              </table:table-cell>
              <table:table-cell office:value-type="float" office:value="11937.5">
                <text:p>11937.5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9053.5">
                <text:p>39053.5</text:p>
              </table:table-cell>
              <table:table-cell office:value-type="float" office:value="13012.5">
                <text:p>13012.5</text:p>
              </table:table-cell>
              <table:table-cell office:value-type="float" office:value="13017">
                <text:p>13017</text:p>
              </table:table-cell>
              <table:table-cell office:value-type="float" office:value="13024">
                <text:p>13024</text:p>
              </table:table-cell>
              <table:table-cell office:value-type="float" office:value="4922">
                <text:p>49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gap-width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5.481cm" svg:y="0.358cm" chart:style-name="ch2">
          <text:p>HoH List Timeline (6 threads)</text:p>
        </chart:title>
        <chart:plot-area chart:style-name="ch3" table:cell-range-address="HoH.F26:HoH.H84 HoH.F25:HoH.G25" chart:data-source-has-labels="both" svg:x="0.849cm" svg:y="1.158cm" svg:width="15.251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663cm" svg:y="10.57cm" chart:style-name="ch5">
              <text:p>Time (sec)</text:p>
            </chart:title>
            <chart:categories table:cell-range-address="HoH.H26:HoH.H84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96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28cm" chart:style-name="ch11">
              <text:p>Mean population</text:p>
            </chart:title>
          </chart:axis>
          <chart:series chart:attached-axis="primary-y" chart:style-name="ch12" chart:values-cell-range-address="HoH.G26:HoH.G84" chart:label-cell-address="HoH.G25:HoH.G25" chart:class="chart:bar">
            <chart:data-point chart:repeated="59"/>
          </chart:series>
          <chart:series chart:attached-axis="secondary-y" chart:style-name="ch13" chart:values-cell-range-address="HoH.F26:HoH.F84" chart:label-cell-address="HoH.F25:HoH.F25" chart:class="chart:line"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HoH.G25:HoH.G25</svg:desc>
                </draw:g>
              </table:table-cell>
              <table:table-cell office:value-type="string">
                <text:p>Population</text:p>
                <draw:g>
                  <svg:desc>HoH.F25:HoH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H.H26:HoH.H84</svg:desc>
                </draw:g>
              </table:table-cell>
              <table:table-cell office:value-type="float" office:value="56916">
                <text:p>56916</text:p>
                <draw:g>
                  <svg:desc>HoH.G26:HoH.G84</svg:desc>
                </draw:g>
              </table:table-cell>
              <table:table-cell office:value-type="float" office:value="5082">
                <text:p>5082</text:p>
                <draw:g>
                  <svg:desc>HoH.F26:HoH.F8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2262.5">
                <text:p>52262.5</text:p>
              </table:table-cell>
              <table:table-cell office:value-type="float" office:value="5017">
                <text:p>50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026">
                <text:p>49026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1175.5">
                <text:p>51175.5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9960">
                <text:p>49960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0628">
                <text:p>50628</text:p>
              </table:table-cell>
              <table:table-cell office:value-type="float" office:value="4955">
                <text:p>49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788.5">
                <text:p>46788.5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2725">
                <text:p>52725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3116">
                <text:p>53116</text:p>
              </table:table-cell>
              <table:table-cell office:value-type="float" office:value="5095">
                <text:p>50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076">
                <text:p>53076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3258.5">
                <text:p>53258.5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6809.5">
                <text:p>56809.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5761">
                <text:p>55761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4971">
                <text:p>54971</text:p>
              </table:table-cell>
              <table:table-cell office:value-type="float" office:value="4715">
                <text:p>47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1672">
                <text:p>51672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1950">
                <text:p>51950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3677.5">
                <text:p>53677.5</text:p>
              </table:table-cell>
              <table:table-cell office:value-type="float" office:value="4952">
                <text:p>495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0946.5">
                <text:p>50946.5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0615.5">
                <text:p>50615.5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1393.5">
                <text:p>51393.5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4187">
                <text:p>54187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9159">
                <text:p>49159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1353.5">
                <text:p>51353.5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717">
                <text:p>48717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3926.5">
                <text:p>53926.5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3138.5">
                <text:p>53138.5</text:p>
              </table:table-cell>
              <table:table-cell office:value-type="float" office:value="5143">
                <text:p>514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1312.5">
                <text:p>51312.5</text:p>
              </table:table-cell>
              <table:table-cell office:value-type="float" office:value="4894">
                <text:p>489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7371.5">
                <text:p>47371.5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7265.5">
                <text:p>57265.5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835.5">
                <text:p>50835.5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8120">
                <text:p>48120</text:p>
              </table:table-cell>
              <table:table-cell office:value-type="float" office:value="5244">
                <text:p>52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7187.5">
                <text:p>47187.5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3905.5">
                <text:p>53905.5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3765">
                <text:p>53765</text:p>
              </table:table-cell>
              <table:table-cell office:value-type="float" office:value="5222">
                <text:p>522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2101.5">
                <text:p>52101.5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3996">
                <text:p>53996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7375">
                <text:p>57375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3239.5">
                <text:p>53239.5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3117">
                <text:p>53117</text:p>
              </table:table-cell>
              <table:table-cell office:value-type="float" office:value="5081">
                <text:p>508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3462.5">
                <text:p>53462.5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5951">
                <text:p>55951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2816">
                <text:p>52816</text:p>
              </table:table-cell>
              <table:table-cell office:value-type="float" office:value="5426">
                <text:p>542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54268.5">
                <text:p>54268.5</text:p>
              </table:table-cell>
              <table:table-cell office:value-type="float" office:value="4997">
                <text:p>499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3347.5">
                <text:p>53347.5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6718">
                <text:p>56718</text:p>
              </table:table-cell>
              <table:table-cell office:value-type="float" office:value="4875">
                <text:p>487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3899">
                <text:p>5389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52766.5">
                <text:p>52766.5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4925.5">
                <text:p>54925.5</text:p>
              </table:table-cell>
              <table:table-cell office:value-type="float" office:value="5157">
                <text:p>515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55088">
                <text:p>55088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2937">
                <text:p>52937</text:p>
              </table:table-cell>
              <table:table-cell office:value-type="float" office:value="5224">
                <text:p>522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52489.5">
                <text:p>52489.5</text:p>
              </table:table-cell>
              <table:table-cell office:value-type="float" office:value="4985">
                <text:p>498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55053.5">
                <text:p>55053.5</text:p>
              </table:table-cell>
              <table:table-cell office:value-type="float" office:value="5067">
                <text:p>506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52478">
                <text:p>52478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52022.5">
                <text:p>52022.5</text:p>
              </table:table-cell>
              <table:table-cell office:value-type="float" office:value="4947">
                <text:p>494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1846">
                <text:p>51846</text:p>
              </table:table-cell>
              <table:table-cell office:value-type="float" office:value="4949">
                <text:p>494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55613">
                <text:p>55613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50460.5">
                <text:p>50460.5</text:p>
              </table:table-cell>
              <table:table-cell office:value-type="float" office:value="4715">
                <text:p>471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53827">
                <text:p>53827</text:p>
              </table:table-cell>
              <table:table-cell office:value-type="float" office:value="4887">
                <text:p>488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51703.5">
                <text:p>51703.5</text:p>
              </table:table-cell>
              <table:table-cell office:value-type="float" office:value="5106">
                <text:p>51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1 2 3 4 0" chart:style-name="ch1">
        <chart:title svg:x="5.653cm" svg:y="0.358cm" chart:style-name="ch2">
          <text:p>HoH Contains lock-free List</text:p>
        </chart:title>
        <chart:legend svg:x="1.344cm" svg:y="10.397cm" style:legend-expansion="custom" chartooo:width="14.07cm" chartooo:height="0.573cm" style:legend-expansion-aspect-ratio="24.5549738219895" chart:style-name="ch3"/>
        <chart:plot-area chart:style-name="ch4" table:cell-range-address="'HoH Contains lock-free'.B2:'HoH Contains lock-free'.B11 'HoH Contains lock-free'.F1:'HoH Contains lock-free'.J11" chart:data-source-has-labels="both" svg:x="0.663cm" svg:y="0.954cm" svg:width="15.433cm" svg:height="8.86cm">
          <chartooo:coordinate-region svg:x="2.025cm" svg:y="1.154cm" svg:width="13.078cm" svg:height="8.013cm"/>
          <chart:axis chart:dimension="x" chart:name="primary-x" chart:style-name="ch5" chartooo:axis-type="auto">
            <chartooo:date-scale/>
            <chart:title svg:x="7.819cm" svg:y="9.814cm" chart:style-name="ch6">
              <text:p>Threads</text:p>
            </chart:title>
            <chart:categories table:cell-range-address="'HoH Contains lock-free'.B2:'HoH Contains lock-free'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97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29cm" chart:style-name="ch13">
              <text:p>Mean population</text:p>
            </chart:title>
          </chart:axis>
          <chart:series chart:attached-axis="primary-y" chart:style-name="ch14" chart:values-cell-range-address="'HoH Contains lock-free'.G2:'HoH Contains lock-free'.G11" chart:label-cell-address="'HoH Contains lock-free'.G1:'HoH Contains lock-free'.G1" chart:class="chart:bar">
            <chart:data-point chart:repeated="10"/>
          </chart:series>
          <chart:series chart:attached-axis="primary-y" chart:style-name="ch15" chart:values-cell-range-address="'HoH Contains lock-free'.H2:'HoH Contains lock-free'.H11" chart:label-cell-address="'HoH Contains lock-free'.H1:'HoH Contains lock-free'.H1" chart:class="chart:bar">
            <chart:data-point chart:repeated="10"/>
          </chart:series>
          <chart:series chart:attached-axis="primary-y" chart:style-name="ch16" chart:values-cell-range-address="'HoH Contains lock-free'.I2:'HoH Contains lock-free'.I11" chart:label-cell-address="'HoH Contains lock-free'.I1:'HoH Contains lock-free'.I1" chart:class="chart:bar">
            <chart:data-point chart:repeated="10"/>
          </chart:series>
          <chart:series chart:attached-axis="primary-y" chart:style-name="ch17" chart:values-cell-range-address="'HoH Contains lock-free'.J2:'HoH Contains lock-free'.J11" chart:label-cell-address="'HoH Contains lock-free'.J1:'HoH Contains lock-free'.J1" chart:class="chart:bar">
            <chart:data-point chart:repeated="10"/>
          </chart:series>
          <chart:series chart:attached-axis="secondary-y" chart:style-name="ch18" chart:values-cell-range-address="'HoH Contains lock-free'.F2:'HoH Contains lock-free'.F11" chart:label-cell-address="'HoH Contains lock-free'.F1:'HoH Contains lock-free'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'HoH Contains lock-free'.G1:'HoH Contains lock-free'.G1</svg:desc>
                </draw:g>
              </table:table-cell>
              <table:table-cell office:value-type="string">
                <text:p>Add/s</text:p>
                <draw:g>
                  <svg:desc>'HoH Contains lock-free'.H1:'HoH Contains lock-free'.H1</svg:desc>
                </draw:g>
              </table:table-cell>
              <table:table-cell office:value-type="string">
                <text:p>Remove/s</text:p>
                <draw:g>
                  <svg:desc>'HoH Contains lock-free'.I1:'HoH Contains lock-free'.I1</svg:desc>
                </draw:g>
              </table:table-cell>
              <table:table-cell office:value-type="string">
                <text:p>Contains/s</text:p>
                <draw:g>
                  <svg:desc>'HoH Contains lock-free'.J1:'HoH Contains lock-free'.J1</svg:desc>
                </draw:g>
              </table:table-cell>
              <table:table-cell office:value-type="string">
                <text:p>Population</text:p>
                <draw:g>
                  <svg:desc>'HoH Contains lock-free'.F1:'HoH Contains lock-free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HoH Contains lock-free'.B2:'HoH Contains lock-free'.B11</svg:desc>
                </draw:g>
              </table:table-cell>
              <table:table-cell office:value-type="float" office:value="46530">
                <text:p>46530</text:p>
                <draw:g>
                  <svg:desc>'HoH Contains lock-free'.G2:'HoH Contains lock-free'.G11</svg:desc>
                </draw:g>
              </table:table-cell>
              <table:table-cell office:value-type="float" office:value="13486">
                <text:p>13486</text:p>
                <draw:g>
                  <svg:desc>'HoH Contains lock-free'.H2:'HoH Contains lock-free'.H11</svg:desc>
                </draw:g>
              </table:table-cell>
              <table:table-cell office:value-type="float" office:value="13504.5">
                <text:p>13504.5</text:p>
                <draw:g>
                  <svg:desc>'HoH Contains lock-free'.I2:'HoH Contains lock-free'.I11</svg:desc>
                </draw:g>
              </table:table-cell>
              <table:table-cell office:value-type="float" office:value="19539.5">
                <text:p>19539.5</text:p>
                <draw:g>
                  <svg:desc>'HoH Contains lock-free'.J2:'HoH Contains lock-free'.J11</svg:desc>
                </draw:g>
              </table:table-cell>
              <table:table-cell office:value-type="float" office:value="4913">
                <text:p>4913</text:p>
                <draw:g>
                  <svg:desc>'HoH Contains lock-free'.F2:'HoH Contains lock-free'.F11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6298">
                <text:p>76298</text:p>
              </table:table-cell>
              <table:table-cell office:value-type="float" office:value="17341.5">
                <text:p>17341.5</text:p>
              </table:table-cell>
              <table:table-cell office:value-type="float" office:value="18322">
                <text:p>18322</text:p>
              </table:table-cell>
              <table:table-cell office:value-type="float" office:value="40634.5">
                <text:p>40634.5</text:p>
              </table:table-cell>
              <table:table-cell office:value-type="float" office:value="4797">
                <text:p>479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9091.5">
                <text:p>89091.5</text:p>
              </table:table-cell>
              <table:table-cell office:value-type="float" office:value="12745">
                <text:p>12745</text:p>
              </table:table-cell>
              <table:table-cell office:value-type="float" office:value="12888">
                <text:p>12888</text:p>
              </table:table-cell>
              <table:table-cell office:value-type="float" office:value="63458.5">
                <text:p>63458.5</text:p>
              </table:table-cell>
              <table:table-cell office:value-type="float" office:value="4897">
                <text:p>48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9001">
                <text:p>109001</text:p>
              </table:table-cell>
              <table:table-cell office:value-type="float" office:value="9380">
                <text:p>9380</text:p>
              </table:table-cell>
              <table:table-cell office:value-type="float" office:value="9398.5">
                <text:p>9398.5</text:p>
              </table:table-cell>
              <table:table-cell office:value-type="float" office:value="90222.5">
                <text:p>90222.5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1473.5">
                <text:p>131473.5</text:p>
              </table:table-cell>
              <table:table-cell office:value-type="float" office:value="6842">
                <text:p>6842</text:p>
              </table:table-cell>
              <table:table-cell office:value-type="float" office:value="6818">
                <text:p>6818</text:p>
              </table:table-cell>
              <table:table-cell office:value-type="float" office:value="117813.5">
                <text:p>117813.5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6107.5">
                <text:p>156107.5</text:p>
              </table:table-cell>
              <table:table-cell office:value-type="float" office:value="4263.5">
                <text:p>4263.5</text:p>
              </table:table-cell>
              <table:table-cell office:value-type="float" office:value="4253">
                <text:p>4253</text:p>
              </table:table-cell>
              <table:table-cell office:value-type="float" office:value="147591">
                <text:p>147591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4146.5">
                <text:p>214146.5</text:p>
              </table:table-cell>
              <table:table-cell office:value-type="float" office:value="1692">
                <text:p>1692</text:p>
              </table:table-cell>
              <table:table-cell office:value-type="float" office:value="1710">
                <text:p>1710</text:p>
              </table:table-cell>
              <table:table-cell office:value-type="float" office:value="210744.5">
                <text:p>210744.5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4594">
                <text:p>164594</text:p>
              </table:table-cell>
              <table:table-cell office:value-type="float" office:value="4105">
                <text:p>4105</text:p>
              </table:table-cell>
              <table:table-cell office:value-type="float" office:value="4096">
                <text:p>4096</text:p>
              </table:table-cell>
              <table:table-cell office:value-type="float" office:value="156393">
                <text:p>156393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68099">
                <text:p>168099</text:p>
              </table:table-cell>
              <table:table-cell office:value-type="float" office:value="3667">
                <text:p>3667</text:p>
              </table:table-cell>
              <table:table-cell office:value-type="float" office:value="3678.5">
                <text:p>3678.5</text:p>
              </table:table-cell>
              <table:table-cell office:value-type="float" office:value="160753.5">
                <text:p>160753.5</text:p>
              </table:table-cell>
              <table:table-cell office:value-type="float" office:value="4897">
                <text:p>48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1167">
                <text:p>151167</text:p>
              </table:table-cell>
              <table:table-cell office:value-type="float" office:value="2673">
                <text:p>2673</text:p>
              </table:table-cell>
              <table:table-cell office:value-type="float" office:value="2670.5">
                <text:p>2670.5</text:p>
              </table:table-cell>
              <table:table-cell office:value-type="float" office:value="145823.5">
                <text:p>145823.5</text:p>
              </table:table-cell>
              <table:table-cell office:value-type="float" office:value="4924">
                <text:p>49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gap-width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3.603cm" svg:y="0.358cm" chart:style-name="ch2">
          <text:p>HoH Contains lock-free List Timeline (9 threads)</text:p>
        </chart:title>
        <chart:plot-area chart:style-name="ch3" table:cell-range-address="'HoH Contains lock-free'.F26:'HoH Contains lock-free'.H84 'HoH Contains lock-free'.F25:'HoH Contains lock-free'.G25" chart:data-source-has-labels="both" svg:x="0.664cm" svg:y="1.158cm" svg:width="15.436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571cm" svg:y="10.57cm" chart:style-name="ch5">
              <text:p>Time (sec)</text:p>
            </chart:title>
            <chart:categories table:cell-range-address="'HoH Contains lock-free'.H26:'HoH Contains lock-free'.H84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95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27cm" chart:style-name="ch11">
              <text:p>Mean population</text:p>
            </chart:title>
          </chart:axis>
          <chart:series chart:attached-axis="primary-y" chart:style-name="ch12" chart:values-cell-range-address="'HoH Contains lock-free'.G26:'HoH Contains lock-free'.G84" chart:label-cell-address="'HoH Contains lock-free'.G25:'HoH Contains lock-free'.G25" chart:class="chart:bar">
            <chart:data-point chart:repeated="59"/>
          </chart:series>
          <chart:series chart:attached-axis="secondary-y" chart:style-name="ch13" chart:values-cell-range-address="'HoH Contains lock-free'.F26:'HoH Contains lock-free'.F84" chart:label-cell-address="'HoH Contains lock-free'.F25:'HoH Contains lock-free'.F25" chart:class="chart:line"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'HoH Contains lock-free'.G25:'HoH Contains lock-free'.G25</svg:desc>
                </draw:g>
              </table:table-cell>
              <table:table-cell office:value-type="string">
                <text:p>Population</text:p>
                <draw:g>
                  <svg:desc>'HoH Contains lock-free'.F25:'HoH Contains lock-free'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HoH Contains lock-free'.H26:'HoH Contains lock-free'.H84</svg:desc>
                </draw:g>
              </table:table-cell>
              <table:table-cell office:value-type="float" office:value="202616.5">
                <text:p>202616.5</text:p>
                <draw:g>
                  <svg:desc>'HoH Contains lock-free'.G26:'HoH Contains lock-free'.G84</svg:desc>
                </draw:g>
              </table:table-cell>
              <table:table-cell office:value-type="float" office:value="4998">
                <text:p>4998</text:p>
                <draw:g>
                  <svg:desc>'HoH Contains lock-free'.F26:'HoH Contains lock-free'.F8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6098.5">
                <text:p>106098.5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9951">
                <text:p>89951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118.5">
                <text:p>88118.5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9418">
                <text:p>89418</text:p>
              </table:table-cell>
              <table:table-cell office:value-type="float" office:value="5032">
                <text:p>503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8936">
                <text:p>88936</text:p>
              </table:table-cell>
              <table:table-cell office:value-type="float" office:value="4972">
                <text:p>49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7165">
                <text:p>87165</text:p>
              </table:table-cell>
              <table:table-cell office:value-type="float" office:value="4935">
                <text:p>49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7396.5">
                <text:p>87396.5</text:p>
              </table:table-cell>
              <table:table-cell office:value-type="float" office:value="4962">
                <text:p>49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7587.5">
                <text:p>87587.5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7786">
                <text:p>87786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5016.5">
                <text:p>85016.5</text:p>
              </table:table-cell>
              <table:table-cell office:value-type="float" office:value="5032">
                <text:p>50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6749.5">
                <text:p>106749.5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3810.5">
                <text:p>93810.5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2357">
                <text:p>82357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7970.5">
                <text:p>87970.5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2267.5">
                <text:p>82267.5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2976.5">
                <text:p>82976.5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2502.5">
                <text:p>82502.5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3366">
                <text:p>83366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442.5">
                <text:p>106442.5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8388">
                <text:p>88388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8104">
                <text:p>88104</text:p>
              </table:table-cell>
              <table:table-cell office:value-type="float" office:value="5011">
                <text:p>501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9939">
                <text:p>89939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6962">
                <text:p>86962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3795">
                <text:p>83795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5467">
                <text:p>85467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4127">
                <text:p>84127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8078">
                <text:p>88078</text:p>
              </table:table-cell>
              <table:table-cell office:value-type="float" office:value="5006">
                <text:p>500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08682.5">
                <text:p>108682.5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6725">
                <text:p>86725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3280.5">
                <text:p>83280.5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8965">
                <text:p>78965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9948">
                <text:p>79948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0377">
                <text:p>80377</text:p>
              </table:table-cell>
              <table:table-cell office:value-type="float" office:value="4934">
                <text:p>49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1165.5">
                <text:p>81165.5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6310">
                <text:p>86310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5318">
                <text:p>105318</text:p>
              </table:table-cell>
              <table:table-cell office:value-type="float" office:value="4935">
                <text:p>493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8547.5">
                <text:p>88547.5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8653">
                <text:p>88653</text:p>
              </table:table-cell>
              <table:table-cell office:value-type="float" office:value="4985">
                <text:p>498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7468">
                <text:p>87468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90188">
                <text:p>90188</text:p>
              </table:table-cell>
              <table:table-cell office:value-type="float" office:value="5021">
                <text:p>502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8652">
                <text:p>88652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9460.5">
                <text:p>89460.5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5367">
                <text:p>85367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0097.5">
                <text:p>80097.5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07575.5">
                <text:p>107575.5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84586.5">
                <text:p>84586.5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87132.5">
                <text:p>87132.5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8611.5">
                <text:p>88611.5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3306">
                <text:p>83306</text:p>
              </table:table-cell>
              <table:table-cell office:value-type="float" office:value="4997">
                <text:p>499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83192.5">
                <text:p>83192.5</text:p>
              </table:table-cell>
              <table:table-cell office:value-type="float" office:value="5011">
                <text:p>501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86567">
                <text:p>86567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85232.5">
                <text:p>85232.5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7178">
                <text:p>87178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4176">
                <text:p>104176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93992">
                <text:p>93992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87000">
                <text:p>87000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86658">
                <text:p>86658</text:p>
              </table:table-cell>
              <table:table-cell office:value-type="float" office:value="4988">
                <text:p>498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87729">
                <text:p>87729</text:p>
              </table:table-cell>
              <table:table-cell office:value-type="float" office:value="4973">
                <text:p>49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